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13" style:family="table-column">
      <style:table-column-properties fo:break-before="auto" style:column-width="2.267cm"/>
    </style:style>
    <style:style style:name="co25" style:family="table-column">
      <style:table-column-properties fo:break-before="auto" style:column-width="10.571cm"/>
    </style:style>
    <style:style style:name="co26" style:family="table-column">
      <style:table-column-properties fo:break-before="auto" style:column-width="11.904cm"/>
    </style:style>
    <style:style style:name="co27" style:family="table-column">
      <style:table-column-properties fo:break-before="auto" style:column-width="10.462cm"/>
    </style:style>
    <style:style style:name="co28" style:family="table-column">
      <style:table-column-properties fo:break-before="auto" style:column-width="8.809cm"/>
    </style:style>
    <style:style style:name="co9" style:family="table-column">
      <style:table-column-properties fo:break-before="auto" style:column-width="3.226cm"/>
    </style:style>
    <style:style style:name="co10" style:family="table-column">
      <style:table-column-properties fo:break-before="auto" style:column-width="2.589cm"/>
    </style:style>
    <style:style style:name="co11" style:family="table-column">
      <style:table-column-properties fo:break-before="auto" style:column-width="8.274cm"/>
    </style:style>
    <style:style style:name="co12" style:family="table-column">
      <style:table-column-properties fo:break-before="auto" style:column-width="2.852cm"/>
    </style:style>
    <style:style style:name="co14" style:family="table-column">
      <style:table-column-properties fo:break-before="auto" style:column-width="1.558cm"/>
    </style:style>
    <style:style style:name="co15" style:family="table-column">
      <style:table-column-properties fo:break-before="auto" style:column-width="8.999cm"/>
    </style:style>
    <style:style style:name="co16" style:family="table-column">
      <style:table-column-properties fo:break-before="auto" style:column-width="4.06cm"/>
    </style:style>
    <style:style style:name="co17" style:family="table-column">
      <style:table-column-properties fo:break-before="auto" style:column-width="1.864cm"/>
    </style:style>
    <style:style style:name="co18" style:family="table-column">
      <style:table-column-properties fo:break-before="auto" style:column-width="3.073cm"/>
    </style:style>
    <style:style style:name="co19" style:family="table-column">
      <style:table-column-properties fo:break-before="auto" style:column-width="3.247cm"/>
    </style:style>
    <style:style style:name="co20" style:family="table-column">
      <style:table-column-properties fo:break-before="auto" style:column-width="3.161cm"/>
    </style:style>
    <style:style style:name="co21" style:family="table-column">
      <style:table-column-properties fo:break-before="auto" style:column-width="8.976cm"/>
    </style:style>
    <style:style style:name="co22" style:family="table-column">
      <style:table-column-properties fo:break-before="auto" style:column-width="3.468cm"/>
    </style:style>
    <style:style style:name="co23" style:family="table-column">
      <style:table-column-properties fo:break-before="auto" style:column-width="2.633cm"/>
    </style:style>
    <style:style style:name="co24" style:family="table-column">
      <style:table-column-properties fo:break-before="auto" style:column-width="2.085cm"/>
    </style:style>
    <style:style style:name="ro1" style:family="table-row">
      <style:table-row-properties style:row-height="0.452cm" fo:break-before="auto" style:use-optimal-row-height="true"/>
    </style:style>
    <style:style style:name="ro2" style:family="table-row">
      <style:table-row-properties style:row-height="0.87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36cm" fo:break-before="auto" style:use-optimal-row-height="true"/>
    </style:style>
    <style:style style:name="ro5" style:family="table-row">
      <style:table-row-properties style:row-height="3.678cm" fo:break-before="auto" style:use-optimal-row-height="false"/>
    </style:style>
    <style:style style:name="ro6" style:family="table-row">
      <style:table-row-properties style:row-height="0.79cm" fo:break-before="auto" style:use-optimal-row-height="true"/>
    </style:style>
    <style:style style:name="ro7" style:family="table-row">
      <style:table-row-properties style:row-height="0.476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788cm" fo:break-before="auto" style:use-optimal-row-height="true"/>
    </style:style>
    <style:style style:name="ro10" style:family="table-row">
      <style:table-row-properties style:row-height="0.873cm" fo:break-before="auto" style:use-optimal-row-height="false"/>
    </style:style>
    <style:style style:name="ro11" style:family="table-row">
      <style:table-row-properties style:row-height="0.609cm" fo:break-before="auto" style:use-optimal-row-height="false"/>
    </style:style>
    <style:style style:name="ro12" style:family="table-row">
      <style:table-row-properties style:row-height="0.688cm" fo:break-before="auto" style:use-optimal-row-height="false"/>
    </style:style>
    <style:style style:name="ro13" style:family="table-row">
      <style:table-row-properties style:row-height="0.794cm" fo:break-before="auto" style:use-optimal-row-height="false"/>
    </style:style>
    <style:style style:name="ro14" style:family="table-row">
      <style:table-row-properties style:row-height="0.9cm" fo:break-before="auto" style:use-optimal-row-height="false"/>
    </style:style>
    <style:style style:name="ro15" style:family="table-row">
      <style:table-row-properties style:row-height="0.926cm" fo:break-before="auto" style:use-optimal-row-height="false"/>
    </style:style>
    <style:style style:name="ro16" style:family="table-row">
      <style:table-row-properties style:row-height="0.847cm" fo:break-before="auto" style:use-optimal-row-height="false"/>
    </style:style>
    <style:style style:name="ta1" style:family="table" style:master-page-name="PageStyle_5f_Title_20_and_20_License">
      <style:table-properties table:display="true" style:writing-mode="lr-tb"/>
    </style:style>
    <style:style style:name="ta6" style:family="table" style:master-page-name="Default">
      <style:table-properties table:display="true" style:writing-mode="lr-tb"/>
    </style:style>
    <style:style style:name="ta3" style:family="table" style:master-page-name="PageStyle_5f_Category_20_Ranking">
      <style:table-properties table:display="true" style:writing-mode="lr-tb"/>
    </style:style>
    <style:style style:name="ta4" style:family="table" style:master-page-name="PageStyle_5f_Category_20_Rating_20_and_20_Metrics">
      <style:table-properties table:display="true" style:writing-mode="lr-tb"/>
    </style:style>
    <style:style style:name="ta5"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0.002cm solid #000000"/>
    </style:style>
    <style:style style:name="ce101" style:family="table-cell" style:parent-style-name="Default">
      <style:table-cell-properties fo:border="0.002cm solid #000000"/>
      <style:text-properties style:font-name="Arial" fo:font-size="9pt" style:font-name-asian="Bitstream Vera Sans1" style:font-size-asian="9pt" style:font-name-complex="Tahoma" style:font-size-complex="9pt"/>
    </style:style>
    <style:style style:name="ce102" style:family="table-cell" style:parent-style-name="Default">
      <style:table-cell-properties style:text-align-source="fix" style:repeat-content="false" fo:border="none"/>
      <style:paragraph-properties fo:text-align="center" fo:margin-left="0cm"/>
      <style:text-properties fo:color="#0000ff" fo:font-weight="bold" style:font-weight-asian="bold" style:font-weight-complex="bold"/>
    </style:style>
    <style:style style:name="ce103" style:family="table-cell" style:parent-style-name="Default">
      <style:table-cell-properties fo:background-color="#47b8b8" fo:border="0.002cm solid #000000"/>
    </style:style>
    <style:style style:name="ce99" style:family="table-cell" style:parent-style-name="Default">
      <style:table-cell-properties fo:background-color="#47b8b8" style:text-align-source="fix" style:repeat-content="false" fo:border="0.002cm solid #000000"/>
      <style:paragraph-properties fo:text-align="center" fo:margin-left="0cm"/>
      <style:text-properties fo:color="#000000" fo:font-weight="bold" style:font-weight-asian="bold" style:font-weight-complex="bold"/>
    </style:style>
    <style:style style:name="ce11"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Page_20_Summary_20_Headings" style:data-style-name="N0">
      <style:table-cell-properties style:cell-protect="protected" style:print-content="true" style:diagonal-bl-tr="none" style:diagonal-tl-br="none" fo:border="none"/>
    </style:style>
    <style:style style:name="ce13"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 style:family="table-cell" style:parent-style-name="Default">
      <style:table-cell-properties fo:border="none"/>
    </style:style>
    <style:style style:name="ce16" style:family="table-cell" style:parent-style-name="Category_20_Summary_20_Headings" style:data-style-name="N0">
      <style:table-cell-properties style:cell-protect="protected" style:print-content="true" style:diagonal-bl-tr="none" style:diagonal-tl-br="none" fo:border="none"/>
    </style:style>
    <style:style style:name="ce17" style:family="table-cell" style:parent-style-name="Editable_20_Cell" style:data-style-name="N0">
      <style:table-cell-properties style:cell-protect="protected" style:print-content="true" style:diagonal-bl-tr="none" style:diagonal-tl-br="none" fo:border="none"/>
    </style:style>
    <style:style style:name="ce18" style:family="table-cell" style:parent-style-name="Total_20_Summary_20_Headings" style:data-style-name="N0">
      <style:table-cell-properties style:cell-protect="protected" style:print-content="true" style:diagonal-bl-tr="none" style:diagonal-tl-br="none" fo:border="none"/>
    </style:style>
    <style:style style:name="ce19" style:family="table-cell" style:parent-style-name="Page_20_Summary_20_Content" style:data-style-name="N0">
      <style:table-cell-properties style:cell-protect="protected" style:print-content="true" style:diagonal-bl-tr="none" style:diagonal-tl-br="none" fo:border="none"/>
    </style:style>
    <style:style style:name="ce20" style:family="table-cell" style:parent-style-name="Editable_20_Cell" style:data-style-name="N11">
      <style:table-cell-properties style:cell-protect="protected" style:print-content="true" style:diagonal-bl-tr="none" style:diagonal-tl-br="none" fo:border="none"/>
    </style:style>
    <style:style style:name="ce21" style:family="table-cell" style:parent-style-name="Total_20_Summary_20_Values" style:data-style-name="N11">
      <style:table-cell-properties style:cell-protect="protected" style:print-content="true" style:diagonal-bl-tr="none" style:diagonal-tl-br="none" fo:border="none"/>
    </style:style>
    <style:style style:name="ce22"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cell-protect="protected" style:print-content="true" style:diagonal-bl-tr="none" style:diagonal-tl-br="none" fo:border="none"/>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data-style-name="N5118">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 style:family="table-cell" style:parent-style-name="Default" style:data-style-name="N5118">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Summary_20_Headings" style:data-style-name="N0">
      <style:table-cell-properties style:cell-protect="protected" style:print-content="true" style:diagonal-bl-tr="none" style:diagonal-tl-br="none" fo:border="none"/>
    </style:style>
    <style:style style:name="ce52"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5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9" style:family="table-cell" style:parent-style-name="Category_20_Summary_20_Content" style:data-style-name="N0">
      <style:table-cell-properties style:cell-protect="protected" style:print-content="true" style:diagonal-bl-tr="none" style:diagonal-tl-br="none" fo:border="none"/>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underline-style="none"/>
    </style:style>
    <style:style style:name="ce67"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data-style-name="N10"/>
    <style:style style:name="ce7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5"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5" style:family="text">
      <style:text-properties style:font-name-asian="Bitstream Vera Sans1" style:font-size-asian="9pt" style:font-name-complex="Tahoma" style:font-size-complex="9pt"/>
    </style:style>
    <style:style style:name="T3"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6"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7"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5" table:table="1"/>
          <office:change-info>
            <dc:creator>Rex Bennett</dc:creator>
            <dc:date>2006-02-06T18:44:02</dc:date>
          </office:change-info>
          <table:previous>
            <table:change-track-table-cell table:cell-address="'Category Ranking'.D26" table:formula="of:=SUM([.D13:.D23])" office:value-type="float" office:value="0.88"/>
          </table:previous>
        </table:cell-content-change>
        <table:cell-content-change table:id="ct2">
          <table:cell-address table:column="5" table:row="130" table:table="2"/>
          <office:change-info>
            <dc:creator>Rex Bennett</dc:creator>
            <dc:date>2006-02-06T18:44:02</dc:date>
          </office:change-info>
          <table:previous>
            <table:change-track-table-cell table:cell-address="'Category Rating and Metrics'.F131" table:formula="of:=SUM([.F147:.F169])" office:value-type="float" office:value="0.2"/>
          </table:previous>
        </table:cell-content-change>
        <table:cell-content-change table:id="ct3">
          <table:cell-address table:column="5" table:row="223" table:table="2"/>
          <office:change-info>
            <dc:creator>Rex Bennett</dc:creator>
            <dc:date>2006-02-06T18:44:02</dc:date>
          </office:change-info>
          <table:previous>
            <table:change-track-table-cell table:cell-address="'Category Rating and Metrics'.F224" table:formula="of:=SUM([.F227:.F249])" office:value-type="float" office:value="3.75"/>
          </table:previous>
        </table:cell-content-change>
        <table:cell-content-change table:id="ct4">
          <table:cell-address table:column="1" table:row="352"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62"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09"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293"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281"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34</dc:date>
          </office:change-info>
          <table:previous>
            <table:change-track-table-cell/>
          </table:previous>
        </table:cell-content-change>
        <table:cell-content-change table:id="ct43">
          <table:cell-address table:column="4" table:row="20" table:table="1"/>
          <office:change-info>
            <dc:creator>Isabel Lafuente</dc:creator>
            <dc:date>2009-02-21T17:53:17</dc:date>
          </office:change-info>
          <table:previous>
            <table:change-track-table-cell/>
          </table:previous>
        </table:cell-content-change>
        <table:cell-content-change table:id="ct44">
          <table:cell-address table:column="4" table:row="21" table:table="1"/>
          <office:change-info>
            <dc:creator>Isabel Lafuente</dc:creator>
            <dc:date>2009-02-21T17:53:48</dc:date>
          </office:change-info>
          <table:previous>
            <table:change-track-table-cell/>
          </table:previous>
        </table:cell-content-change>
        <table:cell-content-change table:id="ct45">
          <table:cell-address table:column="4" table:row="22"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48</dc:date>
          </office:change-info>
          <table:previous>
            <table:change-track-table-cell/>
          </table:previous>
        </table:cell-content-change>
        <table:cell-content-change table:id="ct52">
          <table:cell-address table:column="2" table:row="25"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35</dc:date>
          </office:change-info>
          <table:previous>
            <table:change-track-table-cell/>
          </table:previous>
        </table:cell-content-change>
        <table:cell-content-change table:id="ct54">
          <table:cell-address table:column="3" table:row="14"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55</dc:date>
          </office:change-info>
          <table:previous>
            <table:change-track-table-cell/>
          </table:previous>
        </table:cell-content-change>
        <table:cell-content-change table:id="ct58">
          <table:cell-address table:column="4" table:row="14"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22</dc:date>
          </office:change-info>
          <table:previous>
            <table:change-track-table-cell/>
          </table:previous>
        </table:cell-content-change>
        <table:cell-content-change table:id="ct62">
          <table:cell-address table:column="3" table:row="55"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32</dc:date>
          </office:change-info>
          <table:previous>
            <table:change-track-table-cell/>
          </table:previous>
        </table:cell-content-change>
        <table:cell-content-change table:id="ct65">
          <table:cell-address table:column="3" table:row="146"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26</dc:date>
          </office:change-info>
          <table:previous table:id="ct67">
            <table:change-track-table-cell/>
          </table:previous>
        </table:cell-content-change>
        <table:cell-content-change table:id="ct69">
          <table:cell-address table:column="2" table:row="159" table:table="2"/>
          <office:change-info>
            <dc:creator>Isabel Lafuente</dc:creator>
            <dc:date>2009-03-23T15:32:33</dc:date>
          </office:change-info>
          <table:previous>
            <table:change-track-table-cell/>
          </table:previous>
        </table:cell-content-change>
        <table:cell-content-change table:id="ct70">
          <table:cell-address table:column="3" table:row="159"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31</dc:date>
          </office:change-info>
          <table:previous>
            <table:change-track-table-cell/>
          </table:previous>
        </table:cell-content-change>
        <table:cell-content-change table:id="ct73">
          <table:cell-address table:column="3" table:row="174"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39</dc:date>
          </office:change-info>
          <table:previous>
            <table:change-track-table-cell/>
          </table:previous>
        </table:cell-content-change>
        <table:cell-content-change table:id="ct76">
          <table:cell-address table:column="3" table:row="20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28</dc:date>
          </office:change-info>
          <table:previous>
            <table:change-track-table-cell/>
          </table:previous>
        </table:cell-content-change>
        <table:cell-content-change table:id="ct79">
          <table:cell-address table:column="3" table:row="25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278" table:table="2"/>
          <office:change-info>
            <dc:creator>Isabel Lafuente</dc:creator>
            <dc:date>2009-03-23T15:43:49</dc:date>
          </office:change-info>
          <table:previous>
            <table:change-track-table-cell/>
          </table:previous>
        </table:cell-content-change>
        <table:cell-content-change table:id="ct82">
          <table:cell-address table:column="3" table:row="27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27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293" table:table="2"/>
          <office:change-info>
            <dc:creator>Isabel Lafuente</dc:creator>
            <dc:date>2009-03-23T15:44:29</dc:date>
          </office:change-info>
          <table:previous>
            <table:change-track-table-cell/>
          </table:previous>
        </table:cell-content-change>
        <table:cell-content-change table:id="ct85">
          <table:cell-address table:column="3" table:row="293"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293"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10</dc:date>
          </office:change-info>
          <table:previous>
            <table:change-track-table-cell/>
          </table:previous>
        </table:cell-content-change>
        <table:cell-content-change table:id="ct88">
          <table:cell-address table:column="7" table:row="55" table:table="2"/>
          <office:change-info>
            <dc:creator>Isabel Lafuente</dc:creator>
            <dc:date>2009-03-23T16:08:14</dc:date>
          </office:change-info>
          <table:previous>
            <table:change-track-table-cell/>
          </table:previous>
        </table:cell-content-change>
        <table:cell-content-change table:id="ct89">
          <table:cell-address table:column="7" table:row="55"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54</dc:date>
          </office:change-info>
          <table:previous>
            <table:change-track-table-cell/>
          </table:previous>
        </table:cell-content-change>
        <table:cell-content-change table:id="ct93">
          <table:cell-address table:column="7" table:row="250" table:table="2"/>
          <office:change-info>
            <dc:creator>Isabel Lafuente</dc:creator>
            <dc:date>2009-03-23T16:48:28</dc:date>
          </office:change-info>
          <table:previous>
            <table:change-track-table-cell/>
          </table:previous>
        </table:cell-content-change>
        <table:cell-content-change table:id="ct94">
          <table:cell-address table:column="7" table:row="293" table:table="2"/>
          <office:change-info>
            <dc:creator>Isabel Lafuente</dc:creator>
            <dc:date>2009-03-23T16:49:26</dc:date>
          </office:change-info>
          <table:previous>
            <table:change-track-table-cell/>
          </table:previous>
        </table:cell-content-change>
        <table:cell-content-change table:id="ct95">
          <table:cell-address table:column="8" table:row="262" table:table="2"/>
          <office:change-info>
            <dc:creator>Isabel Lafuente</dc:creator>
            <dc:date>2009-03-23T16:50:39</dc:date>
          </office:change-info>
          <table:previous>
            <table:change-track-table-cell/>
          </table:previous>
        </table:cell-content-change>
        <table:cell-content-change table:id="ct96">
          <table:cell-address table:column="7" table:row="25"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27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293"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293"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62"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27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293"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3" table:row="11" table:table="1"/>
          <office:change-info>
            <dc:creator> </dc:creator>
            <dc:date>2011-12-02T17:05:52</dc:date>
          </office:change-info>
          <table:previous table:id="ct109">
            <table:change-track-table-cell office:value-type="float" office:value="0"/>
          </table:previous>
        </table:cell-content-change>
        <table:cell-content-change table:id="ct144">
          <table:cell-address table:column="3" table:row="11" table:table="1"/>
          <office:change-info>
            <dc:creator> </dc:creator>
            <dc:date>2011-12-02T17:06:38</dc:date>
          </office:change-info>
          <table:previous table:id="ct143">
            <table:change-track-table-cell office:value-type="float" office:value="0.1"/>
          </table:previous>
        </table:cell-content-change>
        <table:cell-content-change table:id="ct145">
          <table:cell-address table:column="3" table:row="13" table:table="1"/>
          <office:change-info>
            <dc:creator> </dc:creator>
            <dc:date>2011-12-02T17:06:48</dc:date>
          </office:change-info>
          <table:previous table:id="ct111">
            <table:change-track-table-cell office:value-type="float" office:value="0"/>
          </table:previous>
        </table:cell-content-change>
        <table:cell-content-change table:id="ct146">
          <table:cell-address table:column="3" table:row="14" table:table="1"/>
          <office:change-info>
            <dc:creator> </dc:creator>
            <dc:date>2011-12-02T17:06:50</dc:date>
          </office:change-info>
          <table:previous table:id="ct112">
            <table:change-track-table-cell office:value-type="float" office:value="0"/>
          </table:previous>
        </table:cell-content-change>
        <table:cell-content-change table:id="ct147">
          <table:cell-address table:column="3" table:row="21" table:table="1"/>
          <office:change-info>
            <dc:creator> </dc:creator>
            <dc:date>2011-12-02T17:07:42</dc:date>
          </office:change-info>
          <table:previous table:id="ct119">
            <table:change-track-table-cell office:value-type="float" office:value="0"/>
          </table:previous>
        </table:cell-content-change>
        <table:cell-content-change table:id="ct148">
          <table:cell-address table:column="3" table:row="19" table:table="1"/>
          <office:change-info>
            <dc:creator> </dc:creator>
            <dc:date>2011-12-02T17:08:05</dc:date>
          </office:change-info>
          <table:previous table:id="ct117">
            <table:change-track-table-cell office:value-type="float" office:value="0"/>
          </table:previous>
        </table:cell-content-change>
        <table:cell-content-change table:id="ct149">
          <table:cell-address table:column="3" table:row="16" table:table="1"/>
          <office:change-info>
            <dc:creator> </dc:creator>
            <dc:date>2011-12-02T17:09:44</dc:date>
          </office:change-info>
          <table:previous table:id="ct114">
            <table:change-track-table-cell office:value-type="float" office:value="0"/>
          </table:previous>
        </table:cell-content-change>
        <table:cell-content-change table:id="ct150">
          <table:cell-address table:column="3" table:row="12" table:table="1"/>
          <office:change-info>
            <dc:creator> </dc:creator>
            <dc:date>2011-12-02T17:10:43</dc:date>
          </office:change-info>
          <table:previous table:id="ct110">
            <table:change-track-table-cell office:value-type="float" office:value="0"/>
          </table:previous>
        </table:cell-content-change>
        <table:cell-content-change table:id="ct151">
          <table:cell-address table:column="3" table:row="12" table:table="1"/>
          <office:change-info>
            <dc:creator> </dc:creator>
            <dc:date>2011-12-02T17:11:22</dc:date>
          </office:change-info>
          <table:previous table:id="ct150">
            <table:change-track-table-cell office:value-type="float" office:value="0.05"/>
          </table:previous>
        </table:cell-content-change>
        <table:cell-content-change table:id="ct152">
          <table:cell-address table:column="3" table:row="11" table:table="1"/>
          <office:change-info>
            <dc:creator> </dc:creator>
            <dc:date>2011-12-02T17:15:46</dc:date>
          </office:change-info>
          <table:previous table:id="ct144">
            <table:change-track-table-cell office:value-type="float" office:value="0.12"/>
          </table:previous>
        </table:cell-content-change>
        <table:cell-content-change table:id="ct153">
          <table:cell-address table:column="3" table:row="13" table:table="1"/>
          <office:change-info>
            <dc:creator> </dc:creator>
            <dc:date>2011-12-02T17:15:48</dc:date>
          </office:change-info>
          <table:previous table:id="ct145">
            <table:change-track-table-cell office:value-type="float" office:value="0.12"/>
          </table:previous>
        </table:cell-content-change>
        <table:cell-content-change table:id="ct154">
          <table:cell-address table:column="3" table:row="14" table:table="1"/>
          <office:change-info>
            <dc:creator> </dc:creator>
            <dc:date>2011-12-02T17:15:48</dc:date>
          </office:change-info>
          <table:previous table:id="ct146">
            <table:change-track-table-cell office:value-type="float" office:value="0.12"/>
          </table:previous>
        </table:cell-content-change>
        <table:cell-content-change table:id="ct155">
          <table:cell-address table:column="3" table:row="15" table:table="1"/>
          <office:change-info>
            <dc:creator> </dc:creator>
            <dc:date>2011-12-02T17:15:48</dc:date>
          </office:change-info>
          <table:previous table:id="ct113">
            <table:change-track-table-cell office:value-type="float" office:value="0"/>
          </table:previous>
        </table:cell-content-change>
        <table:cell-content-change table:id="ct156">
          <table:cell-address table:column="3" table:row="16" table:table="1"/>
          <office:change-info>
            <dc:creator> </dc:creator>
            <dc:date>2011-12-02T17:15:48</dc:date>
          </office:change-info>
          <table:previous table:id="ct149">
            <table:change-track-table-cell office:value-type="float" office:value="0.05"/>
          </table:previous>
        </table:cell-content-change>
        <table:cell-content-change table:id="ct157">
          <table:cell-address table:column="3" table:row="17" table:table="1"/>
          <office:change-info>
            <dc:creator> </dc:creator>
            <dc:date>2011-12-02T17:15:49</dc:date>
          </office:change-info>
          <table:previous table:id="ct115">
            <table:change-track-table-cell office:value-type="float" office:value="0"/>
          </table:previous>
        </table:cell-content-change>
        <table:cell-content-change table:id="ct158">
          <table:cell-address table:column="3" table:row="18" table:table="1"/>
          <office:change-info>
            <dc:creator> </dc:creator>
            <dc:date>2011-12-02T17:15:49</dc:date>
          </office:change-info>
          <table:previous table:id="ct116">
            <table:change-track-table-cell office:value-type="float" office:value="0"/>
          </table:previous>
        </table:cell-content-change>
        <table:cell-content-change table:id="ct159">
          <table:cell-address table:column="3" table:row="19" table:table="1"/>
          <office:change-info>
            <dc:creator> </dc:creator>
            <dc:date>2011-12-02T17:15:49</dc:date>
          </office:change-info>
          <table:previous table:id="ct148">
            <table:change-track-table-cell office:value-type="float" office:value="0.1"/>
          </table:previous>
        </table:cell-content-change>
        <table:cell-content-change table:id="ct160">
          <table:cell-address table:column="3" table:row="20" table:table="1"/>
          <office:change-info>
            <dc:creator> </dc:creator>
            <dc:date>2011-12-02T17:15:49</dc:date>
          </office:change-info>
          <table:previous table:id="ct118">
            <table:change-track-table-cell office:value-type="float" office:value="0"/>
          </table:previous>
        </table:cell-content-change>
        <table:cell-content-change table:id="ct161">
          <table:cell-address table:column="3" table:row="21" table:table="1"/>
          <office:change-info>
            <dc:creator> </dc:creator>
            <dc:date>2011-12-02T17:15:50</dc:date>
          </office:change-info>
          <table:previous table:id="ct147">
            <table:change-track-table-cell office:value-type="float" office:value="0.12"/>
          </table:previous>
        </table:cell-content-change>
        <table:cell-content-change table:id="ct162">
          <table:cell-address table:column="3" table:row="22" table:table="1"/>
          <office:change-info>
            <dc:creator> </dc:creator>
            <dc:date>2011-12-02T17:15:50</dc:date>
          </office:change-info>
          <table:previous table:id="ct120">
            <table:change-track-table-cell office:value-type="float" office:value="0"/>
          </table:previous>
        </table:cell-content-change>
        <table:cell-content-change table:id="ct163">
          <table:cell-address table:column="3" table:row="11" table:table="1"/>
          <office:change-info>
            <dc:creator> </dc:creator>
            <dc:date>2011-12-02T17:15:59</dc:date>
          </office:change-info>
          <table:previous table:id="ct152">
            <table:change-track-table-cell office:value-type="float" office:value="0.08"/>
          </table:previous>
        </table:cell-content-change>
        <table:cell-content-change table:id="ct164">
          <table:cell-address table:column="3" table:row="12" table:table="1"/>
          <office:change-info>
            <dc:creator> </dc:creator>
            <dc:date>2011-12-02T17:16:22</dc:date>
          </office:change-info>
          <table:previous table:id="ct151">
            <table:change-track-table-cell office:value-type="float" office:value="0.08"/>
          </table:previous>
        </table:cell-content-change>
        <table:cell-content-change table:id="ct165">
          <table:cell-address table:column="3" table:row="13" table:table="1"/>
          <office:change-info>
            <dc:creator> </dc:creator>
            <dc:date>2011-12-02T17:16:28</dc:date>
          </office:change-info>
          <table:previous table:id="ct153">
            <table:change-track-table-cell office:value-type="float" office:value="0.08"/>
          </table:previous>
        </table:cell-content-change>
        <table:cell-content-change table:id="ct166">
          <table:cell-address table:column="3" table:row="15" table:table="1"/>
          <office:change-info>
            <dc:creator> </dc:creator>
            <dc:date>2011-12-02T17:16:43</dc:date>
          </office:change-info>
          <table:previous table:id="ct155">
            <table:change-track-table-cell office:value-type="float" office:value="0.08"/>
          </table:previous>
        </table:cell-content-change>
        <table:cell-content-change table:id="ct167">
          <table:cell-address table:column="3" table:row="17" table:table="1"/>
          <office:change-info>
            <dc:creator> </dc:creator>
            <dc:date>2011-12-02T17:16:54</dc:date>
          </office:change-info>
          <table:previous table:id="ct157">
            <table:change-track-table-cell office:value-type="float" office:value="0.08"/>
          </table:previous>
        </table:cell-content-change>
        <table:cell-content-change table:id="ct168">
          <table:cell-address table:column="3" table:row="18" table:table="1"/>
          <office:change-info>
            <dc:creator> </dc:creator>
            <dc:date>2011-12-02T17:16:58</dc:date>
          </office:change-info>
          <table:previous table:id="ct158">
            <table:change-track-table-cell office:value-type="float" office:value="0.08"/>
          </table:previous>
        </table:cell-content-change>
        <table:cell-content-change table:id="ct169">
          <table:cell-address table:column="3" table:row="19" table:table="1"/>
          <office:change-info>
            <dc:creator> </dc:creator>
            <dc:date>2011-12-02T17:17:28</dc:date>
          </office:change-info>
          <table:previous table:id="ct159">
            <table:change-track-table-cell office:value-type="float" office:value="0.08"/>
          </table:previous>
        </table:cell-content-change>
        <table:cell-content-change table:id="ct170">
          <table:cell-address table:column="3" table:row="20" table:table="1"/>
          <office:change-info>
            <dc:creator> </dc:creator>
            <dc:date>2011-12-02T17:17:43</dc:date>
          </office:change-info>
          <table:previous table:id="ct160">
            <table:change-track-table-cell office:value-type="float" office:value="0.08"/>
          </table:previous>
        </table:cell-content-change>
        <table:cell-content-change table:id="ct171">
          <table:cell-address table:column="3" table:row="21" table:table="1"/>
          <office:change-info>
            <dc:creator> </dc:creator>
            <dc:date>2011-12-02T17:17:58</dc:date>
          </office:change-info>
          <table:previous table:id="ct161">
            <table:change-track-table-cell office:value-type="float" office:value="0.08"/>
          </table:previous>
        </table:cell-content-change>
        <table:cell-content-change table:id="ct172">
          <table:cell-address table:column="3" table:row="22" table:table="1"/>
          <office:change-info>
            <dc:creator> </dc:creator>
            <dc:date>2011-12-02T17:17:59</dc:date>
          </office:change-info>
          <table:previous table:id="ct162">
            <table:change-track-table-cell office:value-type="float" office:value="0.08"/>
          </table:previous>
        </table:cell-content-change>
        <table:cell-content-change table:id="ct173">
          <table:cell-address table:column="3" table:row="21" table:table="1"/>
          <office:change-info>
            <dc:creator> </dc:creator>
            <dc:date>2011-12-02T17:18:02</dc:date>
          </office:change-info>
          <table:previous table:id="ct171">
            <table:change-track-table-cell office:value-type="float" office:value="0.07"/>
          </table:previous>
        </table:cell-content-change>
        <table:cell-content-change table:id="ct174">
          <table:cell-address table:column="3" table:row="22" table:table="1"/>
          <office:change-info>
            <dc:creator> </dc:creator>
            <dc:date>2011-12-02T17:18:03</dc:date>
          </office:change-info>
          <table:previous table:id="ct172">
            <table:change-track-table-cell office:value-type="float" office:value="0.07"/>
          </table:previous>
        </table:cell-content-change>
        <table:cell-content-change table:id="ct175">
          <table:cell-address table:column="3" table:row="21" table:table="1"/>
          <office:change-info>
            <dc:creator> </dc:creator>
            <dc:date>2011-12-02T17:18:18</dc:date>
          </office:change-info>
          <table:previous table:id="ct173">
            <table:change-track-table-cell office:value-type="float" office:value="0.08"/>
          </table:previous>
        </table:cell-content-change>
        <table:cell-content-change table:id="ct176">
          <table:cell-address table:column="3" table:row="22" table:table="1"/>
          <office:change-info>
            <dc:creator> </dc:creator>
            <dc:date>2011-12-02T17:18:19</dc:date>
          </office:change-info>
          <table:previous table:id="ct174">
            <table:change-track-table-cell office:value-type="float" office:value="0.08"/>
          </table:previous>
        </table:cell-content-change>
        <table:cell-content-change table:id="ct177">
          <table:cell-address table:column="3" table:row="16" table:table="1"/>
          <office:change-info>
            <dc:creator> </dc:creator>
            <dc:date>2011-12-02T17:18:29</dc:date>
          </office:change-info>
          <table:previous table:id="ct156">
            <table:change-track-table-cell office:value-type="float" office:value="0.08"/>
          </table:previous>
        </table:cell-content-change>
        <table:cell-content-change table:id="ct178">
          <table:cell-address table:column="3" table:row="22" table:table="1"/>
          <office:change-info>
            <dc:creator> </dc:creator>
            <dc:date>2011-12-02T17:18:54</dc:date>
          </office:change-info>
          <table:previous table:id="ct176">
            <table:change-track-table-cell office:value-type="float" office:value="0.07"/>
          </table:previous>
        </table:cell-content-change>
        <table:cell-content-change table:id="ct179">
          <table:cell-address table:column="3" table:row="21" table:table="1"/>
          <office:change-info>
            <dc:creator> </dc:creator>
            <dc:date>2011-12-02T17:18:56</dc:date>
          </office:change-info>
          <table:previous table:id="ct175">
            <table:change-track-table-cell office:value-type="float" office:value="0.09"/>
          </table:previous>
        </table:cell-content-change>
        <table:cell-content-change table:id="ct180">
          <table:cell-address table:column="2" table:row="14" table:table="2"/>
          <office:change-info>
            <dc:creator> </dc:creator>
            <dc:date>2011-12-02T17:30:03</dc:date>
          </office:change-info>
          <table:previous table:id="ct53">
            <table:change-track-table-cell office:value-type="float" office:value="0"/>
          </table:previous>
        </table:cell-content-change>
        <table:cell-content-change table:id="ct181">
          <table:cell-address table:column="4" table:row="14" table:table="2"/>
          <office:change-info>
            <dc:creator> </dc:creator>
            <dc:date>2011-12-02T17:30:15</dc:date>
          </office:change-info>
          <table:previous table:id="ct58">
            <table:change-track-table-cell office:value-type="float" office:value="4"/>
          </table:previous>
        </table:cell-content-change>
        <table:cell-content-change table:id="ct182">
          <table:cell-address table:column="2" table:row="14" table:table="2"/>
          <office:change-info>
            <dc:creator> </dc:creator>
            <dc:date>2011-12-02T17:30:51</dc:date>
          </office:change-info>
          <table:previous table:id="ct180">
            <table:change-track-table-cell office:value-type="float" office:value="3"/>
          </table:previous>
        </table:cell-content-change>
        <table:cell-content-change table:id="ct183">
          <table:cell-address table:column="3" table:row="14" table:table="2"/>
          <office:change-info>
            <dc:creator> </dc:creator>
            <dc:date>2011-12-02T17:39:23</dc:date>
          </office:change-info>
          <table:previous table:id="ct121">
            <table:change-track-table-cell office:value-type="float" office:value="0"/>
          </table:previous>
        </table:cell-content-change>
        <table:cell-content-change table:id="ct184">
          <table:cell-address table:column="3" table:row="25" table:table="2"/>
          <office:change-info>
            <dc:creator> </dc:creator>
            <dc:date>2011-12-02T17:39:27</dc:date>
          </office:change-info>
          <table:previous table:id="ct122">
            <table:change-track-table-cell office:value-type="float" office:value="0"/>
          </table:previous>
        </table:cell-content-change>
        <table:cell-content-change table:id="ct185">
          <table:cell-address table:column="3" table:row="38" table:table="2"/>
          <office:change-info>
            <dc:creator> </dc:creator>
            <dc:date>2011-12-02T17:39:30</dc:date>
          </office:change-info>
          <table:previous table:id="ct123">
            <table:change-track-table-cell office:value-type="float" office:value="0"/>
          </table:previous>
        </table:cell-content-change>
        <table:cell-content-change table:id="ct186">
          <table:cell-address table:column="4" table:row="38" table:table="2"/>
          <office:change-info>
            <dc:creator> </dc:creator>
            <dc:date>2011-12-02T17:43:33</dc:date>
          </office:change-info>
          <table:previous table:id="ct60">
            <table:change-track-table-cell office:value-type="float" office:value="4"/>
          </table:previous>
        </table:cell-content-change>
        <table:cell-content-change table:id="ct187">
          <table:cell-address table:column="2" table:row="25" table:table="2"/>
          <office:change-info>
            <dc:creator> </dc:creator>
            <dc:date>2011-12-02T17:43:43</dc:date>
          </office:change-info>
          <table:previous table:id="ct52">
            <table:change-track-table-cell office:value-type="string">
              <text:p>15 minutes</text:p>
            </table:change-track-table-cell>
          </table:previous>
        </table:cell-content-change>
        <table:cell-content-change table:id="ct188">
          <table:cell-address table:column="2" table:row="38" table:table="2"/>
          <office:change-info>
            <dc:creator> </dc:creator>
            <dc:date>2011-12-02T17:43:58</dc:date>
          </office:change-info>
          <table:previous table:id="ct57">
            <table:change-track-table-cell office:value-type="string">
              <text:p>15 <text:s/>minutes</text:p>
            </table:change-track-table-cell>
          </table:previous>
        </table:cell-content-change>
        <table:cell-content-change table:id="ct189">
          <table:cell-address table:column="3" table:row="55" table:table="2"/>
          <office:change-info>
            <dc:creator> </dc:creator>
            <dc:date>2011-12-02T17:44:50</dc:date>
          </office:change-info>
          <table:previous table:id="ct124">
            <table:change-track-table-cell office:value-type="float" office:value="0"/>
          </table:previous>
        </table:cell-content-change>
        <table:cell-content-change table:id="ct190">
          <table:cell-address table:column="3" table:row="55" table:table="2"/>
          <office:change-info>
            <dc:creator> </dc:creator>
            <dc:date>2011-12-02T17:44:59</dc:date>
          </office:change-info>
          <table:previous table:id="ct189">
            <table:change-track-table-cell office:value-type="float" office:value="0.25"/>
          </table:previous>
        </table:cell-content-change>
        <table:cell-content-change table:id="ct191">
          <table:cell-address table:column="3" table:row="66" table:table="2"/>
          <office:change-info>
            <dc:creator> </dc:creator>
            <dc:date>2011-12-02T17:45:02</dc:date>
          </office:change-info>
          <table:previous>
            <table:change-track-table-cell office:value-type="float" office:value="0"/>
          </table:previous>
        </table:cell-content-change>
        <table:cell-content-change table:id="ct192">
          <table:cell-address table:column="3" table:row="55" table:table="2"/>
          <office:change-info>
            <dc:creator> </dc:creator>
            <dc:date>2011-12-02T17:45:04</dc:date>
          </office:change-info>
          <table:previous table:id="ct190">
            <table:change-track-table-cell office:value-type="float" office:value="0.2"/>
          </table:previous>
        </table:cell-content-change>
        <table:cell-content-change table:id="ct193">
          <table:cell-address table:column="3" table:row="66" table:table="2"/>
          <office:change-info>
            <dc:creator> </dc:creator>
            <dc:date>2011-12-02T17:45:06</dc:date>
          </office:change-info>
          <table:previous table:id="ct191">
            <table:change-track-table-cell office:value-type="float" office:value="0.2"/>
          </table:previous>
        </table:cell-content-change>
        <table:cell-content-change table:id="ct194">
          <table:cell-address table:column="3" table:row="77" table:table="2"/>
          <office:change-info>
            <dc:creator> </dc:creator>
            <dc:date>2011-12-02T17:45:07</dc:date>
          </office:change-info>
          <table:previous>
            <table:change-track-table-cell office:value-type="float" office:value="0"/>
          </table:previous>
        </table:cell-content-change>
        <table:cell-content-change table:id="ct195">
          <table:cell-address table:column="3" table:row="90" table:table="2"/>
          <office:change-info>
            <dc:creator> </dc:creator>
            <dc:date>2011-12-02T17:45:09</dc:date>
          </office:change-info>
          <table:previous>
            <table:change-track-table-cell office:value-type="float" office:value="0"/>
          </table:previous>
        </table:cell-content-change>
        <table:cell-content-change table:id="ct196">
          <table:cell-address table:column="3" table:row="103" table:table="2"/>
          <office:change-info>
            <dc:creator> </dc:creator>
            <dc:date>2011-12-02T17:45:10</dc:date>
          </office:change-info>
          <table:previous>
            <table:change-track-table-cell office:value-type="float" office:value="0"/>
          </table:previous>
        </table:cell-content-change>
        <table:cell-content-change table:id="ct197">
          <table:cell-address table:column="3" table:row="116" table:table="2"/>
          <office:change-info>
            <dc:creator> </dc:creator>
            <dc:date>2011-12-02T17:45:11</dc:date>
          </office:change-info>
          <table:previous>
            <table:change-track-table-cell office:value-type="float" office:value="0"/>
          </table:previous>
        </table:cell-content-change>
        <table:cell-content-change table:id="ct198">
          <table:cell-address table:column="3" table:row="103" table:table="2"/>
          <office:change-info>
            <dc:creator> </dc:creator>
            <dc:date>2011-12-02T17:47:12</dc:date>
          </office:change-info>
          <table:previous table:id="ct196">
            <table:change-track-table-cell office:value-type="float" office:value="0.16"/>
          </table:previous>
        </table:cell-content-change>
        <table:cell-content-change table:id="ct199">
          <table:cell-address table:column="3" table:row="116" table:table="2"/>
          <office:change-info>
            <dc:creator> </dc:creator>
            <dc:date>2011-12-02T17:47:13</dc:date>
          </office:change-info>
          <table:previous table:id="ct197">
            <table:change-track-table-cell office:value-type="float" office:value="0.16"/>
          </table:previous>
        </table:cell-content-change>
        <table:cell-content-change table:id="ct200">
          <table:cell-address table:column="3" table:row="90" table:table="2"/>
          <office:change-info>
            <dc:creator> </dc:creator>
            <dc:date>2011-12-02T17:47:57</dc:date>
          </office:change-info>
          <table:previous table:id="ct195">
            <table:change-track-table-cell office:value-type="float" office:value="0.16"/>
          </table:previous>
        </table:cell-content-change>
        <table:cell-content-change table:id="ct201">
          <table:cell-address table:column="3" table:row="55" table:table="2"/>
          <office:change-info>
            <dc:creator> </dc:creator>
            <dc:date>2011-12-02T17:49:50</dc:date>
          </office:change-info>
          <table:previous table:id="ct192">
            <table:change-track-table-cell office:value-type="float" office:value="0.16"/>
          </table:previous>
        </table:cell-content-change>
        <table:cell-content-change table:id="ct202">
          <table:cell-address table:column="3" table:row="66" table:table="2"/>
          <office:change-info>
            <dc:creator> </dc:creator>
            <dc:date>2011-12-02T17:49:57</dc:date>
          </office:change-info>
          <table:previous table:id="ct193">
            <table:change-track-table-cell office:value-type="float" office:value="0.16"/>
          </table:previous>
        </table:cell-content-change>
        <table:cell-content-change table:id="ct203">
          <table:cell-address table:column="3" table:row="77" table:table="2"/>
          <office:change-info>
            <dc:creator> </dc:creator>
            <dc:date>2011-12-02T17:50:08</dc:date>
          </office:change-info>
          <table:previous table:id="ct194">
            <table:change-track-table-cell office:value-type="float" office:value="0.16"/>
          </table:previous>
        </table:cell-content-change>
        <table:cell-content-change table:id="ct204">
          <table:cell-address table:column="3" table:row="116" table:table="2"/>
          <office:change-info>
            <dc:creator> </dc:creator>
            <dc:date>2011-12-02T17:50:34</dc:date>
          </office:change-info>
          <table:previous table:id="ct199">
            <table:change-track-table-cell office:value-type="float" office:value="0.2"/>
          </table:previous>
        </table:cell-content-change>
        <table:cell-content-change table:id="ct205">
          <table:cell-address table:column="2" table:row="55" table:table="2"/>
          <office:change-info>
            <dc:creator> </dc:creator>
            <dc:date>2011-12-02T17:56:13</dc:date>
          </office:change-info>
          <table:previous table:id="ct61">
            <table:change-track-table-cell office:value-type="float" office:value="0"/>
          </table:previous>
        </table:cell-content-change>
        <table:cell-content-change table:id="ct206">
          <table:cell-address table:column="2" table:row="66" table:table="2"/>
          <office:change-info>
            <dc:creator> </dc:creator>
            <dc:date>2011-12-02T17:56:20</dc:date>
          </office:change-info>
          <table:previous>
            <table:change-track-table-cell/>
          </table:previous>
        </table:cell-content-change>
        <table:cell-content-change table:id="ct207">
          <table:cell-address table:column="4" table:row="55" table:table="2"/>
          <office:change-info>
            <dc:creator> </dc:creator>
            <dc:date>2011-12-02T17:56:27</dc:date>
          </office:change-info>
          <table:previous table:id="ct135">
            <table:change-track-table-cell office:value-type="float" office:value="0"/>
          </table:previous>
        </table:cell-content-change>
        <table:cell-content-change table:id="ct208">
          <table:cell-address table:column="4" table:row="66" table:table="2"/>
          <office:change-info>
            <dc:creator> </dc:creator>
            <dc:date>2011-12-02T17:56:29</dc:date>
          </office:change-info>
          <table:previous>
            <table:change-track-table-cell office:value-type="float" office:value="0"/>
          </table:previous>
        </table:cell-content-change>
        <table:cell-content-change table:id="ct209">
          <table:cell-address table:column="2" table:row="66" table:table="2"/>
          <office:change-info>
            <dc:creator> </dc:creator>
            <dc:date>2011-12-02T17:56:32</dc:date>
          </office:change-info>
          <table:previous table:id="ct206">
            <table:change-track-table-cell office:value-type="float" office:value="1"/>
          </table:previous>
        </table:cell-content-change>
        <table:cell-content-change table:id="ct210">
          <table:cell-address table:column="2" table:row="55" table:table="2"/>
          <office:change-info>
            <dc:creator> </dc:creator>
            <dc:date>2011-12-02T17:56:33</dc:date>
          </office:change-info>
          <table:previous table:id="ct205">
            <table:change-track-table-cell office:value-type="float" office:value="3"/>
          </table:previous>
        </table:cell-content-change>
        <table:cell-content-change table:id="ct211">
          <table:cell-address table:column="4" table:row="77" table:table="2"/>
          <office:change-info>
            <dc:creator> </dc:creator>
            <dc:date>2011-12-02T18:02:59</dc:date>
          </office:change-info>
          <table:previous>
            <table:change-track-table-cell office:value-type="float" office:value="0"/>
          </table:previous>
        </table:cell-content-change>
        <table:cell-content-change table:id="ct212">
          <table:cell-address table:column="4" table:row="103" table:table="2"/>
          <office:change-info>
            <dc:creator> </dc:creator>
            <dc:date>2011-12-02T18:04:10</dc:date>
          </office:change-info>
          <table:previous>
            <table:change-track-table-cell office:value-type="float" office:value="0"/>
          </table:previous>
        </table:cell-content-change>
        <table:cell-content-change table:id="ct213">
          <table:cell-address table:column="4" table:row="116" table:table="2"/>
          <office:change-info>
            <dc:creator> </dc:creator>
            <dc:date>2011-12-02T18:20:32</dc:date>
          </office:change-info>
          <table:previous>
            <table:change-track-table-cell office:value-type="float" office:value="0"/>
          </table:previous>
        </table:cell-content-change>
        <table:cell-content-change table:id="ct214">
          <table:cell-address table:column="4" table:row="90" table:table="2"/>
          <office:change-info>
            <dc:creator> </dc:creator>
            <dc:date>2011-12-02T18:29:17</dc:date>
          </office:change-info>
          <table:previous>
            <table:change-track-table-cell office:value-type="float" office:value="0"/>
          </table:previous>
        </table:cell-content-change>
        <table:cell-content-change table:id="ct215">
          <table:cell-address table:column="3" table:row="349" table:table="2"/>
          <office:change-info>
            <dc:creator> </dc:creator>
            <dc:date>2011-12-02T18:48:49</dc:date>
          </office:change-info>
          <table:previous>
            <table:change-track-table-cell office:value-type="float" office:value="0"/>
          </table:previous>
        </table:cell-content-change>
        <table:cell-content-change table:id="ct216">
          <table:cell-address table:column="3" table:row="362" table:table="2"/>
          <office:change-info>
            <dc:creator> </dc:creator>
            <dc:date>2011-12-02T18:48:50</dc:date>
          </office:change-info>
          <table:previous>
            <table:change-track-table-cell office:value-type="float" office:value="0"/>
          </table:previous>
        </table:cell-content-change>
        <table:cell-content-change table:id="ct217">
          <table:cell-address table:column="4" table:row="362" table:table="2"/>
          <office:change-info>
            <dc:creator> </dc:creator>
            <dc:date>2011-12-02T18:54:30</dc:date>
          </office:change-info>
          <table:previous>
            <table:change-track-table-cell office:value-type="float" office:value="0"/>
          </table:previous>
        </table:cell-content-change>
        <table:cell-content-change table:id="ct218">
          <table:cell-address table:column="4" table:row="349" table:table="2"/>
          <office:change-info>
            <dc:creator> </dc:creator>
            <dc:date>2011-12-02T18:54:32</dc:date>
          </office:change-info>
          <table:previous>
            <table:change-track-table-cell office:value-type="float" office:value="0"/>
          </table:previous>
        </table:cell-content-change>
        <table:cell-content-change table:id="ct219">
          <table:cell-address table:column="4" table:row="239" table:table="2"/>
          <office:change-info>
            <dc:creator> </dc:creator>
            <dc:date>2011-12-02T19:04:54</dc:date>
          </office:change-info>
          <table:previous>
            <table:change-track-table-cell office:value-type="float" office:value="0"/>
          </table:previous>
        </table:cell-content-change>
        <table:cell-content-change table:id="ct220">
          <table:cell-address table:column="4" table:row="250" table:table="2"/>
          <office:change-info>
            <dc:creator> </dc:creator>
            <dc:date>2011-12-02T19:06:36</dc:date>
          </office:change-info>
          <table:previous table:id="ct138">
            <table:change-track-table-cell office:value-type="float" office:value="0"/>
          </table:previous>
        </table:cell-content-change>
        <table:cell-content-change table:id="ct221">
          <table:cell-address table:column="4" table:row="226" table:table="2"/>
          <office:change-info>
            <dc:creator> </dc:creator>
            <dc:date>2011-12-02T19:10:07</dc:date>
          </office:change-info>
          <table:previous>
            <table:change-track-table-cell office:value-type="float" office:value="0"/>
          </table:previous>
        </table:cell-content-change>
        <table:cell-content-change table:id="ct222">
          <table:cell-address table:column="3" table:row="226" table:table="2"/>
          <office:change-info>
            <dc:creator> </dc:creator>
            <dc:date>2011-12-02T19:10:45</dc:date>
          </office:change-info>
          <table:previous>
            <table:change-track-table-cell office:value-type="float" office:value="0"/>
          </table:previous>
        </table:cell-content-change>
        <table:cell-content-change table:id="ct223">
          <table:cell-address table:column="3" table:row="239" table:table="2"/>
          <office:change-info>
            <dc:creator> </dc:creator>
            <dc:date>2011-12-02T19:10:54</dc:date>
          </office:change-info>
          <table:previous>
            <table:change-track-table-cell office:value-type="float" office:value="0"/>
          </table:previous>
        </table:cell-content-change>
        <table:cell-content-change table:id="ct224">
          <table:cell-address table:column="3" table:row="250" table:table="2"/>
          <office:change-info>
            <dc:creator> </dc:creator>
            <dc:date>2011-12-02T19:10:56</dc:date>
          </office:change-info>
          <table:previous table:id="ct127">
            <table:change-track-table-cell office:value-type="float" office:value="0"/>
          </table:previous>
        </table:cell-content-change>
        <table:cell-content-change table:id="ct225">
          <table:cell-address table:column="4" table:row="200" table:table="2"/>
          <office:change-info>
            <dc:creator> </dc:creator>
            <dc:date>2011-12-02T19:13:22</dc:date>
          </office:change-info>
          <table:previous table:id="ct137">
            <table:change-track-table-cell office:value-type="float" office:value="0"/>
          </table:previous>
        </table:cell-content-change>
        <table:cell-content-change table:id="ct226">
          <table:cell-address table:column="4" table:row="211" table:table="2"/>
          <office:change-info>
            <dc:creator> </dc:creator>
            <dc:date>2011-12-02T19:13:43</dc:date>
          </office:change-info>
          <table:previous>
            <table:change-track-table-cell office:value-type="float" office:value="0"/>
          </table:previous>
        </table:cell-content-change>
        <table:cell-content-change table:id="ct227">
          <table:cell-address table:column="3" table:row="200" table:table="2"/>
          <office:change-info>
            <dc:creator> </dc:creator>
            <dc:date>2011-12-02T19:14:08</dc:date>
          </office:change-info>
          <table:previous table:id="ct126">
            <table:change-track-table-cell office:value-type="float" office:value="0"/>
          </table:previous>
        </table:cell-content-change>
        <table:cell-content-change table:id="ct228">
          <table:cell-address table:column="3" table:row="211" table:table="2"/>
          <office:change-info>
            <dc:creator> </dc:creator>
            <dc:date>2011-12-02T19:14:12</dc:date>
          </office:change-info>
          <table:previous>
            <table:change-track-table-cell office:value-type="float" office:value="0"/>
          </table:previous>
        </table:cell-content-change>
        <table:cell-content-change table:id="ct229">
          <table:cell-address table:column="2" table:row="362" table:table="2"/>
          <office:change-info>
            <dc:creator> </dc:creator>
            <dc:date>2011-12-02T19:51:35</dc:date>
          </office:change-info>
          <table:previous>
            <table:change-track-table-cell/>
          </table:previous>
        </table:cell-content-change>
        <table:cell-content-change table:id="ct230">
          <table:cell-address table:column="7" table:row="90" table:table="2"/>
          <office:change-info>
            <dc:creator> </dc:creator>
            <dc:date>2011-12-02T19:53:18</dc:date>
          </office:change-info>
          <table:previous>
            <table:change-track-table-cell/>
          </table:previous>
        </table:cell-content-change>
        <table:cell-content-change table:id="ct231">
          <table:cell-address table:column="2" table:row="55" table:table="2"/>
          <office:change-info>
            <dc:creator> </dc:creator>
            <dc:date>2011-12-02T19:53:37</dc:date>
          </office:change-info>
          <table:previous table:id="ct210">
            <table:change-track-table-cell/>
          </table:previous>
        </table:cell-content-change>
        <table:cell-content-change table:id="ct232">
          <table:cell-address table:column="2" table:row="66" table:table="2"/>
          <office:change-info>
            <dc:creator> </dc:creator>
            <dc:date>2011-12-02T19:54:16</dc:date>
          </office:change-info>
          <table:previous table:id="ct209">
            <table:change-track-table-cell/>
          </table:previous>
        </table:cell-content-change>
        <table:cell-content-change table:id="ct233">
          <table:cell-address table:column="2" table:row="103" table:table="2"/>
          <office:change-info>
            <dc:creator> </dc:creator>
            <dc:date>2011-12-02T19:54:23</dc:date>
          </office:change-info>
          <table:previous>
            <table:change-track-table-cell/>
          </table:previous>
        </table:cell-content-change>
        <table:cell-content-change table:id="ct234">
          <table:cell-address table:column="2" table:row="77" table:table="2"/>
          <office:change-info>
            <dc:creator> </dc:creator>
            <dc:date>2011-12-02T19:54:46</dc:date>
          </office:change-info>
          <table:previous>
            <table:change-track-table-cell/>
          </table:previous>
        </table:cell-content-change>
        <table:cell-content-change table:id="ct235">
          <table:cell-address table:column="2" table:row="90" table:table="2"/>
          <office:change-info>
            <dc:creator> </dc:creator>
            <dc:date>2011-12-02T19:55:13</dc:date>
          </office:change-info>
          <table:previous>
            <table:change-track-table-cell/>
          </table:previous>
        </table:cell-content-change>
        <table:cell-content-change table:id="ct236">
          <table:cell-address table:column="2" table:row="90" table:table="2"/>
          <office:change-info>
            <dc:creator> </dc:creator>
            <dc:date>2011-12-02T19:55:18</dc:date>
          </office:change-info>
          <table:previous table:id="ct235">
            <table:change-track-table-cell office:value-type="float" office:value="50"/>
          </table:previous>
        </table:cell-content-change>
        <table:cell-content-change table:id="ct237">
          <table:cell-address table:column="2" table:row="116" table:table="2"/>
          <office:change-info>
            <dc:creator> </dc:creator>
            <dc:date>2011-12-02T19:55:36</dc:date>
          </office:change-info>
          <table:previous>
            <table:change-track-table-cell/>
          </table:previous>
        </table:cell-content-change>
        <table:cell-content-change table:id="ct238">
          <table:cell-address table:column="3" table:row="265" table:table="2"/>
          <office:change-info>
            <dc:creator>Imanol Lazkano Ruiz</dc:creator>
            <dc:date>2011-12-11T15:54:37.68</dc:date>
          </office:change-info>
          <table:previous>
            <table:change-track-table-cell office:value-type="float" office:value="0"/>
          </table:previous>
        </table:cell-content-change>
        <table:cell-content-change table:id="ct239">
          <table:cell-address table:column="3" table:row="278" table:table="2"/>
          <office:change-info>
            <dc:creator>Imanol Lazkano Ruiz</dc:creator>
            <dc:date>2011-12-11T15:54:42.95</dc:date>
          </office:change-info>
          <table:previous table:id="ct128">
            <table:change-track-table-cell office:value-type="float" office:value="0"/>
          </table:previous>
        </table:cell-content-change>
        <table:cell-content-change table:id="ct240">
          <table:cell-address table:column="4" table:row="278" table:table="2"/>
          <office:change-info>
            <dc:creator>Imanol Lazkano Ruiz</dc:creator>
            <dc:date>2011-12-11T15:54:53.28</dc:date>
          </office:change-info>
          <table:previous table:id="ct139">
            <table:change-track-table-cell office:value-type="float" office:value="0"/>
          </table:previous>
        </table:cell-content-change>
        <table:cell-content-change table:id="ct241">
          <table:cell-address table:column="4" table:row="265" table:table="2"/>
          <office:change-info>
            <dc:creator>Imanol Lazkano Ruiz</dc:creator>
            <dc:date>2011-12-11T15:57:35.76</dc:date>
          </office:change-info>
          <table:previous>
            <table:change-track-table-cell office:value-type="float" office:value="0"/>
          </table:previous>
        </table:cell-content-change>
        <table:cell-content-change table:id="ct242">
          <table:cell-address table:column="6" table:row="264" table:table="2"/>
          <office:change-info>
            <dc:creator>Imanol Lazkano Ruiz</dc:creator>
            <dc:date>2011-12-11T15:59:16.11</dc:date>
          </office:change-info>
          <table:previous>
            <table:change-track-table-cell/>
          </table:previous>
        </table:cell-content-change>
        <table:movement table:id="ct243">
          <table:source-range-address table:column="7" table:row="262" table:table="2"/>
          <table:target-range-address table:column="6" table:row="264" table:table="2"/>
          <office:change-info>
            <dc:creator>Imanol Lazkano Ruiz</dc:creator>
            <dc:date>2011-12-11T15:59:17.80</dc:date>
          </office:change-info>
        </table:movement>
        <table:cell-content-change table:id="ct244">
          <table:cell-address table:column="6" table:row="277" table:table="2"/>
          <office:change-info>
            <dc:creator>Imanol Lazkano Ruiz</dc:creator>
            <dc:date>2011-12-11T15:59:38.47</dc:date>
          </office:change-info>
          <table:previous>
            <table:change-track-table-cell/>
          </table:previous>
        </table:cell-content-change>
        <table:cell-content-change table:id="ct245">
          <table:cell-address table:column="3" table:row="321" table:table="2"/>
          <office:change-info>
            <dc:creator>Imanol Lazkano Ruiz</dc:creator>
            <dc:date>2011-12-11T16:03:06.91</dc:date>
          </office:change-info>
          <table:previous>
            <table:change-track-table-cell office:value-type="float" office:value="0"/>
          </table:previous>
        </table:cell-content-change>
        <table:cell-content-change table:id="ct246">
          <table:cell-address table:column="3" table:row="334" table:table="2"/>
          <office:change-info>
            <dc:creator>Imanol Lazkano Ruiz</dc:creator>
            <dc:date>2011-12-11T16:03:10.95</dc:date>
          </office:change-info>
          <table:previous>
            <table:change-track-table-cell office:value-type="float" office:value="0"/>
          </table:previous>
        </table:cell-content-change>
        <table:cell-content-change table:id="ct247">
          <table:cell-address table:column="4" table:row="321" table:table="2"/>
          <office:change-info>
            <dc:creator>Imanol Lazkano Ruiz</dc:creator>
            <dc:date>2011-12-11T16:03:15.67</dc:date>
          </office:change-info>
          <table:previous>
            <table:change-track-table-cell office:value-type="float" office:value="0"/>
          </table:previous>
        </table:cell-content-change>
        <table:cell-content-change table:id="ct248">
          <table:cell-address table:column="6" table:row="320" table:table="2"/>
          <office:change-info>
            <dc:creator>Imanol Lazkano Ruiz</dc:creator>
            <dc:date>2011-12-11T16:03:32.57</dc:date>
          </office:change-info>
          <table:previous>
            <table:change-track-table-cell/>
          </table:previous>
        </table:cell-content-change>
        <table:cell-content-change table:id="ct249">
          <table:cell-address table:column="6" table:row="320" table:table="2"/>
          <office:change-info>
            <dc:creator>Imanol Lazkano Ruiz</dc:creator>
            <dc:date>2011-12-11T16:03:43.10</dc:date>
          </office:change-info>
          <table:previous table:id="ct248">
            <table:change-track-table-cell office:value-type="string">
              <text:p>Data Source: oreolly.com</text:p>
            </table:change-track-table-cell>
          </table:previous>
        </table:cell-content-change>
        <table:cell-content-change table:id="ct250">
          <table:cell-address table:column="5" table:row="334" table:table="2"/>
          <office:change-info>
            <dc:creator>Imanol Lazkano Ruiz</dc:creator>
            <dc:date>2011-12-11T16:04:12.14</dc:date>
          </office:change-info>
          <table:previous>
            <table:change-track-table-cell table:cell-address="'Category Rating and Metrics'.F335" table:formula="of:=[.D335]*[.E335]" office:value-type="float" office:value="0"/>
          </table:previous>
        </table:cell-content-change>
        <table:cell-content-change table:id="ct251">
          <table:cell-address table:column="3" table:row="293" table:table="2"/>
          <office:change-info>
            <dc:creator>Esteban Genis</dc:creator>
            <dc:date>2011-12-14T18:06:44</dc:date>
          </office:change-info>
          <table:previous table:id="ct129">
            <table:change-track-table-cell office:value-type="float" office:value="0"/>
          </table:previous>
        </table:cell-content-change>
        <table:cell-content-change table:id="ct252">
          <table:cell-address table:column="3" table:row="306" table:table="2"/>
          <office:change-info>
            <dc:creator>Esteban Genis</dc:creator>
            <dc:date>2011-12-14T18:06:53</dc:date>
          </office:change-info>
          <table:previous>
            <table:change-track-table-cell office:value-type="float" office:value="0"/>
          </table:previous>
        </table:cell-content-change>
        <table:insertion table:id="ct253" table:type="table" table:position="3">
          <office:change-info>
            <dc:creator>Esteban Genis</dc:creator>
            <dc:date>2011-12-14T18:07:15</dc:date>
          </office:change-info>
          <table:dependencies>
            <table:dependence table:id="ct336"/>
            <table:dependence table:id="ct335"/>
            <table:dependence table:id="ct334"/>
            <table:dependence table:id="ct331"/>
            <table:dependence table:id="ct330"/>
            <table:dependence table:id="ct324"/>
            <table:dependence table:id="ct323"/>
            <table:dependence table:id="ct322"/>
            <table:dependence table:id="ct321"/>
            <table:dependence table:id="ct320"/>
            <table:dependence table:id="ct319"/>
            <table:dependence table:id="ct318"/>
            <table:dependence table:id="ct317"/>
            <table:dependence table:id="ct316"/>
            <table:dependence table:id="ct315"/>
            <table:dependence table:id="ct314"/>
            <table:dependence table:id="ct313"/>
            <table:dependence table:id="ct309"/>
            <table:dependence table:id="ct308"/>
            <table:dependence table:id="ct306"/>
            <table:dependence table:id="ct305"/>
            <table:dependence table:id="ct302"/>
            <table:dependence table:id="ct301"/>
            <table:dependence table:id="ct300"/>
            <table:dependence table:id="ct299"/>
            <table:dependence table:id="ct298"/>
            <table:dependence table:id="ct297"/>
            <table:dependence table:id="ct296"/>
            <table:dependence table:id="ct284"/>
            <table:dependence table:id="ct281"/>
            <table:dependence table:id="ct279"/>
            <table:dependence table:id="ct278"/>
            <table:dependence table:id="ct277"/>
            <table:dependence table:id="ct276"/>
            <table:dependence table:id="ct272"/>
            <table:dependence table:id="ct271"/>
            <table:dependence table:id="ct270"/>
            <table:dependence table:id="ct269"/>
            <table:dependence table:id="ct268"/>
            <table:dependence table:id="ct267"/>
            <table:dependence table:id="ct266"/>
            <table:dependence table:id="ct265"/>
            <table:dependence table:id="ct264"/>
            <table:dependence table:id="ct263"/>
            <table:dependence table:id="ct262"/>
            <table:dependence table:id="ct261"/>
            <table:dependence table:id="ct260"/>
            <table:dependence table:id="ct259"/>
            <table:dependence table:id="ct258"/>
            <table:dependence table:id="ct257"/>
            <table:dependence table:id="ct256"/>
            <table:dependence table:id="ct255"/>
            <table:dependence table:id="ct254"/>
          </table:dependencies>
        </table:insertion>
        <table:cell-content-change table:id="ct254">
          <table:cell-address table:column="0" table:row="0" table:table="3"/>
          <office:change-info>
            <dc:creator>Esteban Genis</dc:creator>
            <dc:date>2011-12-14T18:08:13</dc:date>
          </office:change-info>
          <table:previous>
            <table:change-track-table-cell/>
          </table:previous>
        </table:cell-content-change>
        <table:cell-content-change table:id="ct255">
          <table:cell-address table:column="0" table:row="0" table:table="3"/>
          <office:change-info>
            <dc:creator>Esteban Genis</dc:creator>
            <dc:date>2011-12-14T18:08:19</dc:date>
          </office:change-info>
          <table:previous table:id="ct254">
            <table:change-track-table-cell office:value-type="string">
              <text:p>category</text:p>
            </table:change-track-table-cell>
          </table:previous>
        </table:cell-content-change>
        <table:cell-content-change table:id="ct256">
          <table:cell-address table:column="0" table:row="1" table:table="3"/>
          <office:change-info>
            <dc:creator>Esteban Genis</dc:creator>
            <dc:date>2011-12-14T18:08:20</dc:date>
          </office:change-info>
          <table:previous>
            <table:change-track-table-cell/>
          </table:previous>
        </table:cell-content-change>
        <table:cell-content-change table:id="ct257">
          <table:cell-address table:column="0" table:row="2" table:table="3"/>
          <office:change-info>
            <dc:creator>Esteban Genis</dc:creator>
            <dc:date>2011-12-14T18:08:20</dc:date>
          </office:change-info>
          <table:previous>
            <table:change-track-table-cell/>
          </table:previous>
        </table:cell-content-change>
        <table:cell-content-change table:id="ct258">
          <table:cell-address table:column="0" table:row="3" table:table="3"/>
          <office:change-info>
            <dc:creator>Esteban Genis</dc:creator>
            <dc:date>2011-12-14T18:08:20</dc:date>
          </office:change-info>
          <table:previous>
            <table:change-track-table-cell/>
          </table:previous>
        </table:cell-content-change>
        <table:cell-content-change table:id="ct259">
          <table:cell-address table:column="0" table:row="4" table:table="3"/>
          <office:change-info>
            <dc:creator>Esteban Genis</dc:creator>
            <dc:date>2011-12-14T18:08:21</dc:date>
          </office:change-info>
          <table:previous>
            <table:change-track-table-cell/>
          </table:previous>
        </table:cell-content-change>
        <table:cell-content-change table:id="ct260">
          <table:cell-address table:column="0" table:row="5" table:table="3"/>
          <office:change-info>
            <dc:creator>Esteban Genis</dc:creator>
            <dc:date>2011-12-14T18:08:21</dc:date>
          </office:change-info>
          <table:previous>
            <table:change-track-table-cell/>
          </table:previous>
        </table:cell-content-change>
        <table:cell-content-change table:id="ct261">
          <table:cell-address table:column="0" table:row="6" table:table="3"/>
          <office:change-info>
            <dc:creator>Esteban Genis</dc:creator>
            <dc:date>2011-12-14T18:08:22</dc:date>
          </office:change-info>
          <table:previous>
            <table:change-track-table-cell/>
          </table:previous>
        </table:cell-content-change>
        <table:cell-content-change table:id="ct262">
          <table:cell-address table:column="0" table:row="7" table:table="3"/>
          <office:change-info>
            <dc:creator>Esteban Genis</dc:creator>
            <dc:date>2011-12-14T18:08:22</dc:date>
          </office:change-info>
          <table:previous>
            <table:change-track-table-cell/>
          </table:previous>
        </table:cell-content-change>
        <table:cell-content-change table:id="ct263">
          <table:cell-address table:column="0" table:row="8" table:table="3"/>
          <office:change-info>
            <dc:creator>Esteban Genis</dc:creator>
            <dc:date>2011-12-14T18:08:22</dc:date>
          </office:change-info>
          <table:previous>
            <table:change-track-table-cell/>
          </table:previous>
        </table:cell-content-change>
        <table:cell-content-change table:id="ct264">
          <table:cell-address table:column="0" table:row="9" table:table="3"/>
          <office:change-info>
            <dc:creator>Esteban Genis</dc:creator>
            <dc:date>2011-12-14T18:08:23</dc:date>
          </office:change-info>
          <table:previous>
            <table:change-track-table-cell/>
          </table:previous>
        </table:cell-content-change>
        <table:cell-content-change table:id="ct265">
          <table:cell-address table:column="0" table:row="10" table:table="3"/>
          <office:change-info>
            <dc:creator>Esteban Genis</dc:creator>
            <dc:date>2011-12-14T18:08:24</dc:date>
          </office:change-info>
          <table:previous>
            <table:change-track-table-cell/>
          </table:previous>
        </table:cell-content-change>
        <table:cell-content-change table:id="ct266">
          <table:cell-address table:column="0" table:row="11" table:table="3"/>
          <office:change-info>
            <dc:creator>Esteban Genis</dc:creator>
            <dc:date>2011-12-14T18:08:24</dc:date>
          </office:change-info>
          <table:previous>
            <table:change-track-table-cell/>
          </table:previous>
        </table:cell-content-change>
        <table:cell-content-change table:id="ct267">
          <table:cell-address table:column="0" table:row="12" table:table="3"/>
          <office:change-info>
            <dc:creator>Esteban Genis</dc:creator>
            <dc:date>2011-12-14T18:08:25</dc:date>
          </office:change-info>
          <table:previous>
            <table:change-track-table-cell/>
          </table:previous>
        </table:cell-content-change>
        <table:cell-content-change table:id="ct268">
          <table:cell-address table:column="1" table:row="0" table:table="3"/>
          <office:change-info>
            <dc:creator>Esteban Genis</dc:creator>
            <dc:date>2011-12-14T18:08:42</dc:date>
          </office:change-info>
          <table:previous>
            <table:change-track-table-cell/>
          </table:previous>
        </table:cell-content-change>
        <table:cell-content-change table:id="ct269">
          <table:cell-address table:column="1" table:row="11" table:table="3"/>
          <office:change-info>
            <dc:creator>Esteban Genis</dc:creator>
            <dc:date>2011-12-14T18:12:03</dc:date>
          </office:change-info>
          <table:previous>
            <table:change-track-table-cell/>
          </table:previous>
        </table:cell-content-change>
        <table:cell-content-change table:id="ct270">
          <table:cell-address table:column="1" table:row="3" table:table="3"/>
          <office:change-info>
            <dc:creator>Esteban Genis</dc:creator>
            <dc:date>2011-12-14T18:12:34</dc:date>
          </office:change-info>
          <table:previous>
            <table:change-track-table-cell/>
          </table:previous>
        </table:cell-content-change>
        <table:cell-content-change table:id="ct271">
          <table:cell-address table:column="1" table:row="1" table:table="3"/>
          <office:change-info>
            <dc:creator>Esteban Genis</dc:creator>
            <dc:date>2011-12-14T18:12:57</dc:date>
          </office:change-info>
          <table:previous>
            <table:change-track-table-cell/>
          </table:previous>
        </table:cell-content-change>
        <table:cell-content-change table:id="ct272">
          <table:cell-address table:column="1" table:row="9" table:table="3"/>
          <office:change-info>
            <dc:creator>Esteban Genis</dc:creator>
            <dc:date>2011-12-14T18:15:14</dc:date>
          </office:change-info>
          <table:previous>
            <table:change-track-table-cell/>
          </table:previous>
        </table:cell-content-change>
        <table:cell-content-change table:id="ct273">
          <table:cell-address table:column="2" table:row="349" table:table="2"/>
          <office:change-info>
            <dc:creator>Esteban Genis</dc:creator>
            <dc:date>2011-12-14T18:18:02</dc:date>
          </office:change-info>
          <table:previous>
            <table:change-track-table-cell/>
          </table:previous>
        </table:cell-content-change>
        <table:cell-content-change table:id="ct274">
          <table:cell-address table:column="4" table:row="349" table:table="2"/>
          <office:change-info>
            <dc:creator>Esteban Genis</dc:creator>
            <dc:date>2011-12-14T18:18:05</dc:date>
          </office:change-info>
          <table:previous table:id="ct218">
            <table:change-track-table-cell office:value-type="float" office:value="5"/>
          </table:previous>
        </table:cell-content-change>
        <table:cell-content-change table:id="ct275">
          <table:cell-address table:column="2" table:row="349" table:table="2"/>
          <office:change-info>
            <dc:creator>Esteban Genis</dc:creator>
            <dc:date>2011-12-14T18:21:53</dc:date>
          </office:change-info>
          <table:previous table:id="ct273">
            <table:change-track-table-cell office:value-type="float" office:value="514.6"/>
          </table:previous>
        </table:cell-content-change>
        <table:cell-content-change table:id="ct276">
          <table:cell-address table:column="1" table:row="11" table:table="3"/>
          <office:change-info>
            <dc:creator>Esteban Genis</dc:creator>
            <dc:date>2011-12-14T18:22:30</dc:date>
          </office:change-info>
          <table:previous table:id="ct269">
            <table:change-track-table-cell/>
          </table:previous>
        </table:cell-content-change>
        <table:cell-content-change table:id="ct277">
          <table:cell-address table:column="1" table:row="9" table:table="3"/>
          <office:change-info>
            <dc:creator>Esteban Genis</dc:creator>
            <dc:date>2011-12-14T18:26:17</dc:date>
          </office:change-info>
          <table:previous table:id="ct272">
            <table:change-track-table-cell/>
          </table:previous>
        </table:cell-content-change>
        <table:cell-content-change table:id="ct278">
          <table:cell-address table:column="1" table:row="9" table:table="3"/>
          <office:change-info>
            <dc:creator>Esteban Genis</dc:creator>
            <dc:date>2011-12-14T18:26:46</dc:date>
          </office:change-info>
          <table:previous table:id="ct277">
            <table:change-track-table-cell office:value-type="string">
              <text:p><text:s/></text:p>
            </table:change-track-table-cell>
          </table:previous>
        </table:cell-content-change>
        <table:cell-content-change table:id="ct279">
          <table:cell-address table:column="2" table:row="9" table:table="3"/>
          <office:change-info>
            <dc:creator>Esteban Genis</dc:creator>
            <dc:date>2011-12-14T18:26:48</dc:date>
          </office:change-info>
          <table:previous>
            <table:change-track-table-cell/>
          </table:previous>
        </table:cell-content-change>
        <table:cell-content-change table:id="ct280">
          <table:cell-address table:column="4" table:row="293" table:table="2"/>
          <office:change-info>
            <dc:creator>Esteban Genis</dc:creator>
            <dc:date>2011-12-14T18:29:47</dc:date>
          </office:change-info>
          <table:previous table:id="ct140">
            <table:change-track-table-cell office:value-type="float" office:value="0"/>
          </table:previous>
        </table:cell-content-change>
        <table:cell-content-change table:id="ct281">
          <table:cell-address table:column="3" table:row="9" table:table="3"/>
          <office:change-info>
            <dc:creator>Esteban Genis</dc:creator>
            <dc:date>2011-12-14T18:32:24</dc:date>
          </office:change-info>
          <table:previous>
            <table:change-track-table-cell/>
          </table:previous>
        </table:cell-content-change>
        <table:cell-content-change table:id="ct282">
          <table:cell-address table:column="4" table:row="306" table:table="2"/>
          <office:change-info>
            <dc:creator>Esteban Genis</dc:creator>
            <dc:date>2011-12-14T18:40:36</dc:date>
          </office:change-info>
          <table:previous>
            <table:change-track-table-cell office:value-type="float" office:value="0"/>
          </table:previous>
        </table:cell-content-change>
        <table:cell-content-change table:id="ct283">
          <table:cell-address table:column="2" table:row="306" table:table="2"/>
          <office:change-info>
            <dc:creator>Esteban Genis</dc:creator>
            <dc:date>2011-12-14T18:40:52</dc:date>
          </office:change-info>
          <table:previous>
            <table:change-track-table-cell/>
          </table:previous>
        </table:cell-content-change>
        <table:cell-content-change table:id="ct284">
          <table:cell-address table:column="4" table:row="9" table:table="3"/>
          <office:change-info>
            <dc:creator>Esteban Genis</dc:creator>
            <dc:date>2011-12-14T18:41:02</dc:date>
          </office:change-info>
          <table:previous>
            <table:change-track-table-cell/>
          </table:previous>
        </table:cell-content-change>
        <table:insertion table:id="ct285" table:type="row" table:position="10" table:table="3">
          <office:change-info>
            <dc:creator>Esteban Genis</dc:creator>
            <dc:date>2011-12-14T18:41:27</dc:date>
          </office:change-info>
          <table:dependencies>
            <table:dependence table:id="ct336"/>
            <table:dependence table:id="ct335"/>
            <table:dependence table:id="ct334"/>
            <table:dependence table:id="ct286"/>
          </table:dependencies>
        </table:insertion>
        <table:deletion table:id="ct286" table:type="row" table:position="10" table:table="3">
          <office:change-info>
            <dc:creator>Esteban Genis</dc:creator>
            <dc:date>2011-12-14T18:41:32</dc:date>
          </office:change-info>
          <table:deletions>
            <table:change-deletion table:id="ct285"/>
          </table:deletions>
        </table:deletion>
        <table:cell-content-change table:id="ct287">
          <table:cell-address table:column="3" table:row="379" table:table="2"/>
          <office:change-info>
            <dc:creator>Esteban Genis</dc:creator>
            <dc:date>2011-12-14T18:41:58</dc:date>
          </office:change-info>
          <table:previous>
            <table:change-track-table-cell office:value-type="float" office:value="0"/>
          </table:previous>
        </table:cell-content-change>
        <table:cell-content-change table:id="ct288">
          <table:cell-address table:column="3" table:row="391" table:table="2"/>
          <office:change-info>
            <dc:creator>Esteban Genis</dc:creator>
            <dc:date>2011-12-14T18:42:00</dc:date>
          </office:change-info>
          <table:previous>
            <table:change-track-table-cell office:value-type="float" office:value="0"/>
          </table:previous>
        </table:cell-content-change>
        <table:cell-content-change table:id="ct289">
          <table:cell-address table:column="1" table:row="5" table:table="1"/>
          <office:change-info>
            <dc:creator>Esteban Genis</dc:creator>
            <dc:date>2011-12-14T18:43:16</dc:date>
          </office:change-info>
          <table:previous>
            <table:change-track-table-cell office:value-type="string">
              <text:p>Component Name: &lt;Enter a component&gt;</text:p>
            </table:change-track-table-cell>
          </table:previous>
        </table:cell-content-change>
        <table:cell-content-change table:id="ct290">
          <table:cell-address table:column="1" table:row="6" table:table="1"/>
          <office:change-info>
            <dc:creator>Esteban Genis</dc:creator>
            <dc:date>2011-12-14T18:43:23</dc:date>
          </office:change-info>
          <table:previous>
            <table:change-track-table-cell office:value-type="string">
              <text:p>Component type: &lt;Enter a component type&gt;</text:p>
            </table:change-track-table-cell>
          </table:previous>
        </table:cell-content-change>
        <table:cell-content-change table:id="ct291">
          <table:cell-address table:column="0" table:row="3" table:table="2"/>
          <office:change-info>
            <dc:creator>Esteban Genis</dc:creator>
            <dc:date>2011-12-14T18:43:34</dc:date>
          </office:change-info>
          <table:previous>
            <table:change-track-table-cell office:value-type="string">
              <text:p>&lt;Enter a component Name&gt;</text:p>
            </table:change-track-table-cell>
          </table:previous>
        </table:cell-content-change>
        <table:cell-content-change table:id="ct292">
          <table:cell-address table:column="0" table:row="4" table:table="2"/>
          <office:change-info>
            <dc:creator>Esteban Genis</dc:creator>
            <dc:date>2011-12-14T18:43:39</dc:date>
          </office:change-info>
          <table:previous>
            <table:change-track-table-cell office:value-type="string">
              <text:p>Component type: &lt;Enter a component type&gt;</text:p>
            </table:change-track-table-cell>
          </table:previous>
        </table:cell-content-change>
        <table:cell-content-change table:id="ct293">
          <table:cell-address table:column="4" table:row="379" table:table="2"/>
          <office:change-info>
            <dc:creator>Esteban Genis</dc:creator>
            <dc:date>2011-12-14T18:47:04</dc:date>
          </office:change-info>
          <table:previous>
            <table:change-track-table-cell office:value-type="float" office:value="0"/>
          </table:previous>
        </table:cell-content-change>
        <table:cell-content-change table:id="ct294">
          <table:cell-address table:column="4" table:row="379" table:table="2"/>
          <office:change-info>
            <dc:creator>Esteban Genis</dc:creator>
            <dc:date>2011-12-14T18:47:17</dc:date>
          </office:change-info>
          <table:previous table:id="ct293">
            <table:change-track-table-cell office:value-type="float" office:value="1"/>
          </table:previous>
        </table:cell-content-change>
        <table:cell-content-change table:id="ct295">
          <table:cell-address table:column="4" table:row="391" table:table="2"/>
          <office:change-info>
            <dc:creator>Esteban Genis</dc:creator>
            <dc:date>2011-12-14T18:59:56</dc:date>
          </office:change-info>
          <table:previous>
            <table:change-track-table-cell office:value-type="float" office:value="0"/>
          </table:previous>
        </table:cell-content-change>
        <table:cell-content-change table:id="ct296">
          <table:cell-address table:column="1" table:row="12" table:table="3"/>
          <office:change-info>
            <dc:creator>Esteban Genis</dc:creator>
            <dc:date>2011-12-14T19:00:13</dc:date>
          </office:change-info>
          <table:previous>
            <table:change-track-table-cell/>
          </table:previous>
        </table:cell-content-change>
        <table:cell-content-change table:id="ct297">
          <table:cell-address table:column="2" table:row="12" table:table="3"/>
          <office:change-info>
            <dc:creator>Esteban Genis</dc:creator>
            <dc:date>2011-12-14T19:00:39</dc:date>
          </office:change-info>
          <table:previous>
            <table:change-track-table-cell/>
          </table:previous>
        </table:cell-content-change>
        <table:cell-content-change table:id="ct298">
          <table:cell-address table:column="3" table:row="12" table:table="3"/>
          <office:change-info>
            <dc:creator>Esteban Genis</dc:creator>
            <dc:date>2011-12-14T19:00:56</dc:date>
          </office:change-info>
          <table:previous>
            <table:change-track-table-cell/>
          </table:previous>
        </table:cell-content-change>
        <table:cell-content-change table:id="ct299">
          <table:cell-address table:column="1" table:row="4" table:table="3"/>
          <office:change-info>
            <dc:creator> </dc:creator>
            <dc:date>2011-12-16T01:49:02</dc:date>
          </office:change-info>
          <table:previous>
            <table:change-track-table-cell/>
          </table:previous>
        </table:cell-content-change>
        <table:cell-content-change table:id="ct300">
          <table:cell-address table:column="2" table:row="4" table:table="3"/>
          <office:change-info>
            <dc:creator> </dc:creator>
            <dc:date>2011-12-16T01:49:30</dc:date>
          </office:change-info>
          <table:previous>
            <table:change-track-table-cell/>
          </table:previous>
        </table:cell-content-change>
        <table:cell-content-change table:id="ct301">
          <table:cell-address table:column="3" table:row="4" table:table="3"/>
          <office:change-info>
            <dc:creator> </dc:creator>
            <dc:date>2011-12-16T01:49:51</dc:date>
          </office:change-info>
          <table:previous>
            <table:change-track-table-cell/>
          </table:previous>
        </table:cell-content-change>
        <table:cell-content-change table:id="ct302">
          <table:cell-address table:column="4" table:row="4" table:table="3"/>
          <office:change-info>
            <dc:creator> </dc:creator>
            <dc:date>2011-12-16T01:53:06</dc:date>
          </office:change-info>
          <table:previous>
            <table:change-track-table-cell/>
          </table:previous>
        </table:cell-content-change>
        <table:cell-content-change table:id="ct303">
          <table:cell-address table:column="1" table:row="12" table:table="4"/>
          <office:change-info>
            <dc:creator> </dc:creator>
            <dc:date>2011-12-16T02:00:25</dc:date>
          </office:change-info>
          <table:previous>
            <table:change-track-table-cell office:value-type="string">
              <text:p>Functionality</text:p>
            </table:change-track-table-cell>
          </table:previous>
        </table:cell-content-change>
        <table:cell-content-change table:id="ct304">
          <table:cell-address table:column="2" table:row="146" table:table="2"/>
          <office:change-info>
            <dc:creator> </dc:creator>
            <dc:date>2011-12-16T02:08:27</dc:date>
          </office:change-info>
          <table:previous table:id="ct66">
            <table:change-track-table-cell/>
          </table:previous>
        </table:cell-content-change>
        <table:cell-content-change table:id="ct305">
          <table:cell-address table:column="3" table:row="4" table:table="3"/>
          <office:change-info>
            <dc:creator> </dc:creator>
            <dc:date>2011-12-16T02:10:19</dc:date>
          </office:change-info>
          <table:previous table:id="ct301">
            <table:change-track-table-cell office:value-type="string">
              <text:p>http://mercurial.selenic.com/wiki/Trust</text:p>
            </table:change-track-table-cell>
          </table:previous>
        </table:cell-content-change>
        <table:cell-content-change table:id="ct306">
          <table:cell-address table:column="3" table:row="4" table:table="3"/>
          <office:change-info>
            <dc:creator> </dc:creator>
            <dc:date>2011-12-16T02:10:22</dc:date>
          </office:change-info>
          <table:previous table:id="ct305">
            <table:change-track-table-cell/>
          </table:previous>
        </table:cell-content-change>
        <table:cell-content-change table:id="ct307">
          <table:cell-address table:column="2" table:row="133" table:table="2"/>
          <office:change-info>
            <dc:creator> </dc:creator>
            <dc:date>2011-12-16T02:10:55</dc:date>
          </office:change-info>
          <table:previous>
            <table:change-track-table-cell/>
          </table:previous>
        </table:cell-content-change>
        <table:cell-content-change table:id="ct308">
          <table:cell-address table:column="4" table:row="4" table:table="3"/>
          <office:change-info>
            <dc:creator> </dc:creator>
            <dc:date>2011-12-16T02:15:25</dc:date>
          </office:change-info>
          <table:previous table:id="ct302">
            <table:change-track-table-cell office:value-type="string">
              <text:p>http://bugs.debian.org/cgi-bin/bugreport.cgi?bug=500781</text:p>
            </table:change-track-table-cell>
          </table:previous>
        </table:cell-content-change>
        <table:cell-content-change table:id="ct309">
          <table:cell-address table:column="4" table:row="4" table:table="3"/>
          <office:change-info>
            <dc:creator> </dc:creator>
            <dc:date>2011-12-16T02:15:28</dc:date>
          </office:change-info>
          <table:previous table:id="ct308">
            <table:change-track-table-cell/>
          </table:previous>
        </table:cell-content-change>
        <table:cell-content-change table:id="ct310">
          <table:cell-address table:column="2" table:row="133" table:table="2"/>
          <office:change-info>
            <dc:creator> </dc:creator>
            <dc:date>2011-12-16T02:16:05</dc:date>
          </office:change-info>
          <table:previous table:id="ct307">
            <table:change-track-table-cell office:value-type="float" office:value="1"/>
          </table:previous>
        </table:cell-content-change>
        <table:cell-content-change table:id="ct311">
          <table:cell-address table:column="2" table:row="133" table:table="2"/>
          <office:change-info>
            <dc:creator> </dc:creator>
            <dc:date>2011-12-16T02:17:54</dc:date>
          </office:change-info>
          <table:previous table:id="ct310">
            <table:change-track-table-cell office:value-type="float" office:value="2"/>
          </table:previous>
        </table:cell-content-change>
        <table:cell-content-change table:id="ct312">
          <table:cell-address table:column="2" table:row="133" table:table="2"/>
          <office:change-info>
            <dc:creator> </dc:creator>
            <dc:date>2011-12-16T02:17:57</dc:date>
          </office:change-info>
          <table:previous table:id="ct311">
            <table:change-track-table-cell office:value-type="string">
              <text:p>1-2Semanas</text:p>
            </table:change-track-table-cell>
          </table:previous>
        </table:cell-content-change>
        <table:cell-content-change table:id="ct313">
          <table:cell-address table:column="1" table:row="4" table:table="3"/>
          <office:change-info>
            <dc:creator> </dc:creator>
            <dc:date>2011-12-16T02:19:36</dc:date>
          </office:change-info>
          <table:previous table:id="ct299">
            <table:change-track-table-cell office:value-type="string">
              <text:p>http://mercurial.selenic.com/wiki/FAQ</text:p>
            </table:change-track-table-cell>
          </table:previous>
        </table:cell-content-change>
        <table:cell-content-change table:id="ct314">
          <table:cell-address table:column="1" table:row="6" table:table="3"/>
          <office:change-info>
            <dc:creator> </dc:creator>
            <dc:date>2011-12-16T08:10:34</dc:date>
          </office:change-info>
          <table:previous>
            <table:change-track-table-cell/>
          </table:previous>
        </table:cell-content-change>
        <table:movement table:id="ct315">
          <table:source-range-address table:column="1" table:row="2" table:table="3"/>
          <table:target-range-address table:column="1" table:row="6" table:table="3"/>
          <office:change-info>
            <dc:creator> </dc:creator>
            <dc:date>2011-12-16T08:12:51</dc:date>
          </office:change-info>
          <table:dependencies>
            <table:dependence table:id="ct322"/>
          </table:dependencies>
        </table:movement>
        <table:cell-content-change table:id="ct316">
          <table:cell-address table:column="1" table:row="6" table:table="3"/>
          <office:change-info>
            <dc:creator> </dc:creator>
            <dc:date>2011-12-16T08:14:54</dc:date>
          </office:change-info>
          <table:previous table:id="ct314">
            <table:change-track-table-cell office:value-type="string">
              <text:p>http://mercurial.selenic.com/guide/</text:p>
            </table:change-track-table-cell>
          </table:previous>
        </table:cell-content-change>
        <table:cell-content-change table:id="ct317">
          <table:cell-address table:column="1" table:row="7" table:table="3"/>
          <office:change-info>
            <dc:creator> </dc:creator>
            <dc:date>2011-12-16T08:15:24</dc:date>
          </office:change-info>
          <table:previous>
            <table:change-track-table-cell/>
          </table:previous>
        </table:cell-content-change>
        <table:cell-content-change table:id="ct318">
          <table:cell-address table:column="1" table:row="7" table:table="3"/>
          <office:change-info>
            <dc:creator> </dc:creator>
            <dc:date>2011-12-16T08:16:50</dc:date>
          </office:change-info>
          <table:previous table:id="ct317">
            <table:change-track-table-cell office:value-type="string">
              <text:p>http://dev.lshift.net/paul/mercurial-server/docbook.html</text:p>
            </table:change-track-table-cell>
          </table:previous>
        </table:cell-content-change>
        <table:movement table:id="ct319">
          <table:source-range-address table:column="1" table:row="7" table:table="3"/>
          <table:target-range-address table:column="1" table:row="7" table:table="3"/>
          <office:change-info>
            <dc:creator> </dc:creator>
            <dc:date>2011-12-16T08:18:45</dc:date>
          </office:change-info>
          <table:deletions>
            <table:cell-content-deletion table:id="ct318">
              <table:change-track-table-cell/>
            </table:cell-content-deletion>
          </table:deletions>
        </table:movement>
        <table:cell-content-change table:id="ct320">
          <table:cell-address table:column="2" table:row="7" table:table="3"/>
          <office:change-info>
            <dc:creator> </dc:creator>
            <dc:date>2011-12-16T08:19:34</dc:date>
          </office:change-info>
          <table:previous>
            <table:change-track-table-cell/>
          </table:previous>
        </table:cell-content-change>
        <table:cell-content-change table:id="ct321">
          <table:cell-address table:column="3" table:row="7" table:table="3"/>
          <office:change-info>
            <dc:creator> </dc:creator>
            <dc:date>2011-12-16T08:19:47</dc:date>
          </office:change-info>
          <table:previous>
            <table:change-track-table-cell/>
          </table:previous>
        </table:cell-content-change>
        <table:cell-content-change table:id="ct322">
          <table:cell-address table:column="1" table:row="2" table:table="3"/>
          <office:change-info>
            <dc:creator> </dc:creator>
            <dc:date>2011-12-16T08:20:36</dc:date>
          </office:change-info>
          <table:previous>
            <table:change-track-table-cell/>
          </table:previous>
        </table:cell-content-change>
        <table:cell-content-change table:id="ct323">
          <table:cell-address table:column="1" table:row="8" table:table="3"/>
          <office:change-info>
            <dc:creator> </dc:creator>
            <dc:date>2011-12-16T08:21:55</dc:date>
          </office:change-info>
          <table:previous>
            <table:change-track-table-cell/>
          </table:previous>
        </table:cell-content-change>
        <table:cell-content-change table:id="ct324">
          <table:cell-address table:column="1" table:row="5" table:table="3"/>
          <office:change-info>
            <dc:creator> </dc:creator>
            <dc:date>2011-12-16T08:25:46</dc:date>
          </office:change-info>
          <table:previous>
            <table:change-track-table-cell/>
          </table:previous>
        </table:cell-content-change>
        <table:cell-content-change table:id="ct325">
          <table:cell-address table:column="2" table:row="185" table:table="2"/>
          <office:change-info>
            <dc:creator> </dc:creator>
            <dc:date>2011-12-16T08:26:16</dc:date>
          </office:change-info>
          <table:previous>
            <table:change-track-table-cell/>
          </table:previous>
        </table:cell-content-change>
        <table:cell-content-change table:id="ct326">
          <table:cell-address table:column="4" table:row="185" table:table="2"/>
          <office:change-info>
            <dc:creator> </dc:creator>
            <dc:date>2011-12-16T08:26:20</dc:date>
          </office:change-info>
          <table:previous>
            <table:change-track-table-cell office:value-type="float" office:value="0"/>
          </table:previous>
        </table:cell-content-change>
        <table:cell-content-change table:id="ct327">
          <table:cell-address table:column="4" table:row="174" table:table="2"/>
          <office:change-info>
            <dc:creator> </dc:creator>
            <dc:date>2011-12-16T08:26:28</dc:date>
          </office:change-info>
          <table:previous table:id="ct136">
            <table:change-track-table-cell office:value-type="float" office:value="0"/>
          </table:previous>
        </table:cell-content-change>
        <table:cell-content-change table:id="ct328">
          <table:cell-address table:column="3" table:row="174" table:table="2"/>
          <office:change-info>
            <dc:creator> </dc:creator>
            <dc:date>2011-12-16T08:26:59</dc:date>
          </office:change-info>
          <table:previous table:id="ct125">
            <table:change-track-table-cell office:value-type="float" office:value="0"/>
          </table:previous>
        </table:cell-content-change>
        <table:cell-content-change table:id="ct329">
          <table:cell-address table:column="3" table:row="185" table:table="2"/>
          <office:change-info>
            <dc:creator> </dc:creator>
            <dc:date>2011-12-16T08:27:03</dc:date>
          </office:change-info>
          <table:previous>
            <table:change-track-table-cell office:value-type="float" office:value="0"/>
          </table:previous>
        </table:cell-content-change>
        <table:cell-content-change table:id="ct330">
          <table:cell-address table:column="2" table:row="5" table:table="3"/>
          <office:change-info>
            <dc:creator> </dc:creator>
            <dc:date>2011-12-16T08:28:54</dc:date>
          </office:change-info>
          <table:previous>
            <table:change-track-table-cell/>
          </table:previous>
        </table:cell-content-change>
        <table:cell-content-change table:id="ct331">
          <table:cell-address table:column="3" table:row="5" table:table="3"/>
          <office:change-info>
            <dc:creator> </dc:creator>
            <dc:date>2011-12-16T08:31:20</dc:date>
          </office:change-info>
          <table:previous>
            <table:change-track-table-cell/>
          </table:previous>
        </table:cell-content-change>
        <table:cell-content-change table:id="ct332">
          <table:cell-address table:column="4" table:row="185" table:table="2"/>
          <office:change-info>
            <dc:creator> </dc:creator>
            <dc:date>2011-12-16T08:31:28</dc:date>
          </office:change-info>
          <table:previous table:id="ct326">
            <table:change-track-table-cell office:value-type="float" office:value="3"/>
          </table:previous>
        </table:cell-content-change>
        <table:cell-content-change table:id="ct333">
          <table:cell-address table:column="6" table:row="320" table:table="2"/>
          <office:change-info>
            <dc:creator>Esteban Genis</dc:creator>
            <dc:date>2011-12-16T16:39:25</dc:date>
          </office:change-info>
          <table:previous table:id="ct249">
            <table:change-track-table-cell office:value-type="string">
              <text:p>Data Source: oreilly.com and amazon.com</text:p>
            </table:change-track-table-cell>
          </table:previous>
        </table:cell-content-change>
        <table:cell-content-change table:id="ct334">
          <table:cell-address table:column="1" table:row="10" table:table="3"/>
          <office:change-info>
            <dc:creator>Esteban Genis</dc:creator>
            <dc:date>2011-12-16T16:39:32</dc:date>
          </office:change-info>
          <table:previous>
            <table:change-track-table-cell/>
          </table:previous>
        </table:cell-content-change>
        <table:cell-content-change table:id="ct335">
          <table:cell-address table:column="1" table:row="10" table:table="3"/>
          <office:change-info>
            <dc:creator>Esteban Genis</dc:creator>
            <dc:date>2011-12-16T16:40:20</dc:date>
          </office:change-info>
          <table:previous table:id="ct334">
            <table:change-track-table-cell office:value-type="string">
              <text:p><text:span text:style-name="T5">Data Source: oreilly.com and amazon.com</text:span></text:p>
            </table:change-track-table-cell>
          </table:previous>
        </table:cell-content-change>
        <table:cell-content-change table:id="ct336">
          <table:cell-address table:column="2" table:row="10" table:table="3"/>
          <office:change-info>
            <dc:creator>Esteban Genis</dc:creator>
            <dc:date>2011-12-16T16:40:27</dc:date>
          </office:change-info>
          <table:previous>
            <table:change-track-table-cell/>
          </table:previous>
        </table:cell-content-change>
        <table:cell-content-change table:id="ct337">
          <table:cell-address table:column="1" table:row="27" table:table="4"/>
          <office:change-info>
            <dc:creator>Esteban Genis</dc:creator>
            <dc:date>2011-12-28T19:26:29</dc:date>
          </office:change-info>
          <table:previous>
            <table:change-track-table-cell office:value-type="string">
              <text:p>Functionality group</text:p>
            </table:change-track-table-cell>
          </table:previous>
        </table:cell-content-change>
        <table:cell-content-change table:id="ct338">
          <table:cell-address table:column="1" table:row="28" table:table="4"/>
          <office:change-info>
            <dc:creator>Esteban Genis</dc:creator>
            <dc:date>2011-12-28T19:26:38</dc:date>
          </office:change-info>
          <table:previous>
            <table:change-track-table-cell office:value-type="string">
              <text:p>Feature item</text:p>
            </table:change-track-table-cell>
          </table:previous>
        </table:cell-content-change>
        <table:cell-content-change table:id="ct339">
          <table:cell-address table:column="1" table:row="28" table:table="4"/>
          <office:change-info>
            <dc:creator>Esteban Genis</dc:creator>
            <dc:date>2011-12-28T19:27:27</dc:date>
          </office:change-info>
          <table:previous table:id="ct338">
            <table:change-track-table-cell office:value-type="string">
              <text:p>Dificult</text:p>
            </table:change-track-table-cell>
          </table:previous>
        </table:cell-content-change>
        <table:cell-content-change table:id="ct340">
          <table:cell-address table:column="1" table:row="28" table:table="4"/>
          <office:change-info>
            <dc:creator>Esteban Genis</dc:creator>
            <dc:date>2011-12-28T19:27:45</dc:date>
          </office:change-info>
          <table:previous table:id="ct339">
            <table:change-track-table-cell office:value-type="string">
              <text:p>Dificulty </text:p>
            </table:change-track-table-cell>
          </table:previous>
        </table:cell-content-change>
        <table:cell-content-change table:id="ct341">
          <table:cell-address table:column="1" table:row="28" table:table="4"/>
          <office:change-info>
            <dc:creator>Esteban Genis</dc:creator>
            <dc:date>2011-12-28T19:28:18</dc:date>
          </office:change-info>
          <table:previous table:id="ct340">
            <table:change-track-table-cell office:value-type="string">
              <text:p>Installation Difficulty</text:p>
            </table:change-track-table-cell>
          </table:previous>
        </table:cell-content-change>
        <table:cell-content-change table:id="ct342">
          <table:cell-address table:column="1" table:row="29" table:table="4"/>
          <office:change-info>
            <dc:creator>Esteban Genis</dc:creator>
            <dc:date>2011-12-28T19:28:34</dc:date>
          </office:change-info>
          <table:previous>
            <table:change-track-table-cell office:value-type="string">
              <text:p>Feature item</text:p>
            </table:change-track-table-cell>
          </table:previous>
        </table:cell-content-change>
        <table:cell-content-change table:id="ct343">
          <table:cell-address table:column="1" table:row="30" table:table="4"/>
          <office:change-info>
            <dc:creator>Esteban Genis</dc:creator>
            <dc:date>2011-12-28T19:28:45</dc:date>
          </office:change-info>
          <table:previous>
            <table:change-track-table-cell office:value-type="string">
              <text:p>Feature item</text:p>
            </table:change-track-table-cell>
          </table:previous>
        </table:cell-content-change>
        <table:cell-content-change table:id="ct344">
          <table:cell-address table:column="1" table:row="31" table:table="4"/>
          <office:change-info>
            <dc:creator>Esteban Genis</dc:creator>
            <dc:date>2011-12-28T19:29:03</dc:date>
          </office:change-info>
          <table:previous>
            <table:change-track-table-cell office:value-type="string">
              <text:p>Functionality group</text:p>
            </table:change-track-table-cell>
          </table:previous>
        </table:cell-content-change>
        <table:cell-content-change table:id="ct345">
          <table:cell-address table:column="1" table:row="32" table:table="4"/>
          <office:change-info>
            <dc:creator>Esteban Genis</dc:creator>
            <dc:date>2011-12-28T19:29:10</dc:date>
          </office:change-info>
          <table:previous>
            <table:change-track-table-cell office:value-type="string">
              <text:p>Feature item</text:p>
            </table:change-track-table-cell>
          </table:previous>
        </table:cell-content-change>
        <table:cell-content-change table:id="ct346">
          <table:cell-address table:column="1" table:row="34" table:table="4"/>
          <office:change-info>
            <dc:creator>Esteban Genis</dc:creator>
            <dc:date>2011-12-28T19:29:29</dc:date>
          </office:change-info>
          <table:previous>
            <table:change-track-table-cell office:value-type="string">
              <text:p>Feature item</text:p>
            </table:change-track-table-cell>
          </table:previous>
        </table:cell-content-change>
        <table:cell-content-change table:id="ct347">
          <table:cell-address table:column="1" table:row="35" table:table="4"/>
          <office:change-info>
            <dc:creator>Esteban Genis</dc:creator>
            <dc:date>2011-12-28T19:29:38</dc:date>
          </office:change-info>
          <table:previous>
            <table:change-track-table-cell office:value-type="string">
              <text:p>Feature item</text:p>
            </table:change-track-table-cell>
          </table:previous>
        </table:cell-content-change>
        <table:cell-content-change table:id="ct348">
          <table:cell-address table:column="1" table:row="36" table:table="4"/>
          <office:change-info>
            <dc:creator>Esteban Genis</dc:creator>
            <dc:date>2011-12-28T19:30:12</dc:date>
          </office:change-info>
          <table:previous>
            <table:change-track-table-cell office:value-type="string">
              <text:p>Feature item</text:p>
            </table:change-track-table-cell>
          </table:previous>
        </table:cell-content-change>
        <table:cell-content-change table:id="ct349">
          <table:cell-address table:column="1" table:row="36" table:table="4"/>
          <office:change-info>
            <dc:creator>Esteban Genis</dc:creator>
            <dc:date>2011-12-28T19:30:12</dc:date>
          </office:change-info>
          <table:previous table:id="ct348">
            <table:change-track-table-cell office:value-type="string">
              <text:p>Aviable front-ends</text:p>
            </table:change-track-table-cell>
          </table:previous>
        </table:cell-content-change>
        <table:cell-content-change table:id="ct350">
          <table:cell-address table:column="1" table:row="36" table:table="4"/>
          <office:change-info>
            <dc:creator>Esteban Genis</dc:creator>
            <dc:date>2011-12-28T19:30:40</dc:date>
          </office:change-info>
          <table:previous table:id="ct349">
            <table:change-track-table-cell/>
          </table:previous>
        </table:cell-content-change>
        <table:cell-content-change table:id="ct351">
          <table:cell-address table:column="1" table:row="37" table:table="4"/>
          <office:change-info>
            <dc:creator>Esteban Genis</dc:creator>
            <dc:date>2011-12-28T19:30:57</dc:date>
          </office:change-info>
          <table:previous>
            <table:change-track-table-cell office:value-type="string">
              <text:p>Feature item</text:p>
            </table:change-track-table-cell>
          </table:previous>
        </table:cell-content-change>
        <table:insertion table:id="ct352" table:type="row" table:position="39" table:table="4">
          <office:change-info>
            <dc:creator>Esteban Genis</dc:creator>
            <dc:date>2011-12-28T19:31:05</dc:date>
          </office:change-info>
          <table:dependencies>
            <table:dependence table:id="ct438"/>
            <table:dependence table:id="ct433"/>
            <table:dependence table:id="ct420"/>
            <table:dependence table:id="ct418"/>
            <table:dependence table:id="ct355"/>
          </table:dependencies>
        </table:insertion>
        <table:insertion table:id="ct353" table:type="row" table:position="38" table:table="4">
          <office:change-info>
            <dc:creator>Esteban Genis</dc:creator>
            <dc:date>2011-12-28T19:31:07</dc:date>
          </office:change-info>
          <table:dependencies>
            <table:dependence table:id="ct432"/>
            <table:dependence table:id="ct417"/>
            <table:dependence table:id="ct354"/>
          </table:dependencies>
        </table:insertion>
        <table:cell-content-change table:id="ct354">
          <table:cell-address table:column="1" table:row="38" table:table="4"/>
          <office:change-info>
            <dc:creator>Esteban Genis</dc:creator>
            <dc:date>2011-12-28T19:31:22</dc:date>
          </office:change-info>
          <table:previous>
            <table:change-track-table-cell/>
          </table:previous>
        </table:cell-content-change>
        <table:cell-content-change table:id="ct355">
          <table:cell-address table:column="1" table:row="39" table:table="4"/>
          <office:change-info>
            <dc:creator>Esteban Genis</dc:creator>
            <dc:date>2011-12-28T19:31:33</dc:date>
          </office:change-info>
          <table:previous>
            <table:change-track-table-cell/>
          </table:previous>
        </table:cell-content-change>
        <table:insertion table:id="ct356" table:type="row" table:position="42" table:table="4">
          <office:change-info>
            <dc:creator>Esteban Genis</dc:creator>
            <dc:date>2011-12-28T19:31:53</dc:date>
          </office:change-info>
          <table:dependencies>
            <table:dependence table:id="ct437"/>
            <table:dependence table:id="ct436"/>
            <table:dependence table:id="ct422"/>
            <table:dependence table:id="ct364"/>
          </table:dependencies>
        </table:insertion>
        <table:insertion table:id="ct357" table:type="row" table:position="41" table:table="4">
          <office:change-info>
            <dc:creator>Esteban Genis</dc:creator>
            <dc:date>2011-12-28T19:31:56</dc:date>
          </office:change-info>
          <table:dependencies>
            <table:dependence table:id="ct435"/>
            <table:dependence table:id="ct421"/>
            <table:dependence table:id="ct360"/>
          </table:dependencies>
        </table:insertion>
        <table:insertion table:id="ct358" table:type="row" table:position="40" table:table="4">
          <office:change-info>
            <dc:creator>Esteban Genis</dc:creator>
            <dc:date>2011-12-28T19:31:59</dc:date>
          </office:change-info>
          <table:dependencies>
            <table:dependence table:id="ct434"/>
            <table:dependence table:id="ct419"/>
            <table:dependence table:id="ct359"/>
          </table:dependencies>
        </table:insertion>
        <table:cell-content-change table:id="ct359">
          <table:cell-address table:column="1" table:row="40" table:table="4"/>
          <office:change-info>
            <dc:creator>Esteban Genis</dc:creator>
            <dc:date>2011-12-28T19:32:06</dc:date>
          </office:change-info>
          <table:previous>
            <table:change-track-table-cell/>
          </table:previous>
        </table:cell-content-change>
        <table:cell-content-change table:id="ct360">
          <table:cell-address table:column="1" table:row="41" table:table="4"/>
          <office:change-info>
            <dc:creator>Esteban Genis</dc:creator>
            <dc:date>2011-12-28T19:32:09</dc:date>
          </office:change-info>
          <table:previous>
            <table:change-track-table-cell/>
          </table:previous>
        </table:cell-content-change>
        <table:cell-content-change table:id="ct361">
          <table:cell-address table:column="1" table:row="36" table:table="4"/>
          <office:change-info>
            <dc:creator>Esteban Genis</dc:creator>
            <dc:date>2011-12-28T19:32:24</dc:date>
          </office:change-info>
          <table:previous table:id="ct350">
            <table:change-track-table-cell office:value-type="string">
              <text:p>Front-end compatibility</text:p>
            </table:change-track-table-cell>
          </table:previous>
        </table:cell-content-change>
        <table:cell-content-change table:id="ct362">
          <table:cell-address table:column="1" table:row="35" table:table="4"/>
          <office:change-info>
            <dc:creator>Esteban Genis</dc:creator>
            <dc:date>2011-12-28T19:32:39</dc:date>
          </office:change-info>
          <table:previous table:id="ct347">
            <table:change-track-table-cell office:value-type="string">
              <text:p>Help aviable</text:p>
            </table:change-track-table-cell>
          </table:previous>
        </table:cell-content-change>
        <table:cell-content-change table:id="ct363">
          <table:cell-address table:column="1" table:row="36" table:table="4"/>
          <office:change-info>
            <dc:creator>Esteban Genis</dc:creator>
            <dc:date>2011-12-28T19:34:12</dc:date>
          </office:change-info>
          <table:previous table:id="ct361">
            <table:change-track-table-cell/>
          </table:previous>
        </table:cell-content-change>
        <table:cell-content-change table:id="ct364">
          <table:cell-address table:column="1" table:row="42" table:table="4"/>
          <office:change-info>
            <dc:creator>Esteban Genis</dc:creator>
            <dc:date>2011-12-28T19:34:36</dc:date>
          </office:change-info>
          <table:previous>
            <table:change-track-table-cell/>
          </table:previous>
        </table:cell-content-change>
        <table:cell-content-change table:id="ct365">
          <table:cell-address table:column="1" table:row="43" table:table="4"/>
          <office:change-info>
            <dc:creator>Esteban Genis</dc:creator>
            <dc:date>2011-12-28T19:34:44</dc:date>
          </office:change-info>
          <table:previous>
            <table:change-track-table-cell office:value-type="string">
              <text:p>Functionality group</text:p>
            </table:change-track-table-cell>
          </table:previous>
        </table:cell-content-change>
        <table:cell-content-change table:id="ct366">
          <table:cell-address table:column="1" table:row="44" table:table="4"/>
          <office:change-info>
            <dc:creator>Esteban Genis</dc:creator>
            <dc:date>2011-12-28T19:35:01</dc:date>
          </office:change-info>
          <table:previous>
            <table:change-track-table-cell office:value-type="string">
              <text:p>Feature item</text:p>
            </table:change-track-table-cell>
          </table:previous>
        </table:cell-content-change>
        <table:cell-content-change table:id="ct367">
          <table:cell-address table:column="1" table:row="45" table:table="4"/>
          <office:change-info>
            <dc:creator>Esteban Genis</dc:creator>
            <dc:date>2011-12-28T19:35:10</dc:date>
          </office:change-info>
          <table:previous>
            <table:change-track-table-cell office:value-type="string">
              <text:p>Feature item</text:p>
            </table:change-track-table-cell>
          </table:previous>
        </table:cell-content-change>
        <table:insertion table:id="ct368" table:type="row" table:position="46" table:table="4">
          <office:change-info>
            <dc:creator>Esteban Genis</dc:creator>
            <dc:date>2011-12-28T19:35:14</dc:date>
          </office:change-info>
          <table:dependencies>
            <table:dependence table:id="ct428"/>
            <table:dependence table:id="ct424"/>
            <table:dependence table:id="ct369"/>
          </table:dependencies>
        </table:insertion>
        <table:cell-content-change table:id="ct369">
          <table:cell-address table:column="1" table:row="46" table:table="4"/>
          <office:change-info>
            <dc:creator>Esteban Genis</dc:creator>
            <dc:date>2011-12-28T19:35:19</dc:date>
          </office:change-info>
          <table:previous>
            <table:change-track-table-cell/>
          </table:previous>
        </table:cell-content-change>
        <table:insertion table:id="ct370" table:type="row" table:position="47" table:table="4">
          <office:change-info>
            <dc:creator>Esteban Genis</dc:creator>
            <dc:date>2011-12-28T19:35:25</dc:date>
          </office:change-info>
          <table:dependencies>
            <table:dependence table:id="ct444"/>
            <table:dependence table:id="ct431"/>
            <table:dependence table:id="ct427"/>
            <table:dependence table:id="ct426"/>
            <table:dependence table:id="ct425"/>
            <table:dependence table:id="ct371"/>
          </table:dependencies>
        </table:insertion>
        <table:cell-content-change table:id="ct371">
          <table:cell-address table:column="1" table:row="47" table:table="4"/>
          <office:change-info>
            <dc:creator>Esteban Genis</dc:creator>
            <dc:date>2011-12-28T19:35:30</dc:date>
          </office:change-info>
          <table:previous>
            <table:change-track-table-cell/>
          </table:previous>
        </table:cell-content-change>
        <table:insertion table:id="ct372" table:type="row" table:position="33" table:table="4">
          <office:change-info>
            <dc:creator>Esteban Genis</dc:creator>
            <dc:date>2011-12-28T19:36:07</dc:date>
          </office:change-info>
          <table:dependencies>
            <table:dependence table:id="ct413"/>
            <table:dependence table:id="ct412"/>
            <table:dependence table:id="ct373"/>
          </table:dependencies>
        </table:insertion>
        <table:cell-content-change table:id="ct373">
          <table:cell-address table:column="1" table:row="33" table:table="4"/>
          <office:change-info>
            <dc:creator>Esteban Genis</dc:creator>
            <dc:date>2011-12-28T19:36:14</dc:date>
          </office:change-info>
          <table:previous>
            <table:change-track-table-cell/>
          </table:previous>
        </table:cell-content-change>
        <table:cell-content-change table:id="ct374">
          <table:cell-address table:column="1" table:row="59"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75">
          <table:cell-address table:column="1" table:row="60"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76">
          <table:cell-address table:column="1" table:row="61"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77">
          <table:cell-address table:column="1" table:row="62"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78">
          <table:cell-address table:column="1" table:row="62"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79">
          <table:cell-address table:column="1" table:row="63"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80">
          <table:cell-address table:column="1" table:row="64" table:table="4"/>
          <office:change-info>
            <dc:creator>Esteban Genis</dc:creator>
            <dc:date>2011-12-28T19:37:58</dc:date>
          </office:change-info>
          <table:previous>
            <table:change-track-table-cell office:value-type="string">
              <text:p>Functionality group</text:p>
            </table:change-track-table-cell>
          </table:previous>
        </table:cell-content-change>
        <table:cell-content-change table:id="ct381">
          <table:cell-address table:column="1" table:row="64"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82">
          <table:cell-address table:column="1" table:row="65"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83">
          <table:cell-address table:column="1" table:row="66"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84">
          <table:cell-address table:column="1" table:row="67" table:table="4"/>
          <office:change-info>
            <dc:creator>Esteban Genis</dc:creator>
            <dc:date>2011-12-28T19:37:58</dc:date>
          </office:change-info>
          <table:previous>
            <table:change-track-table-cell office:value-type="string">
              <text:p>Feature item</text:p>
            </table:change-track-table-cell>
          </table:previous>
        </table:cell-content-change>
        <table:cell-content-change table:id="ct385">
          <table:cell-address table:column="2" table:row="60" table:table="4"/>
          <office:change-info>
            <dc:creator>Esteban Genis</dc:creator>
            <dc:date>2011-12-28T19:37:58</dc:date>
          </office:change-info>
          <table:previous>
            <table:change-track-table-cell office:value-type="float" office:value="1"/>
          </table:previous>
        </table:cell-content-change>
        <table:cell-content-change table:id="ct386">
          <table:cell-address table:column="2" table:row="61" table:table="4"/>
          <office:change-info>
            <dc:creator>Esteban Genis</dc:creator>
            <dc:date>2011-12-28T19:37:58</dc:date>
          </office:change-info>
          <table:previous>
            <table:change-track-table-cell office:value-type="float" office:value="1"/>
          </table:previous>
        </table:cell-content-change>
        <table:cell-content-change table:id="ct387">
          <table:cell-address table:column="2" table:row="62" table:table="4"/>
          <office:change-info>
            <dc:creator>Esteban Genis</dc:creator>
            <dc:date>2011-12-28T19:37:58</dc:date>
          </office:change-info>
          <table:previous>
            <table:change-track-table-cell office:value-type="float" office:value="2"/>
          </table:previous>
        </table:cell-content-change>
        <table:cell-content-change table:id="ct388">
          <table:cell-address table:column="2" table:row="64" table:table="4"/>
          <office:change-info>
            <dc:creator>Esteban Genis</dc:creator>
            <dc:date>2011-12-28T19:37:58</dc:date>
          </office:change-info>
          <table:previous>
            <table:change-track-table-cell/>
          </table:previous>
        </table:cell-content-change>
        <table:cell-content-change table:id="ct389">
          <table:cell-address table:column="2" table:row="64" table:table="4"/>
          <office:change-info>
            <dc:creator>Esteban Genis</dc:creator>
            <dc:date>2011-12-28T19:37:58</dc:date>
          </office:change-info>
          <table:previous>
            <table:change-track-table-cell office:value-type="float" office:value="2"/>
          </table:previous>
        </table:cell-content-change>
        <table:cell-content-change table:id="ct390">
          <table:cell-address table:column="2" table:row="67" table:table="4"/>
          <office:change-info>
            <dc:creator>Esteban Genis</dc:creator>
            <dc:date>2011-12-28T19:37:58</dc:date>
          </office:change-info>
          <table:previous>
            <table:change-track-table-cell office:value-type="float" office:value="1"/>
          </table:previous>
        </table:cell-content-change>
        <table:cell-content-change table:id="ct391">
          <table:cell-address table:column="3" table:row="59" table:table="4"/>
          <office:change-info>
            <dc:creator>Esteban Genis</dc:creator>
            <dc:date>2011-12-28T19:37:58</dc:date>
          </office:change-info>
          <table:previous>
            <table:change-track-table-cell office:value-type="float" office:value="2"/>
          </table:previous>
        </table:cell-content-change>
        <table:cell-content-change table:id="ct392">
          <table:cell-address table:column="3" table:row="60" table:table="4"/>
          <office:change-info>
            <dc:creator>Esteban Genis</dc:creator>
            <dc:date>2011-12-28T19:37:58</dc:date>
          </office:change-info>
          <table:previous>
            <table:change-track-table-cell office:value-type="float" office:value="1"/>
          </table:previous>
        </table:cell-content-change>
        <table:cell-content-change table:id="ct393">
          <table:cell-address table:column="3" table:row="61" table:table="4"/>
          <office:change-info>
            <dc:creator>Esteban Genis</dc:creator>
            <dc:date>2011-12-28T19:37:58</dc:date>
          </office:change-info>
          <table:previous>
            <table:change-track-table-cell office:value-type="float" office:value="1"/>
          </table:previous>
        </table:cell-content-change>
        <table:cell-content-change table:id="ct394">
          <table:cell-address table:column="3" table:row="62" table:table="4"/>
          <office:change-info>
            <dc:creator>Esteban Genis</dc:creator>
            <dc:date>2011-12-28T19:37:58</dc:date>
          </office:change-info>
          <table:previous>
            <table:change-track-table-cell office:value-type="float" office:value="2"/>
          </table:previous>
        </table:cell-content-change>
        <table:cell-content-change table:id="ct395">
          <table:cell-address table:column="3" table:row="63" table:table="4"/>
          <office:change-info>
            <dc:creator>Esteban Genis</dc:creator>
            <dc:date>2011-12-28T19:37:58</dc:date>
          </office:change-info>
          <table:previous>
            <table:change-track-table-cell office:value-type="float" office:value="0"/>
          </table:previous>
        </table:cell-content-change>
        <table:cell-content-change table:id="ct396">
          <table:cell-address table:column="3" table:row="64" table:table="4"/>
          <office:change-info>
            <dc:creator>Esteban Genis</dc:creator>
            <dc:date>2011-12-28T19:37:58</dc:date>
          </office:change-info>
          <table:previous>
            <table:change-track-table-cell/>
          </table:previous>
        </table:cell-content-change>
        <table:cell-content-change table:id="ct397">
          <table:cell-address table:column="3" table:row="64" table:table="4"/>
          <office:change-info>
            <dc:creator>Esteban Genis</dc:creator>
            <dc:date>2011-12-28T19:37:58</dc:date>
          </office:change-info>
          <table:previous>
            <table:change-track-table-cell office:value-type="float" office:value="2"/>
          </table:previous>
        </table:cell-content-change>
        <table:cell-content-change table:id="ct398">
          <table:cell-address table:column="3" table:row="66" table:table="4"/>
          <office:change-info>
            <dc:creator>Esteban Genis</dc:creator>
            <dc:date>2011-12-28T19:37:58</dc:date>
          </office:change-info>
          <table:previous>
            <table:change-track-table-cell office:value-type="float" office:value="0"/>
          </table:previous>
        </table:cell-content-change>
        <table:cell-content-change table:id="ct399">
          <table:cell-address table:column="3" table:row="67" table:table="4"/>
          <office:change-info>
            <dc:creator>Esteban Genis</dc:creator>
            <dc:date>2011-12-28T19:37:58</dc:date>
          </office:change-info>
          <table:previous>
            <table:change-track-table-cell office:value-type="float" office:value="0"/>
          </table:previous>
        </table:cell-content-change>
        <table:deletion table:id="ct400" table:type="row" table:position="67" table:table="4">
          <office:change-info>
            <dc:creator>Esteban Genis</dc:creator>
            <dc:date>2011-12-28T19:38:08</dc:date>
          </office:change-info>
          <table:deletions>
            <table:cell-content-deletion table:id="ct399">
              <table:change-track-table-cell office:value-type="float" office:value="-2"/>
            </table:cell-content-deletion>
            <table:cell-content-deletion table:id="ct390">
              <table:change-track-table-cell office:value-type="float" office:value="2"/>
            </table:cell-content-deletion>
            <table:cell-content-deletion table:id="ct384">
              <table:change-track-table-cell office:value-type="string">
                <text:p>Distinction between author/committer</text:p>
              </table:change-track-table-cell>
            </table:cell-content-deletion>
          </table:deletions>
        </table:deletion>
        <table:deletion table:id="ct401" table:type="row" table:position="48" table:table="4" table:multi-deletion-spanned="6">
          <office:change-info>
            <dc:creator>Esteban Genis</dc:creator>
            <dc:date>2011-12-28T19:38:21</dc:date>
          </office:change-info>
          <table:deletions>
            <table:cell-content-deletion>
              <table:cell-address table:column="1" table:row="48" table:table="4"/>
              <table:change-track-table-cell office:value-type="string">
                <text:p>Functionality group</text:p>
              </table:change-track-table-cell>
            </table:cell-content-deletion>
          </table:deletions>
        </table:deletion>
        <table:deletion table:id="ct402" table:type="row" table:position="48" table:table="4">
          <office:change-info>
            <dc:creator>Esteban Genis</dc:creator>
            <dc:date>2011-12-28T19:38:21</dc:date>
          </office:change-info>
          <table:deletions>
            <table:change-deletion table:id="ct401"/>
            <table:cell-content-deletion>
              <table:cell-address table:column="1" table:row="48" table:table="4"/>
              <table:change-track-table-cell office:value-type="string">
                <text:p>Feature item</text:p>
              </table:change-track-table-cell>
            </table:cell-content-deletion>
            <table:cell-content-deletion>
              <table:cell-address table:column="2" table:row="48" table:table="4"/>
              <table:change-track-table-cell office:value-type="float" office:value="2"/>
            </table:cell-content-deletion>
            <table:cell-content-deletion>
              <table:cell-address table:column="3" table:row="48" table:table="4"/>
              <table:change-track-table-cell office:value-type="float" office:value="2"/>
            </table:cell-content-deletion>
          </table:deletions>
        </table:deletion>
        <table:deletion table:id="ct403" table:type="row" table:position="48" table:table="4">
          <office:change-info>
            <dc:creator>Esteban Genis</dc:creator>
            <dc:date>2011-12-28T19:38:21</dc:date>
          </office:change-info>
          <table:deletions>
            <table:change-deletion table:id="ct402"/>
            <table:cell-content-deletion>
              <table:cell-address table:column="1" table:row="48" table:table="4"/>
              <table:change-track-table-cell office:value-type="string">
                <text:p>Feature item</text:p>
              </table:change-track-table-cell>
            </table:cell-content-deletion>
            <table:cell-content-deletion>
              <table:cell-address table:column="2" table:row="48" table:table="4"/>
              <table:change-track-table-cell office:value-type="float" office:value="1"/>
            </table:cell-content-deletion>
            <table:cell-content-deletion>
              <table:cell-address table:column="3" table:row="48" table:table="4"/>
              <table:change-track-table-cell office:value-type="float" office:value="1"/>
            </table:cell-content-deletion>
          </table:deletions>
        </table:deletion>
        <table:deletion table:id="ct404" table:type="row" table:position="48" table:table="4">
          <office:change-info>
            <dc:creator>Esteban Genis</dc:creator>
            <dc:date>2011-12-28T19:38:21</dc:date>
          </office:change-info>
          <table:deletions>
            <table:change-deletion table:id="ct403"/>
            <table:cell-content-deletion>
              <table:cell-address table:column="1" table:row="48" table:table="4"/>
              <table:change-track-table-cell office:value-type="string">
                <text:p>Feature item</text:p>
              </table:change-track-table-cell>
            </table:cell-content-deletion>
            <table:cell-content-deletion>
              <table:cell-address table:column="2" table:row="48" table:table="4"/>
              <table:change-track-table-cell office:value-type="float" office:value="3"/>
            </table:cell-content-deletion>
            <table:cell-content-deletion>
              <table:cell-address table:column="3" table:row="48" table:table="4"/>
              <table:change-track-table-cell office:value-type="float" office:value="3"/>
            </table:cell-content-deletion>
          </table:deletions>
        </table:deletion>
        <table:deletion table:id="ct405" table:type="row" table:position="48" table:table="4">
          <office:change-info>
            <dc:creator>Esteban Genis</dc:creator>
            <dc:date>2011-12-28T19:38:21</dc:date>
          </office:change-info>
          <table:deletions>
            <table:change-deletion table:id="ct404"/>
            <table:cell-content-deletion>
              <table:cell-address table:column="1" table:row="48" table:table="4"/>
              <table:change-track-table-cell office:value-type="string">
                <text:p>Feature item</text:p>
              </table:change-track-table-cell>
            </table:cell-content-deletion>
            <table:cell-content-deletion>
              <table:cell-address table:column="2" table:row="48" table:table="4"/>
              <table:change-track-table-cell office:value-type="float" office:value="2"/>
            </table:cell-content-deletion>
            <table:cell-content-deletion>
              <table:cell-address table:column="3" table:row="48" table:table="4"/>
              <table:change-track-table-cell office:value-type="float" office:value="2"/>
            </table:cell-content-deletion>
          </table:deletions>
        </table:deletion>
        <table:deletion table:id="ct406" table:type="row" table:position="48" table:table="4">
          <office:change-info>
            <dc:creator>Esteban Genis</dc:creator>
            <dc:date>2011-12-28T19:38:21</dc:date>
          </office:change-info>
          <table:deletions>
            <table:change-deletion table:id="ct405"/>
            <table:cell-content-deletion>
              <table:cell-address table:column="1" table:row="48" table:table="4"/>
              <table:change-track-table-cell office:value-type="string">
                <text:p>Feature item</text:p>
              </table:change-track-table-cell>
            </table:cell-content-deletion>
            <table:cell-content-deletion>
              <table:cell-address table:column="2" table:row="48" table:table="4"/>
              <table:change-track-table-cell office:value-type="float" office:value="1"/>
            </table:cell-content-deletion>
            <table:cell-content-deletion>
              <table:cell-address table:column="3" table:row="48" table:table="4"/>
              <table:change-track-table-cell office:value-type="float" office:value="1"/>
            </table:cell-content-deletion>
          </table:deletions>
        </table:deletion>
        <table:cell-content-change table:id="ct407">
          <table:cell-address table:column="2" table:row="28" table:table="4"/>
          <office:change-info>
            <dc:creator>Esteban Genis</dc:creator>
            <dc:date>2011-12-28T19:38:29</dc:date>
          </office:change-info>
          <table:previous>
            <table:change-track-table-cell office:value-type="float" office:value="3"/>
          </table:previous>
        </table:cell-content-change>
        <table:cell-content-change table:id="ct408">
          <table:cell-address table:column="2" table:row="29" table:table="4"/>
          <office:change-info>
            <dc:creator>Esteban Genis</dc:creator>
            <dc:date>2011-12-28T19:38:32</dc:date>
          </office:change-info>
          <table:previous>
            <table:change-track-table-cell office:value-type="float" office:value="2"/>
          </table:previous>
        </table:cell-content-change>
        <table:cell-content-change table:id="ct409">
          <table:cell-address table:column="2" table:row="29" table:table="4"/>
          <office:change-info>
            <dc:creator>Esteban Genis</dc:creator>
            <dc:date>2011-12-28T19:38:32</dc:date>
          </office:change-info>
          <table:previous table:id="ct408">
            <table:change-track-table-cell office:value-type="float" office:value="3"/>
          </table:previous>
        </table:cell-content-change>
        <table:cell-content-change table:id="ct410">
          <table:cell-address table:column="3" table:row="29" table:table="4"/>
          <office:change-info>
            <dc:creator>Esteban Genis</dc:creator>
            <dc:date>2011-12-28T19:38:52</dc:date>
          </office:change-info>
          <table:previous>
            <table:change-track-table-cell office:value-type="float" office:value="2"/>
          </table:previous>
        </table:cell-content-change>
        <table:cell-content-change table:id="ct411">
          <table:cell-address table:column="3" table:row="32" table:table="4"/>
          <office:change-info>
            <dc:creator>Esteban Genis</dc:creator>
            <dc:date>2011-12-28T19:38:59</dc:date>
          </office:change-info>
          <table:previous>
            <table:change-track-table-cell office:value-type="float" office:value="-3"/>
          </table:previous>
        </table:cell-content-change>
        <table:cell-content-change table:id="ct412">
          <table:cell-address table:column="2" table:row="33" table:table="4"/>
          <office:change-info>
            <dc:creator>Esteban Genis</dc:creator>
            <dc:date>2011-12-28T19:39:08</dc:date>
          </office:change-info>
          <table:previous>
            <table:change-track-table-cell/>
          </table:previous>
        </table:cell-content-change>
        <table:cell-content-change table:id="ct413">
          <table:cell-address table:column="3" table:row="33" table:table="4"/>
          <office:change-info>
            <dc:creator>Esteban Genis</dc:creator>
            <dc:date>2011-12-28T19:39:09</dc:date>
          </office:change-info>
          <table:previous>
            <table:change-track-table-cell/>
          </table:previous>
        </table:cell-content-change>
        <table:cell-content-change table:id="ct414">
          <table:cell-address table:column="3" table:row="34" table:table="4"/>
          <office:change-info>
            <dc:creator>Esteban Genis</dc:creator>
            <dc:date>2011-12-28T19:39:17</dc:date>
          </office:change-info>
          <table:previous>
            <table:change-track-table-cell office:value-type="float" office:value="-2"/>
          </table:previous>
        </table:cell-content-change>
        <table:cell-content-change table:id="ct415">
          <table:cell-address table:column="3" table:row="35" table:table="4"/>
          <office:change-info>
            <dc:creator>Esteban Genis</dc:creator>
            <dc:date>2011-12-28T19:39:24</dc:date>
          </office:change-info>
          <table:previous>
            <table:change-track-table-cell office:value-type="float" office:value="-1"/>
          </table:previous>
        </table:cell-content-change>
        <table:cell-content-change table:id="ct416">
          <table:cell-address table:column="3" table:row="37" table:table="4"/>
          <office:change-info>
            <dc:creator>Esteban Genis</dc:creator>
            <dc:date>2011-12-28T19:39:33</dc:date>
          </office:change-info>
          <table:previous>
            <table:change-track-table-cell office:value-type="float" office:value="2"/>
          </table:previous>
        </table:cell-content-change>
        <table:cell-content-change table:id="ct417">
          <table:cell-address table:column="2" table:row="38" table:table="4"/>
          <office:change-info>
            <dc:creator>Esteban Genis</dc:creator>
            <dc:date>2011-12-28T19:40:03</dc:date>
          </office:change-info>
          <table:previous>
            <table:change-track-table-cell/>
          </table:previous>
        </table:cell-content-change>
        <table:cell-content-change table:id="ct418">
          <table:cell-address table:column="2" table:row="39" table:table="4"/>
          <office:change-info>
            <dc:creator>Esteban Genis</dc:creator>
            <dc:date>2011-12-28T19:40:05</dc:date>
          </office:change-info>
          <table:previous>
            <table:change-track-table-cell/>
          </table:previous>
        </table:cell-content-change>
        <table:cell-content-change table:id="ct419">
          <table:cell-address table:column="2" table:row="40" table:table="4"/>
          <office:change-info>
            <dc:creator>Esteban Genis</dc:creator>
            <dc:date>2011-12-28T19:40:07</dc:date>
          </office:change-info>
          <table:previous>
            <table:change-track-table-cell/>
          </table:previous>
        </table:cell-content-change>
        <table:cell-content-change table:id="ct420">
          <table:cell-address table:column="2" table:row="39" table:table="4"/>
          <office:change-info>
            <dc:creator>Esteban Genis</dc:creator>
            <dc:date>2011-12-28T19:40:08</dc:date>
          </office:change-info>
          <table:previous table:id="ct418">
            <table:change-track-table-cell office:value-type="float" office:value="2"/>
          </table:previous>
        </table:cell-content-change>
        <table:cell-content-change table:id="ct421">
          <table:cell-address table:column="2" table:row="41" table:table="4"/>
          <office:change-info>
            <dc:creator>Esteban Genis</dc:creator>
            <dc:date>2011-12-28T19:40:11</dc:date>
          </office:change-info>
          <table:previous>
            <table:change-track-table-cell/>
          </table:previous>
        </table:cell-content-change>
        <table:cell-content-change table:id="ct422">
          <table:cell-address table:column="2" table:row="42" table:table="4"/>
          <office:change-info>
            <dc:creator>Esteban Genis</dc:creator>
            <dc:date>2011-12-28T19:40:13</dc:date>
          </office:change-info>
          <table:previous>
            <table:change-track-table-cell/>
          </table:previous>
        </table:cell-content-change>
        <table:cell-content-change table:id="ct423">
          <table:cell-address table:column="2" table:row="45" table:table="4"/>
          <office:change-info>
            <dc:creator>Esteban Genis</dc:creator>
            <dc:date>2011-12-28T19:40:25</dc:date>
          </office:change-info>
          <table:previous>
            <table:change-track-table-cell office:value-type="float" office:value="3"/>
          </table:previous>
        </table:cell-content-change>
        <table:cell-content-change table:id="ct424">
          <table:cell-address table:column="2" table:row="46" table:table="4"/>
          <office:change-info>
            <dc:creator>Esteban Genis</dc:creator>
            <dc:date>2011-12-28T19:40:26</dc:date>
          </office:change-info>
          <table:previous>
            <table:change-track-table-cell/>
          </table:previous>
        </table:cell-content-change>
        <table:cell-content-change table:id="ct425">
          <table:cell-address table:column="2" table:row="47" table:table="4"/>
          <office:change-info>
            <dc:creator>Esteban Genis</dc:creator>
            <dc:date>2011-12-28T19:40:29</dc:date>
          </office:change-info>
          <table:previous>
            <table:change-track-table-cell/>
          </table:previous>
        </table:cell-content-change>
        <table:cell-content-change table:id="ct426">
          <table:cell-address table:column="3" table:row="47" table:table="4"/>
          <office:change-info>
            <dc:creator>Esteban Genis</dc:creator>
            <dc:date>2011-12-28T19:40:32</dc:date>
          </office:change-info>
          <table:previous>
            <table:change-track-table-cell/>
          </table:previous>
        </table:cell-content-change>
        <table:cell-content-change table:id="ct427">
          <table:cell-address table:column="3" table:row="47" table:table="4"/>
          <office:change-info>
            <dc:creator>Esteban Genis</dc:creator>
            <dc:date>2011-12-28T19:40:34</dc:date>
          </office:change-info>
          <table:previous table:id="ct426">
            <table:change-track-table-cell office:value-type="float" office:value="1"/>
          </table:previous>
        </table:cell-content-change>
        <table:cell-content-change table:id="ct428">
          <table:cell-address table:column="3" table:row="46" table:table="4"/>
          <office:change-info>
            <dc:creator>Esteban Genis</dc:creator>
            <dc:date>2011-12-28T19:40:36</dc:date>
          </office:change-info>
          <table:previous>
            <table:change-track-table-cell/>
          </table:previous>
        </table:cell-content-change>
        <table:cell-content-change table:id="ct429">
          <table:cell-address table:column="3" table:row="45" table:table="4"/>
          <office:change-info>
            <dc:creator>Esteban Genis</dc:creator>
            <dc:date>2011-12-28T19:40:39</dc:date>
          </office:change-info>
          <table:previous>
            <table:change-track-table-cell office:value-type="float" office:value="3"/>
          </table:previous>
        </table:cell-content-change>
        <table:cell-content-change table:id="ct430">
          <table:cell-address table:column="3" table:row="44" table:table="4"/>
          <office:change-info>
            <dc:creator>Esteban Genis</dc:creator>
            <dc:date>2011-12-28T19:40:41</dc:date>
          </office:change-info>
          <table:previous>
            <table:change-track-table-cell office:value-type="float" office:value="1"/>
          </table:previous>
        </table:cell-content-change>
        <table:cell-content-change table:id="ct431">
          <table:cell-address table:column="3" table:row="47" table:table="4"/>
          <office:change-info>
            <dc:creator>Esteban Genis</dc:creator>
            <dc:date>2011-12-28T19:41:08</dc:date>
          </office:change-info>
          <table:previous table:id="ct427">
            <table:change-track-table-cell office:value-type="float" office:value="2"/>
          </table:previous>
        </table:cell-content-change>
        <table:cell-content-change table:id="ct432">
          <table:cell-address table:column="3" table:row="38" table:table="4"/>
          <office:change-info>
            <dc:creator>Esteban Genis</dc:creator>
            <dc:date>2011-12-28T19:42:43</dc:date>
          </office:change-info>
          <table:previous>
            <table:change-track-table-cell/>
          </table:previous>
        </table:cell-content-change>
        <table:cell-content-change table:id="ct433">
          <table:cell-address table:column="3" table:row="39" table:table="4"/>
          <office:change-info>
            <dc:creator>Esteban Genis</dc:creator>
            <dc:date>2011-12-28T19:42:45</dc:date>
          </office:change-info>
          <table:previous>
            <table:change-track-table-cell/>
          </table:previous>
        </table:cell-content-change>
        <table:cell-content-change table:id="ct434">
          <table:cell-address table:column="3" table:row="40" table:table="4"/>
          <office:change-info>
            <dc:creator>Esteban Genis</dc:creator>
            <dc:date>2011-12-28T19:42:47</dc:date>
          </office:change-info>
          <table:previous>
            <table:change-track-table-cell/>
          </table:previous>
        </table:cell-content-change>
        <table:cell-content-change table:id="ct435">
          <table:cell-address table:column="3" table:row="41" table:table="4"/>
          <office:change-info>
            <dc:creator>Esteban Genis</dc:creator>
            <dc:date>2011-12-28T19:42:48</dc:date>
          </office:change-info>
          <table:previous>
            <table:change-track-table-cell/>
          </table:previous>
        </table:cell-content-change>
        <table:cell-content-change table:id="ct436">
          <table:cell-address table:column="3" table:row="42" table:table="4"/>
          <office:change-info>
            <dc:creator>Esteban Genis</dc:creator>
            <dc:date>2011-12-28T19:42:53</dc:date>
          </office:change-info>
          <table:previous>
            <table:change-track-table-cell/>
          </table:previous>
        </table:cell-content-change>
        <table:cell-content-change table:id="ct437">
          <table:cell-address table:column="3" table:row="42" table:table="4"/>
          <office:change-info>
            <dc:creator>Esteban Genis</dc:creator>
            <dc:date>2011-12-28T19:43:12</dc:date>
          </office:change-info>
          <table:previous table:id="ct436">
            <table:change-track-table-cell office:value-type="float" office:value="2"/>
          </table:previous>
        </table:cell-content-change>
        <table:cell-content-change table:id="ct438">
          <table:cell-address table:column="3" table:row="39" table:table="4"/>
          <office:change-info>
            <dc:creator>Esteban Genis</dc:creator>
            <dc:date>2011-12-28T19:43:17</dc:date>
          </office:change-info>
          <table:previous table:id="ct433">
            <table:change-track-table-cell office:value-type="float" office:value="3"/>
          </table:previous>
        </table:cell-content-change>
        <table:cell-content-change table:id="ct439">
          <table:cell-address table:column="3" table:row="35" table:table="4"/>
          <office:change-info>
            <dc:creator>Esteban Genis</dc:creator>
            <dc:date>2011-12-28T19:43:19</dc:date>
          </office:change-info>
          <table:previous table:id="ct415">
            <table:change-track-table-cell office:value-type="float" office:value="3"/>
          </table:previous>
        </table:cell-content-change>
        <table:cell-content-change table:id="ct440">
          <table:cell-address table:column="2" table:row="34" table:table="4"/>
          <office:change-info>
            <dc:creator>Esteban Genis</dc:creator>
            <dc:date>2011-12-28T19:43:36</dc:date>
          </office:change-info>
          <table:previous>
            <table:change-track-table-cell office:value-type="float" office:value="2"/>
          </table:previous>
        </table:cell-content-change>
        <table:cell-content-change table:id="ct441">
          <table:cell-address table:column="3" table:row="37" table:table="4"/>
          <office:change-info>
            <dc:creator>Esteban Genis</dc:creator>
            <dc:date>2011-12-28T19:43:40</dc:date>
          </office:change-info>
          <table:previous table:id="ct416">
            <table:change-track-table-cell office:value-type="float" office:value="3"/>
          </table:previous>
        </table:cell-content-change>
        <table:cell-content-change table:id="ct442">
          <table:cell-address table:column="3" table:row="28" table:table="4"/>
          <office:change-info>
            <dc:creator>Esteban Genis</dc:creator>
            <dc:date>2011-12-28T19:43:49</dc:date>
          </office:change-info>
          <table:previous>
            <table:change-track-table-cell office:value-type="float" office:value="3"/>
          </table:previous>
        </table:cell-content-change>
        <table:cell-content-change table:id="ct443">
          <table:cell-address table:column="3" table:row="44" table:table="4"/>
          <office:change-info>
            <dc:creator>Esteban Genis</dc:creator>
            <dc:date>2011-12-28T19:44:18</dc:date>
          </office:change-info>
          <table:previous table:id="ct430">
            <table:change-track-table-cell office:value-type="float" office:value="2"/>
          </table:previous>
        </table:cell-content-change>
        <table:cell-content-change table:id="ct444">
          <table:cell-address table:column="3" table:row="47" table:table="4"/>
          <office:change-info>
            <dc:creator>Esteban Genis</dc:creator>
            <dc:date>2011-12-28T19:44:28</dc:date>
          </office:change-info>
          <table:previous table:id="ct431">
            <table:change-track-table-cell office:value-type="float" office:value="3"/>
          </table:previous>
        </table:cell-content-change>
        <table:cell-content-change table:id="ct445">
          <table:cell-address table:column="3" table:row="59" table:table="4"/>
          <office:change-info>
            <dc:creator>Esteban Genis</dc:creator>
            <dc:date>2011-12-28T19:44:36</dc:date>
          </office:change-info>
          <table:previous table:id="ct391">
            <table:change-track-table-cell office:value-type="float" office:value="-2"/>
          </table:previous>
        </table:cell-content-change>
        <table:cell-content-change table:id="ct446">
          <table:cell-address table:column="3" table:row="60" table:table="4"/>
          <office:change-info>
            <dc:creator>Esteban Genis</dc:creator>
            <dc:date>2011-12-28T19:44:54</dc:date>
          </office:change-info>
          <table:previous table:id="ct392">
            <table:change-track-table-cell office:value-type="float" office:value="2"/>
          </table:previous>
        </table:cell-content-change>
        <table:deletion table:id="ct447" table:type="row" table:position="62" table:table="4">
          <office:change-info>
            <dc:creator>Esteban Genis</dc:creator>
            <dc:date>2011-12-28T19:45:13</dc:date>
          </office:change-info>
          <table:deletions>
            <table:cell-content-deletion table:id="ct377">
              <table:change-track-table-cell office:value-type="string">
                <text:p>Binary files handled as the other files</text:p>
              </table:change-track-table-cell>
            </table:cell-content-deletion>
            <table:cell-content-deletion>
              <table:cell-address table:column="2" table:row="62" table:table="4"/>
              <table:change-track-table-cell office:value-type="float" office:value="2"/>
            </table:cell-content-deletion>
            <table:cell-content-deletion>
              <table:cell-address table:column="3" table:row="62" table:table="4"/>
              <table:change-track-table-cell office:value-type="float" office:value="2"/>
            </table:cell-content-deletion>
          </table:deletions>
        </table:deletion>
        <table:cell-content-change table:id="ct448">
          <table:cell-address table:column="2" table:row="62" table:table="4"/>
          <office:change-info>
            <dc:creator>Esteban Genis</dc:creator>
            <dc:date>2011-12-28T19:45:21</dc:date>
          </office:change-info>
          <table:previous table:id="ct387">
            <table:change-track-table-cell office:value-type="float" office:value="1"/>
          </table:previous>
        </table:cell-content-change>
        <table:cell-content-change table:id="ct449">
          <table:cell-address table:column="3" table:row="62" table:table="4"/>
          <office:change-info>
            <dc:creator>Esteban Genis</dc:creator>
            <dc:date>2011-12-28T19:45:25</dc:date>
          </office:change-info>
          <table:previous table:id="ct394">
            <table:change-track-table-cell office:value-type="float" office:value="1"/>
          </table:previous>
        </table:cell-content-change>
        <table:deletion table:id="ct450" table:type="row" table:position="64" table:table="4">
          <office:change-info>
            <dc:creator>Esteban Genis</dc:creator>
            <dc:date>2011-12-28T19:45:34</dc:date>
          </office:change-info>
          <table:deletions>
            <table:cell-content-deletion table:id="ct396">
              <table:change-track-table-cell office:value-type="float" office:value="-1"/>
            </table:cell-content-deletion>
            <table:cell-content-deletion table:id="ct388">
              <table:change-track-table-cell office:value-type="float" office:value="1"/>
            </table:cell-content-deletion>
            <table:cell-content-deletion table:id="ct380">
              <table:change-track-table-cell office:value-type="string">
                <text:p>Signed revisions</text:p>
              </table:change-track-table-cell>
            </table:cell-content-deletion>
          </table:deletions>
        </table:deletion>
        <table:cell-content-change table:id="ct451">
          <table:cell-address table:column="3" table:row="36" table:table="4"/>
          <office:change-info>
            <dc:creator>Esteban Genis</dc:creator>
            <dc:date>2011-12-28T19:45:52</dc:date>
          </office:change-info>
          <table:previous>
            <table:change-track-table-cell office:value-type="float" office:value="3"/>
          </table:previous>
        </table:cell-content-change>
        <table:cell-content-change table:id="ct452">
          <table:cell-address table:column="3" table:row="34" table:table="4"/>
          <office:change-info>
            <dc:creator>Esteban Genis</dc:creator>
            <dc:date>2011-12-28T19:46:03</dc:date>
          </office:change-info>
          <table:previous table:id="ct414">
            <table:change-track-table-cell office:value-type="float" office:value="3"/>
          </table:previous>
        </table:cell-content-change>
        <table:cell-content-change table:id="ct453">
          <table:cell-address table:column="3" table:row="59" table:table="4"/>
          <office:change-info>
            <dc:creator>Esteban Genis</dc:creator>
            <dc:date>2011-12-28T19:46:17</dc:date>
          </office:change-info>
          <table:previous table:id="ct445">
            <table:change-track-table-cell office:value-type="float" office:value="1"/>
          </table:previous>
        </table:cell-content-change>
        <table:cell-content-change table:id="ct454">
          <table:cell-address table:column="3" table:row="61" table:table="4"/>
          <office:change-info>
            <dc:creator>Esteban Genis</dc:creator>
            <dc:date>2011-12-28T19:46:23</dc:date>
          </office:change-info>
          <table:previous table:id="ct393">
            <table:change-track-table-cell office:value-type="float" office:value="2"/>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248"/>
        </table:table-row>
        <table:table-row table:style-name="ro1">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248"/>
        </table:table-row>
      </table:table>
      <table:table table:name="Category Ranking" table:style-name="ta3">
        <office:forms form:automatic-focus="false" form:apply-design-mode="false"/>
        <table:table-column table:style-name="co9" table:default-cell-style-name="Default"/>
        <table:table-column table:style-name="co10" table:default-cell-style-name="ce17"/>
        <table:table-column table:style-name="co11" table:default-cell-style-name="Default"/>
        <table:table-column table:style-name="co12" table:default-cell-style-name="ce20"/>
        <table:table-column table:style-name="co2" table:number-columns-repeated="252" table:default-cell-style-name="Default"/>
        <table:table-row table:style-name="ro1" table:number-rows-repeated="4">
          <table:table-cell/>
          <table:table-cell table:style-name="Default"/>
          <table:table-cell/>
          <table:table-cell table:style-name="Default"/>
          <table:table-cell table:number-columns-repeated="252"/>
        </table:table-row>
        <table:table-row table:style-name="ro1">
          <table:table-cell/>
          <table:table-cell table:style-name="ce12" office:value-type="string" table:number-columns-spanned="3" table:number-rows-spanned="1">
            <text:p>Evaluated Technology</text:p>
          </table:table-cell>
          <table:covered-table-cell table:style-name="ce12"/>
          <table:covered-table-cell table:style-name="ce12"/>
          <table:table-cell table:number-columns-repeated="252"/>
        </table:table-row>
        <table:table-row table:style-name="ro6">
          <table:table-cell/>
          <table:table-cell table:style-name="ce13" office:value-type="string" table:number-columns-spanned="3" table:number-rows-spanned="1">
            <text:p>Component Name: Mercurial</text:p>
          </table:table-cell>
          <table:covered-table-cell table:style-name="ce19"/>
          <table:covered-table-cell table:style-name="ce19"/>
          <table:table-cell table:number-columns-repeated="252"/>
        </table:table-row>
        <table:table-row table:style-name="ro4">
          <table:table-cell table:style-name="ce11"/>
          <table:table-cell table:style-name="ce14" office:value-type="string" table:number-columns-spanned="3" table:number-rows-spanned="1">
            <text:p>Component type: SCM</text:p>
          </table:table-cell>
          <table:covered-table-cell table:style-name="ce14"/>
          <table:covered-table-cell table:style-name="ce14"/>
          <table:table-cell table:number-columns-repeated="252"/>
        </table:table-row>
        <table:table-row table:style-name="ro4">
          <table:table-cell table:style-name="ce11"/>
          <table:table-cell table:style-name="ce14" office:value-type="string" table:number-columns-spanned="3" table:number-rows-spanned="1">
            <text:p>Usage Setting: &lt;Enter a usage setting&gt;</text:p>
          </table:table-cell>
          <table:covered-table-cell table:style-name="ce14"/>
          <table:covered-table-cell table:style-name="ce14"/>
          <table:table-cell table:number-columns-repeated="252"/>
        </table:table-row>
        <table:table-row table:style-name="ro1">
          <table:table-cell/>
          <table:table-cell table:style-name="ce15" table:number-columns-spanned="3" table:number-rows-spanned="1"/>
          <table:covered-table-cell/>
          <table:covered-table-cell table:style-name="Default"/>
          <table:table-cell table:number-columns-repeated="252"/>
        </table:table-row>
        <table:table-row table:style-name="ro1">
          <table:table-cell/>
          <table:table-cell table:style-name="ce15" table:number-columns-spanned="3" table:number-rows-spanned="1"/>
          <table:covered-table-cell/>
          <table:covered-table-cell table:style-name="Default"/>
          <table:table-cell table:number-columns-repeated="252"/>
        </table:table-row>
        <table:table-row table:style-name="ro1">
          <table:table-cell/>
          <table:table-cell table:style-name="ce16" office:value-type="string">
            <text:p>Rank</text:p>
          </table:table-cell>
          <table:table-cell table:style-name="ce16" office:value-type="string">
            <text:p>Category</text:p>
          </table:table-cell>
          <table:table-cell table:style-name="ce16" office:value-type="string">
            <text:p>Weight</text:p>
          </table:table-cell>
          <table:table-cell table:number-columns-repeated="252"/>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252"/>
        </table:table-row>
        <table:table-row table:style-name="ro1">
          <table:table-cell/>
          <table:table-cell office:value-type="float" office:value="2">
            <text:p>2</text:p>
          </table:table-cell>
          <table:table-cell office:value-type="string">
            <text:p>Usability</text:p>
          </table:table-cell>
          <table:table-cell office:value-type="percentage" office:value="0.06">
            <text:p>6,00%</text:p>
          </table:table-cell>
          <table:table-cell table:number-columns-repeated="252"/>
        </table:table-row>
        <table:table-row table:style-name="ro1">
          <table:table-cell/>
          <table:table-cell office:value-type="float" office:value="3">
            <text:p>3</text:p>
          </table:table-cell>
          <table:table-cell office:value-type="string">
            <text:p>Quality</text:p>
          </table:table-cell>
          <table:table-cell office:value-type="percentage" office:value="0.1">
            <text:p>10,00%</text:p>
          </table:table-cell>
          <table:table-cell table:number-columns-repeated="252"/>
        </table:table-row>
        <table:table-row table:style-name="ro1">
          <table:table-cell/>
          <table:table-cell office:value-type="float" office:value="4">
            <text:p>4</text:p>
          </table:table-cell>
          <table:table-cell office:value-type="string">
            <text:p>Security</text:p>
          </table:table-cell>
          <table:table-cell office:value-type="percentage" office:value="0.08">
            <text:p>8,00%</text:p>
          </table:table-cell>
          <table:table-cell table:number-columns-repeated="252"/>
        </table:table-row>
        <table:table-row table:style-name="ro1">
          <table:table-cell/>
          <table:table-cell office:value-type="float" office:value="5">
            <text:p>5</text:p>
          </table:table-cell>
          <table:table-cell office:value-type="string">
            <text:p>Performance</text:p>
          </table:table-cell>
          <table:table-cell office:value-type="percentage" office:value="0.06">
            <text:p>6,00%</text:p>
          </table:table-cell>
          <table:table-cell table:number-columns-repeated="252"/>
        </table:table-row>
        <table:table-row table:style-name="ro1">
          <table:table-cell/>
          <table:table-cell office:value-type="float" office:value="6">
            <text:p>6</text:p>
          </table:table-cell>
          <table:table-cell office:value-type="string">
            <text:p>Scalability</text:p>
          </table:table-cell>
          <table:table-cell office:value-type="percentage" office:value="0.06">
            <text:p>6,00%</text:p>
          </table:table-cell>
          <table:table-cell table:number-columns-repeated="252"/>
        </table:table-row>
        <table:table-row table:style-name="ro1">
          <table:table-cell/>
          <table:table-cell office:value-type="float" office:value="7">
            <text:p>7</text:p>
          </table:table-cell>
          <table:table-cell office:value-type="string">
            <text:p>Architecture</text:p>
          </table:table-cell>
          <table:table-cell office:value-type="percentage" office:value="0.06">
            <text:p>6,00%</text:p>
          </table:table-cell>
          <table:table-cell table:number-columns-repeated="252"/>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252"/>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252"/>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252"/>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252"/>
        </table:table-row>
        <table:table-row table:style-name="ro1">
          <table:table-cell/>
          <table:table-cell office:value-type="float" office:value="12">
            <text:p>12</text:p>
          </table:table-cell>
          <table:table-cell office:value-type="string">
            <text:p>Professionalism</text:p>
          </table:table-cell>
          <table:table-cell office:value-type="percentage" office:value="0.06">
            <text:p>6,00%</text:p>
          </table:table-cell>
          <table:table-cell table:number-columns-repeated="252"/>
        </table:table-row>
        <table:table-row table:style-name="ro1">
          <table:table-cell/>
          <table:table-cell table:style-name="ce15"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8" table:number-columns-repeated="2"/>
          <table:table-cell table:style-name="ce18" office:value-type="string">
            <text:p>Total Weight</text:p>
          </table:table-cell>
          <table:table-cell table:number-columns-repeated="252"/>
        </table:table-row>
        <table:table-row table:style-name="ro1">
          <table:table-cell/>
          <table:table-cell table:style-name="Default"/>
          <table:table-cell/>
          <table:table-cell table:style-name="ce21" table:formula="of:=SUM([.D12:.D23])" office:value-type="percentage" office:value="1">
            <text:p>100,00%</text:p>
          </table:table-cell>
          <table:table-cell table:number-columns-repeated="252"/>
        </table:table-row>
      </table:table>
      <table:table table:name="Category Rating and Metrics" table:style-name="ta4" table:print-ranges="'Category Rating and Metrics'.A1:'Category Rating and Metrics'.G402">
        <office:forms form:automatic-focus="false" form:apply-design-mode="false"/>
        <table:table-column table:style-name="co14" table:default-cell-style-name="ce22"/>
        <table:table-column table:style-name="co15" table:default-cell-style-name="ce41"/>
        <table:table-column table:style-name="co16" table:default-cell-style-name="ce41"/>
        <table:table-column table:style-name="co17" table:default-cell-style-name="ce41"/>
        <table:table-column table:style-name="co18" table:default-cell-style-name="ce37"/>
        <table:table-column table:style-name="co19" table:default-cell-style-name="ce37"/>
        <table:table-column table:style-name="co12" table:default-cell-style-name="ce22"/>
        <table:table-column table:style-name="co2" table:number-columns-repeated="249" table:default-cell-style-name="Default"/>
        <table:table-row table:style-name="ro7">
          <table:table-cell/>
          <table:table-cell table:style-name="ce22" table:number-columns-repeated="5"/>
          <table:table-cell table:number-columns-repeated="250"/>
        </table:table-row>
        <table:table-row table:style-name="ro1">
          <table:table-cell/>
          <table:table-cell table:style-name="ce22" table:number-columns-repeated="5"/>
          <table:table-cell table:number-columns-repeated="250"/>
        </table:table-row>
        <table:table-row table:style-name="ro1">
          <table:table-cell table:style-name="ce23" office:value-type="string" table:number-columns-spanned="6" table:number-rows-spanned="1">
            <text:p>Evaluated Technology And Functional Orientation</text:p>
          </table:table-cell>
          <table:covered-table-cell table:style-name="ce23"/>
          <table:covered-table-cell table:style-name="ce23"/>
          <table:covered-table-cell table:style-name="ce23"/>
          <table:covered-table-cell table:style-name="ce23"/>
          <table:covered-table-cell table:style-name="ce23"/>
          <table:table-cell table:style-name="ce57" office:value-type="string">
            <text:p>BRR</text:p>
          </table:table-cell>
          <table:table-cell table:number-columns-repeated="249"/>
        </table:table-row>
        <table:table-row table:style-name="ro6">
          <table:table-cell table:style-name="ce24" office:value-type="string" table:number-columns-spanned="6" table:number-rows-spanned="1">
            <text:p>Mercurial</text:p>
          </table:table-cell>
          <table:covered-table-cell table:style-name="ce24"/>
          <table:covered-table-cell table:style-name="ce24"/>
          <table:covered-table-cell table:style-name="ce24"/>
          <table:covered-table-cell table:style-name="ce24"/>
          <table:covered-table-cell table:style-name="ce24"/>
          <table:table-cell table:style-name="ce58" table:formula="of:=SUM([.G10:.G377])" office:value-type="float" office:value="3.274">
            <text:p>3,27</text:p>
          </table:table-cell>
          <table:table-cell table:number-columns-repeated="249"/>
        </table:table-row>
        <table:table-row table:style-name="ro1">
          <table:table-cell table:style-name="ce14" office:value-type="string" table:number-columns-spanned="6" table:number-rows-spanned="1">
            <text:p>Component type: SCM</text:p>
          </table:table-cell>
          <table:covered-table-cell table:style-name="ce14"/>
          <table:covered-table-cell table:style-name="ce14"/>
          <table:covered-table-cell table:style-name="ce14"/>
          <table:covered-table-cell table:style-name="ce14"/>
          <table:covered-table-cell table:style-name="ce14"/>
          <table:table-cell table:number-columns-repeated="250"/>
        </table:table-row>
        <table:table-row table:style-name="ro1">
          <table:table-cell table:style-name="ce14" office:value-type="string" table:number-columns-spanned="6" table:number-rows-spanned="1">
            <text:p>Usage Setting: &lt;Enter a usage setting&gt;</text:p>
          </table:table-cell>
          <table:covered-table-cell table:style-name="ce14"/>
          <table:covered-table-cell table:style-name="ce14"/>
          <table:covered-table-cell table:style-name="ce14"/>
          <table:covered-table-cell table:style-name="ce14"/>
          <table:covered-table-cell table:style-name="ce14"/>
          <table:table-cell table:number-columns-repeated="250"/>
        </table:table-row>
        <table:table-row table:style-name="ro4">
          <table:table-cell table:style-name="ce25" table:number-columns-repeated="6"/>
          <table:table-cell table:number-columns-repeated="250"/>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style-name="ce30"/>
            <table:covered-table-cell table:style-name="ce30"/>
            <table:table-cell table:style-name="ce20" table:formula="of:=[$'Category Ranking'.D12]" office:value-type="percentage" office:value="0.12">
              <text:p>12,00%</text:p>
            </table:table-cell>
            <table:table-cell table:style-name="ce27" table:formula="of:=[$'Functionality Rating'.E13]" office:value-type="float" office:value="5">
              <text:p>5</text:p>
            </table:table-cell>
            <table:table-cell table:style-name="ce27" table:formula="of:=[.F9]*[.E9]" office:value-type="float" office:value="0.6">
              <text:p>0,6</text:p>
            </table:table-cell>
            <table:table-cell table:number-columns-repeated="249"/>
          </table:table-row>
        </table:table-row-group>
        <table:table-row table:style-name="ro8">
          <table:table-cell table:style-name="ce25" table:number-columns-repeated="6"/>
          <table:table-cell table:number-columns-repeated="250"/>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3]" office:value-type="float" office:value="2">
              <text:p>2</text:p>
            </table:table-cell>
            <table:table-cell table:style-name="ce30" office:value-type="string" table:number-columns-spanned="3" table:number-rows-spanned="1">
              <text:p>Usability</text:p>
            </table:table-cell>
            <table:covered-table-cell table:style-name="ce30"/>
            <table:covered-table-cell table:style-name="ce30"/>
            <table:table-cell table:style-name="ce20" table:formula="of:=[$'Category Ranking'.D13]" office:value-type="percentage" office:value="0.06">
              <text:p>6,00%</text:p>
            </table:table-cell>
            <table:table-cell table:style-name="ce27" table:formula="of:=SUM([.F15:.F50])" office:value-type="float" office:value="3.25">
              <text:p>3,25</text:p>
            </table:table-cell>
            <table:table-cell table:style-name="ce27" table:formula="of:=[.F12]*[.E12]" office:value-type="float" office:value="0.195">
              <text:p>0,20</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End user UI experience</text:p>
              </table:table-cell>
              <table:table-cell table:style-name="ce17"/>
              <table:table-cell table:style-name="ce52" office:value-type="percentage" office:value="0.5">
                <text:p>50,00%</text:p>
              </table:table-cell>
              <table:table-cell table:style-name="ce53" office:value-type="float" office:value="3">
                <text:p>3</text:p>
              </table:table-cell>
              <table:table-cell table:style-name="ce22" table:formula="of:=[.D15]*[.E15]" office:value-type="float" office:value="1.5">
                <text:p>1,5</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how well the UI is perceived by an end-user. <text:s/>(Intuitive interface/ navigation/control scheme) </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Simple &amp; Intuitive, information is well organized, no manual required</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5" office:value-type="string" table:number-columns-spanned="3" table:number-rows-spanned="1">
                  <text:p>Takes little time to learn, information somewhat organized, some use of the manual</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6" office:value-type="string" table:number-columns-spanned="3" table:number-rows-spanned="1">
                  <text:p>Complex, too much information, no obvious organization, cannot use without a manual</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style-name="ce28"/>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9" table:visibility="collapse">
              <table:table-cell table:style-name="ce28"/>
              <table:table-cell table:style-name="ce37" office:value-type="string">
                <text:p>Time for setup pre-requisites for installing open source software</text:p>
              </table:table-cell>
              <table:table-cell table:style-name="ce17" office:value-type="string">
                <text:p>30 minutes</text:p>
              </table:table-cell>
              <table:table-cell table:style-name="ce52" office:value-type="percentage" office:value="0.25">
                <text:p>25,00%</text:p>
              </table:table-cell>
              <table:table-cell table:style-name="ce53" office:value-type="float" office:value="4">
                <text:p>4</text:p>
              </table:table-cell>
              <table:table-cell table:style-name="ce22" table:formula="of:=[.D26]*[.E26]" office:value-type="float" office:value="1">
                <text:p>1</text:p>
              </table:table-cell>
              <table:table-cell table:number-columns-repeated="250"/>
            </table:table-row>
            <table:table-row-group table:display="false">
              <table:table-row table:style-name="ro1" table:visibility="collapse">
                <table:table-cell table:style-name="ce28"/>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style-name="ce28"/>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8" table:visibility="collapse">
                <table:table-cell table:style-name="ce28"/>
                <table:table-cell table:style-name="ce34" office:value-type="string" table:number-columns-spanned="4" table:number-rows-spanned="1">
                  <text:p>The time/effort needed to set up a system, with all pre-requisites satisfied. <text:s/>This does not include O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style-name="ce28"/>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style-name="ce28"/>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ce28"/>
                <table:table-cell office:value-type="string" table:number-columns-spanned="3" table:number-rows-spanned="1">
                  <text:p>&lt; 10 minutes</text:p>
                </table:table-cell>
                <table:covered-table-cell table:number-columns-repeated="2"/>
                <table:table-cell table:style-name="ce55" office:value-type="float" office:value="5">
                  <text:p>5</text:p>
                </table:table-cell>
                <table:table-cell table:style-name="ce56"/>
                <table:table-cell table:number-columns-repeated="250"/>
              </table:table-row>
              <table:table-row table:style-name="ro1" table:visibility="collapse">
                <table:table-cell table:style-name="ce28"/>
                <table:table-cell office:value-type="string" table:number-columns-spanned="3" table:number-rows-spanned="1">
                  <text:p>10 - 30 <text:s/>minutes</text:p>
                </table:table-cell>
                <table:covered-table-cell table:number-columns-repeated="2"/>
                <table:table-cell table:style-name="ce55" office:value-type="float" office:value="4">
                  <text:p>4</text:p>
                </table:table-cell>
                <table:table-cell table:style-name="ce56"/>
                <table:table-cell table:number-columns-repeated="250"/>
              </table:table-row>
              <table:table-row table:style-name="ro1" table:visibility="collapse">
                <table:table-cell table:style-name="ce28"/>
                <table:table-cell office:value-type="string" table:number-columns-spanned="3" table:number-rows-spanned="1">
                  <text:p>30 min - 1 <text:s/>hour</text:p>
                </table:table-cell>
                <table:covered-table-cell table:number-columns-repeated="2"/>
                <table:table-cell table:style-name="ce55" office:value-type="float" office:value="3">
                  <text:p>3</text:p>
                </table:table-cell>
                <table:table-cell table:style-name="ce56"/>
                <table:table-cell table:number-columns-repeated="250"/>
              </table:table-row>
              <table:table-row table:style-name="ro1" table:visibility="collapse">
                <table:table-cell table:style-name="ce28"/>
                <table:table-cell office:value-type="string" table:number-columns-spanned="3" table:number-rows-spanned="1">
                  <text:p>1 - 4 hours</text:p>
                </table:table-cell>
                <table:covered-table-cell table:number-columns-repeated="2"/>
                <table:table-cell table:style-name="ce55" office:value-type="float" office:value="2">
                  <text:p>2</text:p>
                </table:table-cell>
                <table:table-cell table:style-name="ce56"/>
                <table:table-cell table:number-columns-repeated="250"/>
              </table:table-row>
              <table:table-row table:style-name="ro1" table:visibility="collapse">
                <table:table-cell table:style-name="ce28"/>
                <table:table-cell office:value-type="string" table:number-columns-spanned="3" table:number-rows-spanned="1">
                  <text:p>&gt; 4 hours</text:p>
                </table:table-cell>
                <table:covered-table-cell table:number-columns-repeated="2"/>
                <table:table-cell table:style-name="ce55" office:value-type="float" office:value="1">
                  <text:p>1</text:p>
                </table:table-cell>
                <table:table-cell table:style-name="ce56"/>
                <table:table-cell table:number-columns-repeated="250"/>
              </table:table-row>
            </table:table-row-group>
            <table:table-row table:style-name="ro1" table:visibility="collapse">
              <table:table-cell table:style-name="ce28"/>
              <table:table-cell table:style-name="ce42" table:number-columns-repeated="4"/>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37" office:value-type="string">
                <text:p>Time for vanilla installation/configuration</text:p>
              </table:table-cell>
              <table:table-cell table:style-name="ce17" office:value-type="string">
                <text:p>60 <text:s/>minutes</text:p>
              </table:table-cell>
              <table:table-cell table:style-name="ce52" office:value-type="percentage" office:value="0.25">
                <text:p>25,00%</text:p>
              </table:table-cell>
              <table:table-cell table:style-name="ce53" office:value-type="float" office:value="3">
                <text:p>3</text:p>
              </table:table-cell>
              <table:table-cell table:style-name="ce22" table:formula="of:=[.D39]*[.E39]" office:value-type="float" office:value="0.75">
                <text:p>0,75</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0" table:visibility="collapse">
                <table:table-cell/>
                <table:table-cell table:style-name="ce34" office:value-type="string" table:number-columns-spanned="4" table:number-rows-spanned="1">
                  <text:p>Time it takes to get instant gratification, shows whether project is thinking about getting users up and running <text:span text:style-name="T4">as</text:span><text:span text:style-name="T6"> quickly as possible. </text:span></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lt; 10 minutes</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0 - 30 <text:s/>minutes</text:p>
                </table:table-cell>
                <table:covered-table-cell table:number-columns-repeated="2"/>
                <table:table-cell table:style-name="ce55" office:value-type="float" office:value="4">
                  <text:p>4</text:p>
                </table:table-cell>
                <table:table-cell table:style-name="ce56"/>
                <table:table-cell table:style-name="Default"/>
                <table:table-cell table:number-columns-repeated="249"/>
              </table:table-row>
              <table:table-row table:style-name="ro11" table:visibility="collapse">
                <table:table-cell table:style-name="Default"/>
                <table:table-cell office:value-type="string" table:number-columns-spanned="3" table:number-rows-spanned="1">
                  <text:p>30 min - 1 <text:s/>hour</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2" table:visibility="collapse">
                <table:table-cell table:style-name="Default"/>
                <table:table-cell office:value-type="string" table:number-columns-spanned="3" table:number-rows-spanned="1">
                  <text:p>1 - 4 hours</text:p>
                </table:table-cell>
                <table:covered-table-cell table:number-columns-repeated="2"/>
                <table:table-cell table:style-name="ce55" office:value-type="float" office:value="2">
                  <text:p>2</text:p>
                </table:table-cell>
                <table:table-cell table:style-name="ce56"/>
                <table:table-cell table:style-name="Default"/>
                <table:table-cell table:number-columns-repeated="249"/>
              </table:table-row>
              <table:table-row table:style-name="ro13" table:visibility="collapse">
                <table:table-cell table:style-name="Default"/>
                <table:table-cell office:value-type="string" table:number-columns-spanned="3" table:number-rows-spanned="1">
                  <text:p>&gt; 4 hours</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4]" office:value-type="float" office:value="3">
              <text:p>3</text:p>
            </table:table-cell>
            <table:table-cell table:style-name="ce30" office:value-type="string" table:number-columns-spanned="3" table:number-rows-spanned="1">
              <text:p>Quality</text:p>
            </table:table-cell>
            <table:covered-table-cell table:style-name="ce30"/>
            <table:covered-table-cell table:style-name="ce30"/>
            <table:table-cell table:style-name="ce20" table:formula="of:=[$'Category Ranking'.D14]" office:value-type="percentage" office:value="0.1">
              <text:p>10,00%</text:p>
            </table:table-cell>
            <table:table-cell table:style-name="ce27" table:formula="of:=SUM([.F56:.F128])" office:value-type="float" office:value="3.25">
              <text:p>3,25</text:p>
            </table:table-cell>
            <table:table-cell table:style-name="ce27" table:formula="of:=[.F53]*[.E53]" office:value-type="float" office:value="0.325">
              <text:p>0,33</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Number of minor releases in past 12 months</text:p>
              </table:table-cell>
              <table:table-cell table:style-name="ce17" office:value-type="float" office:value="3">
                <text:p>3</text:p>
              </table:table-cell>
              <table:table-cell table:style-name="ce52" office:value-type="percentage" office:value="0.1">
                <text:p>10,00%</text:p>
              </table:table-cell>
              <table:table-cell table:style-name="ce53" office:value-type="float" office:value="3">
                <text:p>3</text:p>
              </table:table-cell>
              <table:table-cell table:style-name="ce22" table:formula="of:=[.D56]*[.E56]" office:value-type="float" office:value="0.3">
                <text:p>0,3</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planned updates and bug fixes. <text:s/>Typically, service packs in commercial product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float" office:value="2" table:number-columns-spanned="3" table:number-rows-spanned="1">
                  <text:p>2</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5" office:value-type="string" table:number-columns-spanned="3" table:number-rows-spanned="1">
                  <text:p>1 or 3</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6" office:value-type="string" table:number-columns-spanned="3" table:number-rows-spanned="1">
                  <text:p>0 or &gt;3</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style-name="ce28"/>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style-name="ce28"/>
              <table:table-cell table:style-name="ce28" office:value-type="string">
                <text:p>Number of point/patch releases in past 12 months</text:p>
              </table:table-cell>
              <table:table-cell table:style-name="ce17" office:value-type="float" office:value="9">
                <text:p>9</text:p>
              </table:table-cell>
              <table:table-cell table:style-name="ce52" office:value-type="percentage" office:value="0.1">
                <text:p>10,00%</text:p>
              </table:table-cell>
              <table:table-cell table:style-name="ce53" office:value-type="float" office:value="1">
                <text:p>1</text:p>
              </table:table-cell>
              <table:table-cell table:style-name="ce22" table:formula="of:=[.D67]*[.E67]" office:value-type="float" office:value="0.1">
                <text:p>0,1</text:p>
              </table:table-cell>
              <table:table-cell table:number-columns-repeated="250"/>
            </table:table-row>
            <table:table-row-group table:display="false">
              <table:table-row table:style-name="ro1" table:visibility="collapse">
                <table:table-cell table:style-name="ce28" table:number-columns-repeated="6"/>
                <table:table-cell table:number-columns-repeated="250"/>
              </table:table-row>
              <table:table-row table:style-name="ro1" table:visibility="collapse">
                <table:table-cell table:style-name="ce28"/>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8" table:visibility="collapse">
                <table:table-cell table:style-name="ce28"/>
                <table:table-cell table:style-name="ce34" office:value-type="string" table:number-columns-spanned="4" table:number-rows-spanned="1">
                  <text:p>Typically, official point/patch releases are fixes for P1 bugs like deadlock, memory, and security vulnerabilitie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style-name="ce28"/>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28"/>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style-name="ce28"/>
                <table:table-cell table:style-name="ce43" office:value-type="string" table:number-columns-spanned="3" table:number-rows-spanned="1">
                  <text:p>3 - 4</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1 - 2, or 5 - 6</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0 or &gt; 6</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style-name="ce28"/>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style-name="ce28"/>
              <table:table-cell table:style-name="ce28" office:value-type="string">
                <text:p>Number of open bugs for the last 6 months</text:p>
              </table:table-cell>
              <table:table-cell table:style-name="ce17" office:value-type="float" office:value="340">
                <text:p>340</text:p>
              </table:table-cell>
              <table:table-cell table:style-name="ce52" office:value-type="percentage" office:value="0.2">
                <text:p>20,00%</text:p>
              </table:table-cell>
              <table:table-cell table:style-name="ce53" office:value-type="float" office:value="3">
                <text:p>3</text:p>
              </table:table-cell>
              <table:table-cell table:style-name="ce22" table:formula="of:=[.D78]*[.E78]" office:value-type="float" office:value="0.6">
                <text:p>0,6</text:p>
              </table:table-cell>
              <table:table-cell table:number-columns-repeated="250"/>
            </table:table-row>
            <table:table-row-group table:display="false">
              <table:table-row table:style-name="ro1" table:visibility="collapse">
                <table:table-cell table:style-name="ce28" table:number-columns-repeated="6"/>
                <table:table-cell table:number-columns-repeated="250"/>
              </table:table-row>
              <table:table-row table:style-name="ro1" table:visibility="collapse">
                <table:table-cell table:style-name="ce28"/>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style-name="ce28"/>
                <table:table-cell table:style-name="ce34" office:value-type="string" table:number-columns-spanned="4" table:number-rows-spanned="1">
                  <text:p>This measures the quality of product usage.</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style-name="ce28"/>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28"/>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style-name="ce28"/>
                <table:table-cell table:style-name="ce35" office:value-type="string" table:number-columns-spanned="3" table:number-rows-spanned="1">
                  <text:p>&lt; 50</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50 - 100 </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100 - 500</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500 - 1000</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gt; 1000</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style-name="ce28"/>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0" table:visibility="collapse">
              <table:table-cell table:style-name="ce28"/>
              <table:table-cell table:style-name="ce37" office:value-type="string">
                <text:p>Number of bugs fixed in last 6 months (compared to # of bugs opened)</text:p>
              </table:table-cell>
              <table:table-cell table:style-name="ce20" office:value-type="percentage" office:value="0.5">
                <text:p>50,00%</text:p>
              </table:table-cell>
              <table:table-cell table:style-name="ce52" office:value-type="percentage" office:value="0.15">
                <text:p>15,00%</text:p>
              </table:table-cell>
              <table:table-cell table:style-name="ce53" office:value-type="float" office:value="3">
                <text:p>3</text:p>
              </table:table-cell>
              <table:table-cell table:style-name="ce22" table:formula="of:=[.D91]*[.E91]" office:value-type="float" office:value="0.45">
                <text:p>0,45</text:p>
              </table:table-cell>
              <table:table-cell/>
              <table:table-cell office:value-type="string">
                <text:p>Performance</text:p>
              </table:table-cell>
              <table:table-cell table:number-columns-repeated="248"/>
            </table:table-row>
            <table:table-row-group table:display="false">
              <table:table-row table:style-name="ro1" table:visibility="collapse">
                <table:table-cell table:style-name="ce28" table:number-columns-repeated="6"/>
                <table:table-cell table:number-columns-repeated="250"/>
              </table:table-row>
              <table:table-row table:style-name="ro1" table:visibility="collapse">
                <table:table-cell table:style-name="ce28"/>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style-name="ce28"/>
                <table:table-cell table:style-name="ce34" office:value-type="string" table:number-columns-spanned="4" table:number-rows-spanned="1">
                  <text:p>This measures how quickly bugs are fixed.</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style-name="ce28"/>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28"/>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style-name="ce28"/>
                <table:table-cell table:style-name="ce35" office:value-type="string" table:number-columns-spanned="3" table:number-rows-spanned="1">
                  <text:p>&gt; 75%</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60% <text:s/>- 75%</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45% - 60%</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25% - 45%</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lt; 25%</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style-name="ce28"/>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style-name="ce28"/>
              <table:table-cell table:style-name="ce28" office:value-type="string">
                <text:p>Number of P1/critical bugs opened</text:p>
              </table:table-cell>
              <table:table-cell table:style-name="ce17" office:value-type="float" office:value="4">
                <text:p>4</text:p>
              </table:table-cell>
              <table:table-cell table:style-name="ce52" office:value-type="percentage" office:value="0.2">
                <text:p>20,00%</text:p>
              </table:table-cell>
              <table:table-cell table:style-name="ce53" office:value-type="float" office:value="4">
                <text:p>4</text:p>
              </table:table-cell>
              <table:table-cell table:style-name="ce22" table:formula="of:=[.D104]*[.E104]" office:value-type="float" office:value="0.8">
                <text:p>0,8</text:p>
              </table:table-cell>
              <table:table-cell table:number-columns-repeated="250"/>
            </table:table-row>
            <table:table-row-group table:display="false">
              <table:table-row table:style-name="ro1" table:visibility="collapse">
                <table:table-cell table:style-name="ce28" table:number-columns-repeated="6"/>
                <table:table-cell table:number-columns-repeated="250"/>
              </table:table-row>
              <table:table-row table:style-name="ro1" table:visibility="collapse">
                <table:table-cell table:style-name="ce28"/>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style-name="ce28"/>
                <table:table-cell table:style-name="ce34" office:value-type="string" table:number-columns-spanned="4" table:number-rows-spanned="1">
                  <text:p>This measures the seriousness of quality issues found.</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style-name="ce28"/>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28"/>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style-name="ce28"/>
                <table:table-cell table:style-name="ce44" office:value-type="float" office:value="0" table:number-columns-spanned="3" table:number-rows-spanned="1">
                  <text:p>0</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1 - <text:s/>5</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5 - 10</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style-name="ce28"/>
                <table:table-cell table:style-name="ce35" office:value-type="string" table:number-columns-spanned="3" table:number-rows-spanned="1">
                  <text:p>10 - 20</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style-name="ce28"/>
                <table:table-cell table:style-name="ce36" office:value-type="string" table:number-columns-spanned="3" table:number-rows-spanned="1">
                  <text:p>&gt; 20</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Average bug age for P1 in last 6 months</text:p>
              </table:table-cell>
              <table:table-cell table:style-name="ce17" office:value-type="string">
                <text:p>1-2Semanas</text:p>
              </table:table-cell>
              <table:table-cell table:style-name="ce52" office:value-type="percentage" office:value="0.25">
                <text:p>25,00%</text:p>
              </table:table-cell>
              <table:table-cell table:style-name="ce53" office:value-type="float" office:value="4">
                <text:p>4</text:p>
              </table:table-cell>
              <table:table-cell table:style-name="ce22" table:formula="of:=[.D117]*[.E117]" office:value-type="float" office:value="1">
                <text:p>1</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the responsiveness to fixing critical issue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lt; 1 week</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 - 2 weeks</text:p>
                </table:table-cell>
                <table:covered-table-cell table:number-columns-repeated="2"/>
                <table:table-cell table:style-name="ce55" office:value-type="float" office:value="4">
                  <text:p>4</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2 - 3 weeks</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3 - 4 weeks</text:p>
                </table:table-cell>
                <table:covered-table-cell table:number-columns-repeated="2"/>
                <table:table-cell table:style-name="ce55" office:value-type="float" office:value="2">
                  <text:p>2</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gt; 4 weeks</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5]" office:value-type="float" office:value="4">
              <text:p>4</text:p>
            </table:table-cell>
            <table:table-cell table:style-name="ce30" office:value-type="string" table:number-columns-spanned="3" table:number-rows-spanned="1">
              <text:p>Security</text:p>
            </table:table-cell>
            <table:covered-table-cell table:style-name="ce30"/>
            <table:covered-table-cell table:style-name="ce30"/>
            <table:table-cell table:style-name="ce20" table:formula="of:=[$'Category Ranking'.D15]" office:value-type="percentage" office:value="0.08">
              <text:p>8,00%</text:p>
            </table:table-cell>
            <table:table-cell table:style-name="ce27" table:formula="of:=SUM([.F133:.F169])" office:value-type="float" office:value="0.2">
              <text:p>0,2</text:p>
            </table:table-cell>
            <table:table-cell table:style-name="ce27" table:formula="of:=[.F131]*[.E131]" office:value-type="float" office:value="0.016">
              <text:p>0,02</text:p>
            </table:table-cell>
            <table:table-cell table:number-columns-repeated="249"/>
          </table:table-row>
          <table:table-row table:style-name="ro1">
            <table:table-cell table:style-name="ce27"/>
            <table:table-cell table:style-name="ce45" table:number-columns-spanned="5" table:number-rows-spanned="1"/>
            <table:covered-table-cell table:style-name="ce45"/>
            <table:covered-table-cell table:style-name="ce45"/>
            <table:covered-table-cell table:style-name="ce45"/>
            <table:covered-table-cell table:style-name="ce45"/>
            <table:table-cell table:style-name="ce27"/>
            <table:table-cell table:number-columns-repeated="249"/>
          </table:table-row>
          <table:table-row-group table:display="false">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4" table:visibility="collapse">
              <table:table-cell/>
              <table:table-cell table:style-name="ce37" office:value-type="string">
                <text:p>Number of security vulnerabilities in the last 6 months that are moderately to extremely critical</text:p>
              </table:table-cell>
              <table:table-cell table:style-name="ce17" office:value-type="float" office:value="1">
                <text:p>1</text:p>
              </table:table-cell>
              <table:table-cell table:style-name="ce52" office:value-type="percentage" office:value="0">
                <text:p>0,00%</text:p>
              </table:table-cell>
              <table:table-cell table:style-name="ce53" office:value-type="float" office:value="0">
                <text:p>0</text:p>
              </table:table-cell>
              <table:table-cell table:style-name="ce22" table:formula="of:=[.D134]*[.E134]"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4" table:visibility="collapse">
                <table:table-cell/>
                <table:table-cell table:style-name="ce34" office:value-type="string" table:number-columns-spanned="4" table:number-rows-spanned="1">
                  <text:p>This measures the quality related to security vulnerabilities. <text:s/>How susceptible the is software to security vulnerabilitie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float" office:value="0" table:number-columns-spanned="3" table:number-rows-spanned="1">
                  <text:p>0</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46" office:value-type="string" table:number-columns-spanned="3" table:number-rows-spanned="1">
                  <text:p>1 - 2</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3 - 4</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5" office:value-type="string" table:number-columns-spanned="3" table:number-rows-spanned="1">
                  <text:p>5 - 6</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string" table:number-columns-spanned="3" table:number-rows-spanned="1">
                  <text:p>&gt; 6</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7" table:visibility="collapse">
              <table:table-cell/>
              <table:table-cell table:style-name="ce47" office:value-type="string">
                <text:p>Number <text:s/>of security vulnerabilities still open (unpatched)</text:p>
              </table:table-cell>
              <table:table-cell table:style-name="ce17" office:value-type="float" office:value="2">
                <text:p>2</text:p>
              </table:table-cell>
              <table:table-cell table:style-name="ce52" office:value-type="percentage" office:value="0">
                <text:p>0,00%</text:p>
              </table:table-cell>
              <table:table-cell table:style-name="ce53" office:value-type="float" office:value="0">
                <text:p>0</text:p>
              </table:table-cell>
              <table:table-cell table:style-name="ce22" table:formula="of:=[.D147]*[.E147]"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whether the project is capable of resolving all security issue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float" office:value="0" table:number-columns-spanned="3" table:number-rows-spanned="1">
                  <text:p>0</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float" office:value="1" table:number-columns-spanned="3" table:number-rows-spanned="1">
                  <text:p>1</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float" office:value="2" table:number-columns-spanned="3" table:number-rows-spanned="1">
                  <text:p>2</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43" office:value-type="string" table:number-columns-spanned="3" table:number-rows-spanned="1">
                  <text:p>3 - 5</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string" table:number-columns-spanned="3" table:number-rows-spanned="1">
                  <text:p>&gt; 5</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4" table:visibility="collapse">
              <table:table-cell/>
              <table:table-cell table:style-name="ce37" office:value-type="string">
                <text:p>NumbIs there a dedicated information (web page, wiki, etc) for security?</text:p>
              </table:table-cell>
              <table:table-cell table:style-name="ce17" office:value-type="string">
                <text:p>No</text:p>
              </table:table-cell>
              <table:table-cell table:style-name="ce52" office:value-type="percentage" office:value="0.2">
                <text:p>20,00%</text:p>
              </table:table-cell>
              <table:table-cell table:style-name="ce53" office:value-type="float" office:value="1">
                <text:p>1</text:p>
              </table:table-cell>
              <table:table-cell table:style-name="ce22" table:formula="of:=[.D160]*[.E160]" office:value-type="float" office:value="0.2">
                <text:p>0,2</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how aware of and seriously the project takes security issue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well maintained</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6]" office:value-type="float" office:value="5">
              <text:p>5</text:p>
            </table:table-cell>
            <table:table-cell table:style-name="ce30" office:value-type="string" table:number-columns-spanned="3" table:number-rows-spanned="1">
              <text:p>Performance</text:p>
            </table:table-cell>
            <table:covered-table-cell table:style-name="ce30"/>
            <table:covered-table-cell table:style-name="ce30"/>
            <table:table-cell table:style-name="ce20" table:formula="of:=[$'Category Ranking'.D16]" office:value-type="percentage" office:value="0.06">
              <text:p>6,00%</text:p>
            </table:table-cell>
            <table:table-cell table:style-name="ce27" table:formula="of:=SUM([.F175:.F195])" office:value-type="float" office:value="2.5">
              <text:p>2,5</text:p>
            </table:table-cell>
            <table:table-cell table:style-name="ce27" table:formula="of:=[.F172]*[.E172]" office:value-type="float" office:value="0.15">
              <text:p>0,15</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Performance Testing and Benchmark Reports available</text:p>
              </table:table-cell>
              <table:table-cell table:style-name="ce17" office:value-type="string">
                <text:p>Yes</text:p>
              </table:table-cell>
              <table:table-cell table:style-name="ce52" office:value-type="percentage" office:value="0.5">
                <text:p>50,00%</text:p>
              </table:table-cell>
              <table:table-cell table:style-name="ce53" office:value-type="float" office:value="3">
                <text:p>3</text:p>
              </table:table-cell>
              <table:table-cell table:style-name="ce22" table:formula="of:=[.D175]*[.E175]" office:value-type="float" office:value="1.5">
                <text:p>1,5</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4" table:visibility="collapse">
                <table:table-cell/>
                <table:table-cell table:style-name="ce34" office:value-type="string" table:number-columns-spanned="4" table:number-rows-spanned="1">
                  <text:p>This measures if there was any performance testing done and benchmarks published — typically in comparison to other equivalent solution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Yes, with good results</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5" office:value-type="string" table:number-columns-spanned="3" table:number-rows-spanned="1">
                  <text:p>Yes</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6" office:value-type="string" table:number-columns-spanned="3" table:number-rows-spanned="1">
                  <text:p>No</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Performance Tuning &amp; Configuration</text:p>
              </table:table-cell>
              <table:table-cell table:style-name="ce17" office:value-type="string">
                <text:p>Yes, Some</text:p>
              </table:table-cell>
              <table:table-cell table:style-name="ce52" office:value-type="percentage" office:value="0.5">
                <text:p>50,00%</text:p>
              </table:table-cell>
              <table:table-cell table:style-name="ce53" office:value-type="float" office:value="2">
                <text:p>2</text:p>
              </table:table-cell>
              <table:table-cell table:style-name="ce22" table:formula="of:=[.D186]*[.E186]" office:value-type="float" office:value="1">
                <text:p>1</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0" table:visibility="collapse">
                <table:table-cell/>
                <table:table-cell table:style-name="ce34" office:value-type="string" table:number-columns-spanned="4" table:number-rows-spanned="1">
                  <text:p>This measures if there is any documentation or tool to help fine-tune the component for performance. <text:s/>(Information about CPU, Disk, Network).</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Extensive</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 Some</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7]" office:value-type="float" office:value="6">
              <text:p>6</text:p>
            </table:table-cell>
            <table:table-cell table:style-name="ce30" office:value-type="string" table:number-columns-spanned="3" table:number-rows-spanned="1">
              <text:p>Scalability</text:p>
            </table:table-cell>
            <table:covered-table-cell table:style-name="ce30"/>
            <table:covered-table-cell table:style-name="ce30"/>
            <table:table-cell table:style-name="ce20" table:formula="of:=[$'Category Ranking'.D17]" office:value-type="percentage" office:value="0.06">
              <text:p>6,00%</text:p>
            </table:table-cell>
            <table:table-cell table:style-name="ce27" table:formula="of:=SUM([.F201:.F221])" office:value-type="float" office:value="5">
              <text:p>5</text:p>
            </table:table-cell>
            <table:table-cell table:style-name="ce27" table:formula="of:=[.F198]*[.E198]" office:value-type="float" office:value="0.3">
              <text:p>0,3</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Reference deployment</text:p>
              </table:table-cell>
              <table:table-cell table:style-name="ce17" office:value-type="string">
                <text:p>Yes</text:p>
              </table:table-cell>
              <table:table-cell table:style-name="ce52" office:value-type="percentage" office:value="0.5">
                <text:p>50,00%</text:p>
              </table:table-cell>
              <table:table-cell table:style-name="ce53" office:value-type="float" office:value="5">
                <text:p>5</text:p>
              </table:table-cell>
              <table:table-cell table:style-name="ce22" table:formula="of:=[.D201]*[.E201]" office:value-type="float" office:value="2.5">
                <text:p>2,5</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whether the software is scalable and tested in real use through a real-world deployment.</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Yes, with publication of user’s size</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5" office:value-type="string" table:number-columns-spanned="3" table:number-rows-spanned="1">
                  <text:p>Yes</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6" office:value-type="string" table:number-columns-spanned="3" table:number-rows-spanned="1">
                  <text:p>No</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Designed for scalability</text:p>
              </table:table-cell>
              <table:table-cell table:style-name="ce17"/>
              <table:table-cell table:style-name="ce52" office:value-type="percentage" office:value="0.5">
                <text:p>50,00%</text:p>
              </table:table-cell>
              <table:table-cell table:style-name="ce53" office:value-type="float" office:value="5">
                <text:p>5</text:p>
              </table:table-cell>
              <table:table-cell table:style-name="ce22" table:formula="of:=[.D212]*[.E212]" office:value-type="float" office:value="2.5">
                <text:p>2,5</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4" table:visibility="collapse">
                <table:table-cell/>
                <table:table-cell table:style-name="ce34"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extensive</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 some</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8]" office:value-type="float" office:value="7">
              <text:p>7</text:p>
            </table:table-cell>
            <table:table-cell table:style-name="ce30" office:value-type="string" table:number-columns-spanned="3" table:number-rows-spanned="1">
              <text:p>Architecture</text:p>
            </table:table-cell>
            <table:covered-table-cell table:style-name="ce30"/>
            <table:covered-table-cell table:style-name="ce30"/>
            <table:table-cell table:style-name="ce20" table:formula="of:=[$'Category Ranking'.D18]" office:value-type="percentage" office:value="0.06">
              <text:p>6,00%</text:p>
            </table:table-cell>
            <table:table-cell table:style-name="ce27" table:formula="of:=SUM([.F227:.F260])" office:value-type="float" office:value="5">
              <text:p>5</text:p>
            </table:table-cell>
            <table:table-cell table:style-name="ce27" table:formula="of:=[.F224]*[.E224]" office:value-type="float" office:value="0.3">
              <text:p>0,3</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48" office:value-type="string">
                <text:p>Are<text:span text:style-name="T7"> there any 3rd party Plug-ins</text:span></text:p>
              </table:table-cell>
              <table:table-cell table:style-name="ce17"/>
              <table:table-cell table:style-name="ce52" office:value-type="percentage" office:value="0.4">
                <text:p>40,00%</text:p>
              </table:table-cell>
              <table:table-cell table:style-name="ce53" office:value-type="float" office:value="5">
                <text:p>5</text:p>
              </table:table-cell>
              <table:table-cell table:style-name="ce22" table:formula="of:=[.D227]*[.E227]" office:value-type="float" office:value="2">
                <text:p>2</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the design for extensibility through 3rd party plug-in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gt;10</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string" table:number-columns-spanned="3" table:number-rows-spanned="1">
                  <text:p>6 to 10</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2 to 5</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5" office:value-type="float" office:value="1" table:number-columns-spanned="3" table:number-rows-spanned="1">
                  <text:p>1</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float" office:value="0" table:number-columns-spanned="3" table:number-rows-spanned="1">
                  <text:p>0</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Public API / External Service </text:p>
              </table:table-cell>
              <table:table-cell table:style-name="ce17"/>
              <table:table-cell table:style-name="ce52" office:value-type="percentage" office:value="0.35">
                <text:p>35,00%</text:p>
              </table:table-cell>
              <table:table-cell table:style-name="ce53" office:value-type="float" office:value="5">
                <text:p>5</text:p>
              </table:table-cell>
              <table:table-cell table:style-name="ce22" table:formula="of:=[.D240]*[.E240]" office:value-type="float" office:value="1.75">
                <text:p>1,75</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Allows for extensions via a public API, also shows design for customization</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extensive</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Enable/disable features through configuration</text:p>
              </table:table-cell>
              <table:table-cell table:style-name="ce17" office:value-type="string">
                <text:p>Yes</text:p>
              </table:table-cell>
              <table:table-cell table:style-name="ce52" office:value-type="percentage" office:value="0.25">
                <text:p>25,00%</text:p>
              </table:table-cell>
              <table:table-cell table:style-name="ce53" office:value-type="float" office:value="5">
                <text:p>5</text:p>
              </table:table-cell>
              <table:table-cell table:style-name="ce22" table:formula="of:=[.D251]*[.E251]" office:value-type="float" office:value="1.25">
                <text:p>1,25</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Whether user can enable/disable features through configuration</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during runtime</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 maybe compile time</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19]" office:value-type="float" office:value="8">
              <text:p>8</text:p>
            </table:table-cell>
            <table:table-cell table:style-name="ce30" office:value-type="string" table:number-columns-spanned="3" table:number-rows-spanned="1">
              <text:p>Support</text:p>
            </table:table-cell>
            <table:covered-table-cell table:style-name="ce30"/>
            <table:covered-table-cell table:style-name="ce30"/>
            <table:table-cell table:style-name="ce20" table:formula="of:=[$'Category Ranking'.D19]" office:value-type="percentage" office:value="0.1">
              <text:p>10,00%</text:p>
            </table:table-cell>
            <table:table-cell table:style-name="ce27" table:formula="of:=SUM([.F266:.F288])" office:value-type="float" office:value="1.9">
              <text:p>1,9</text:p>
            </table:table-cell>
            <table:table-cell table:style-name="ce27" table:formula="of:=[.F263]*[.E263]" office:value-type="float" office:value="0.19">
              <text:p>0,19</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Default" office:value-type="string">
                <text:p>Data source: Mailing list archive</text:p>
              </table:table-cell>
              <table:table-cell table:number-columns-repeated="249"/>
            </table:table-row>
            <table:table-row table:style-name="ro1" table:visibility="collapse">
              <table:table-cell/>
              <table:table-cell table:style-name="ce28" office:value-type="string">
                <text:p>Average volume of general mailing list in the last 6 months</text:p>
              </table:table-cell>
              <table:table-cell table:style-name="ce17"/>
              <table:table-cell table:style-name="ce52" office:value-type="percentage" office:value="0.3">
                <text:p>30,00%</text:p>
              </table:table-cell>
              <table:table-cell table:style-name="ce53" office:value-type="float" office:value="4">
                <text:p>4</text:p>
              </table:table-cell>
              <table:table-cell table:style-name="ce22" table:formula="of:=[.D266]*[.E266]" office:value-type="float" office:value="1.2">
                <text:p>1,2</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e general mailing list is the first place where people go for free help.</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gt; 720 msg per month</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string" table:number-columns-spanned="3" table:number-rows-spanned="1">
                  <text:p>[300 – 720) msg per month</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150 – 300) msg per month</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5" office:value-type="string" table:number-columns-spanned="3" table:number-rows-spanned="1">
                  <text:p>[30 – 150) msg per month</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string" table:number-columns-spanned="3" table:number-rows-spanned="1">
                  <text:p>&lt; 30 msg per month</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office:value-type="string">
                <text:p>Data Source: mercurial.com service description.</text:p>
              </table:table-cell>
              <table:table-cell table:number-columns-repeated="249"/>
            </table:table-row>
            <table:table-row table:style-name="ro1" table:visibility="collapse">
              <table:table-cell/>
              <table:table-cell table:style-name="ce28" office:value-type="string">
                <text:p>Quality of professional support</text:p>
              </table:table-cell>
              <table:table-cell table:style-name="ce17" office:value-type="string">
                <text:p>No</text:p>
              </table:table-cell>
              <table:table-cell table:style-name="ce52" office:value-type="percentage" office:value="0.7">
                <text:p>70,00%</text:p>
              </table:table-cell>
              <table:table-cell table:style-name="ce53" office:value-type="float" office:value="1">
                <text:p>1</text:p>
              </table:table-cell>
              <table:table-cell table:style-name="ce22" table:formula="of:=[.D279]*[.E279]" office:value-type="float" office:value="0.7">
                <text:p>0,7</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Professional support that helps fine tune for the local deployment and troubleshooting</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Installation + troubleshooting + integration / customization support</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Installation support only</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 professional support</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20]" office:value-type="float" office:value="9">
              <text:p>9</text:p>
            </table:table-cell>
            <table:table-cell table:style-name="ce30" office:value-type="string" table:number-columns-spanned="3" table:number-rows-spanned="1">
              <text:p>Documentation</text:p>
            </table:table-cell>
            <table:covered-table-cell table:style-name="ce30"/>
            <table:covered-table-cell table:style-name="ce30"/>
            <table:table-cell table:style-name="ce20" table:formula="of:=[$'Category Ranking'.D20]" office:value-type="percentage" office:value="0.1">
              <text:p>10,00%</text:p>
            </table:table-cell>
            <table:table-cell table:style-name="ce27" table:formula="of:=SUM([.F294:.F316])" office:value-type="float" office:value="5">
              <text:p>5</text:p>
            </table:table-cell>
            <table:table-cell table:style-name="ce27" table:formula="of:=[.F291]*[.E291]" office:value-type="float" office:value="0.5">
              <text:p>0,5</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Existence of various documents.</text:p>
              </table:table-cell>
              <table:table-cell table:style-name="ce17" office:value-type="string">
                <text:p>Yes</text:p>
              </table:table-cell>
              <table:table-cell table:style-name="ce52" office:value-type="percentage" office:value="0.6">
                <text:p>60,00%</text:p>
              </table:table-cell>
              <table:table-cell table:style-name="ce53" office:value-type="float" office:value="5">
                <text:p>5</text:p>
              </table:table-cell>
              <table:table-cell table:style-name="ce22" table:formula="of:=[.D294]*[.E294]" office:value-type="float" office:value="3">
                <text:p>3</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A good documentation suite should include docs for several user groups</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5" table:visibility="collapse">
                <table:table-cell/>
                <table:table-cell table:style-name="ce35" office:value-type="string" table:number-columns-spanned="3" table:number-rows-spanned="1">
                  <text:p>Install/deploy, user, admin, optimization (tuning), upgrading, devel documentations available in multiple formats (single html, multifile html, pdf)</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string" table:number-columns-spanned="3" table:number-rows-spanned="1">
                  <text:p>Install/deploy, user, admin, upgrading guides available in several formats</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Install/deploy and user guide available</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5" office:value-type="string" table:number-columns-spanned="3" table:number-rows-spanned="1">
                  <text:p>Only text based installation doc exist</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string" table:number-columns-spanned="3" table:number-rows-spanned="1">
                  <text:p>No proper doc. A README file doesn't count.</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User contribution framework</text:p>
              </table:table-cell>
              <table:table-cell table:style-name="ce17" office:value-type="string">
                <text:p>Yes</text:p>
              </table:table-cell>
              <table:table-cell table:style-name="ce52" office:value-type="percentage" office:value="0.4">
                <text:p>40,00%</text:p>
              </table:table-cell>
              <table:table-cell table:style-name="ce53" office:value-type="float" office:value="5">
                <text:p>5</text:p>
              </table:table-cell>
              <table:table-cell table:style-name="ce22" table:formula="of:=[.D307]*[.E307]" office:value-type="float" office:value="2">
                <text:p>2</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49" office:value-type="string" table:number-columns-spanned="4" table:number-rows-spanned="1">
                  <text:p>Best guides often come from user inputs / samples<text:span text:style-name="T4">, as feedback</text:span><text:span text:style-name="T6"> from people who have used the products.</text:span></text:p>
                </table:table-cell>
                <table:covered-table-cell table:style-name="ce49"/>
                <table:covered-table-cell table:style-name="ce49"/>
                <table:covered-table-cell table:style-name="ce49"/>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People are allowed to contribute, and it is edited / filtered by experts</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People are allowed to contribute</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Users cannot contribute</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21]" office:value-type="float" office:value="10">
              <text:p>10</text:p>
            </table:table-cell>
            <table:table-cell table:style-name="ce30" office:value-type="string" table:number-columns-spanned="3" table:number-rows-spanned="1">
              <text:p>Adoption</text:p>
            </table:table-cell>
            <table:covered-table-cell table:style-name="ce30"/>
            <table:covered-table-cell table:style-name="ce30"/>
            <table:table-cell table:style-name="ce20" table:formula="of:=[$'Category Ranking'.D21]" office:value-type="percentage" office:value="0.1">
              <text:p>10,00%</text:p>
            </table:table-cell>
            <table:table-cell table:style-name="ce27" table:formula="of:=SUM([.F322:.F344])" office:value-type="float" office:value="6.2">
              <text:p>6,2</text:p>
            </table:table-cell>
            <table:table-cell table:style-name="ce27" table:formula="of:=[.F319]*[.E319]" office:value-type="float" office:value="0.62">
              <text:p>0,62</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4" table:visibility="collapse">
              <table:table-cell/>
              <table:table-cell table:style-name="ce37" office:value-type="string">
                <text:p>How many books does amazon.com gives for Power Search query: <text:s/>“subject:computer and title:component name”</text:p>
              </table:table-cell>
              <table:table-cell table:style-name="ce17"/>
              <table:table-cell table:style-name="ce52" office:value-type="percentage" office:value="0.4">
                <text:p>40,00%</text:p>
              </table:table-cell>
              <table:table-cell table:style-name="ce53" office:value-type="float" office:value="3">
                <text:p>3</text:p>
              </table:table-cell>
              <table:table-cell table:style-name="ce22" table:formula="of:=[.D322]*[.E322]" office:value-type="float" office:value="1.2">
                <text:p>1,2</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4" table:visibility="collapse">
                <table:table-cell/>
                <table:table-cell table:style-name="ce34" office:value-type="string" table:number-columns-spanned="4" table:number-rows-spanned="1">
                  <text:p>The availability of books reflects how well the project has been adopted. A standard way of counting available books is important.</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gt;=15</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string" table:number-columns-spanned="3" table:number-rows-spanned="1">
                  <text:p>[6 – 15)</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3 – 6)</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5" office:value-type="string" table:number-columns-spanned="3" table:number-rows-spanned="1">
                  <text:p>[1 – 3)</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float" office:value="0" table:number-columns-spanned="3" table:number-rows-spanned="1">
                  <text:p>0</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Reference deployment</text:p>
              </table:table-cell>
              <table:table-cell table:style-name="ce17"/>
              <table:table-cell table:style-name="ce52" office:value-type="percentage" office:value="0.6">
                <text:p>60,00%</text:p>
              </table:table-cell>
              <table:table-cell table:style-name="ce53" office:value-type="float" office:value="0">
                <text:p>0</text:p>
              </table:table-cell>
              <table:table-cell table:style-name="ce22" office:value-type="float" office:value="5">
                <text:p>5</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is measures that through a real-world deployment, that the software is scalable and tested in real use.</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with publish users size</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22]" office:value-type="float" office:value="11">
              <text:p>11</text:p>
            </table:table-cell>
            <table:table-cell table:style-name="ce30" office:value-type="string" table:number-columns-spanned="3" table:number-rows-spanned="1">
              <text:p>Community</text:p>
            </table:table-cell>
            <table:covered-table-cell table:style-name="ce30"/>
            <table:covered-table-cell table:style-name="ce30"/>
            <table:table-cell table:style-name="ce20" table:formula="of:=[$'Category Ranking'.D22]" office:value-type="percentage" office:value="0.1">
              <text:p>10,00%</text:p>
            </table:table-cell>
            <table:table-cell table:style-name="ce27" table:formula="of:=SUM([.F350:.F374])" office:value-type="float" office:value="4.5">
              <text:p>4,5</text:p>
            </table:table-cell>
            <table:table-cell table:style-name="ce27" table:formula="of:=[.F347]*[.E347]" office:value-type="float" office:value="0.45">
              <text:p>0,45</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Average volume of general mailing list in the last 6 months</text:p>
              </table:table-cell>
              <table:table-cell table:style-name="ce17" office:value-type="float" office:value="390.16">
                <text:p>390,16</text:p>
              </table:table-cell>
              <table:table-cell table:style-name="ce52" office:value-type="percentage" office:value="0.5">
                <text:p>50,00%</text:p>
              </table:table-cell>
              <table:table-cell table:style-name="ce53" office:value-type="float" office:value="4">
                <text:p>4</text:p>
              </table:table-cell>
              <table:table-cell table:style-name="ce22" table:formula="of:=[.D350]*[.E350]" office:value-type="float" office:value="2">
                <text:p>2</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e general mailing list is the place where the community<text:span text:style-name="T4"> members</text:span><text:span text:style-name="T6"> help themselves. </text:span></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gt; 720 msg per month</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string" table:number-columns-spanned="3" table:number-rows-spanned="1">
                  <text:p>[300 – 720) msg per month</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150 – 300) msg per month</text:p>
                </table:table-cell>
                <table:covered-table-cell table:style-name="ce35"/>
                <table:covered-table-cell table:style-name="ce35"/>
                <table:table-cell office:value-type="float" office:value="3">
                  <text:p>3</text:p>
                </table:table-cell>
                <table:table-cell table:number-columns-repeated="251"/>
              </table:table-row>
              <table:table-row table:style-name="ro1" table:visibility="collapse">
                <table:table-cell/>
                <table:table-cell table:style-name="ce35" office:value-type="string" table:number-columns-spanned="3" table:number-rows-spanned="1">
                  <text:p>[30 – 150) msg per month</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string" table:number-columns-spanned="3" table:number-rows-spanned="1">
                  <text:p>&lt; 30 msg per month</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Number of unique code contributor<text:span text:style-name="T4">s</text:span><text:span text:style-name="T7"> in the last 6 month</text:span></text:p>
              </table:table-cell>
              <table:table-cell table:style-name="ce17" office:value-type="float" office:value="83">
                <text:p>83</text:p>
              </table:table-cell>
              <table:table-cell table:style-name="ce52" office:value-type="percentage" office:value="0.5">
                <text:p>50,00%</text:p>
              </table:table-cell>
              <table:table-cell table:style-name="ce53" office:value-type="float" office:value="5">
                <text:p>5</text:p>
              </table:table-cell>
              <table:table-cell table:style-name="ce22" table:formula="of:=[.D363]*[.E363]" office:value-type="float" office:value="2.5">
                <text:p>2,5</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0" table:visibility="collapse">
                <table:table-cell/>
                <table:table-cell table:style-name="ce34" office:value-type="string" table:number-columns-spanned="4" table:number-rows-spanned="1">
                  <text:p>Usually code contributors promote community building surrounding the project. The more code contributors, the better the community support.</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gt;= 50</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20 – 50)</text:p>
                </table:table-cell>
                <table:covered-table-cell table:number-columns-repeated="2"/>
                <table:table-cell table:style-name="ce55" office:value-type="float" office:value="4">
                  <text:p>4</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0 – 20)</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5 – 10)</text:p>
                </table:table-cell>
                <table:covered-table-cell table:number-columns-repeated="2"/>
                <table:table-cell table:style-name="ce55" office:value-type="float" office:value="2">
                  <text:p>2</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lt;5</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style-name="ce29"/>
            <table:covered-table-cell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1">
            <table:table-cell table:style-name="ce27" table:formula="of:=[$'Category Ranking'.B23]" office:value-type="float" office:value="12">
              <text:p>12</text:p>
            </table:table-cell>
            <table:table-cell table:style-name="ce30" office:value-type="string" table:number-columns-spanned="3" table:number-rows-spanned="1">
              <text:p>Professionalism</text:p>
            </table:table-cell>
            <table:covered-table-cell table:style-name="ce30"/>
            <table:covered-table-cell table:style-name="ce30"/>
            <table:table-cell table:style-name="ce20" table:formula="of:=[$'Category Ranking'.D23]" office:value-type="percentage" office:value="0.06">
              <text:p>6,00%</text:p>
            </table:table-cell>
            <table:table-cell table:style-name="ce27" table:formula="of:=SUM([.F380:.F401])" office:value-type="float" office:value="3.8">
              <text:p>3,8</text:p>
            </table:table-cell>
            <table:table-cell table:style-name="ce27" table:formula="of:=[.F377]*[.E377]" office:value-type="float" office:value="0.228">
              <text:p>0,23</text:p>
            </table:table-cell>
            <table:table-cell table:number-columns-repeated="249"/>
          </table:table-row>
          <table:table-row-group table:display="false">
            <table:table-row table:style-name="ro1" table:visibility="collapse">
              <table:table-cell table:style-name="ce28"/>
              <table:table-cell table:style-name="ce31" table:number-columns-spanned="5" table:number-rows-spanned="1"/>
              <table:covered-table-cell table:style-name="ce42"/>
              <table:covered-table-cell table:style-name="ce42"/>
              <table:covered-table-cell table:style-name="ce42"/>
              <table:covered-table-cell table:style-name="ce42"/>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Project Driver</text:p>
              </table:table-cell>
              <table:table-cell table:style-name="ce17"/>
              <table:table-cell table:style-name="ce52" office:value-type="percentage" office:value="0.4">
                <text:p>40,00%</text:p>
              </table:table-cell>
              <table:table-cell table:style-name="ce53" office:value-type="float" office:value="2">
                <text:p>2</text:p>
              </table:table-cell>
              <table:table-cell table:style-name="ce22" table:formula="of:=[.D380]*[.E380]" office:value-type="float" office:value="0.8">
                <text:p>0,8</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style-name="ce33"/>
                <table:covered-table-cell table:style-name="ce33"/>
                <table:covered-table-cell table:style-name="ce33"/>
                <table:table-cell table:style-name="Default"/>
                <table:table-cell table:number-columns-repeated="250"/>
              </table:table-row>
              <table:table-row table:style-name="ro1" table:visibility="collapse">
                <table:table-cell/>
                <table:table-cell table:style-name="ce34" office:value-type="string" table:number-columns-spanned="4" table:number-rows-spanned="1">
                  <text:p>The project driver performs project management, resource (money) gathering, etc</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15"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54" office:value-type="string">
                  <text:p>Score</text:p>
                </table:table-cell>
                <table:table-cell table:style-name="Default"/>
                <table:table-cell table:number-columns-repeated="250"/>
              </table:table-row>
              <table:table-row table:style-name="ro1" table:visibility="collapse">
                <table:table-cell/>
                <table:table-cell table:style-name="ce35" office:value-type="string" table:number-columns-spanned="3" table:number-rows-spanned="1">
                  <text:p>Independent foundation supported by corporations (apache / OSDL style)</text:p>
                </table:table-cell>
                <table:covered-table-cell table:style-name="ce35"/>
                <table:covered-table-cell table:style-name="ce35"/>
                <table:table-cell office:value-type="float" office:value="5">
                  <text:p>5</text:p>
                </table:table-cell>
                <table:table-cell table:number-columns-repeated="251"/>
              </table:table-row>
              <table:table-row table:style-name="ro1" table:visibility="collapse">
                <table:table-cell/>
                <table:table-cell table:style-name="ce36" office:value-type="string" table:number-columns-spanned="3" table:number-rows-spanned="1">
                  <text:p>Corporation (mysql style)</text:p>
                </table:table-cell>
                <table:covered-table-cell table:style-name="ce36"/>
                <table:covered-table-cell table:style-name="ce36"/>
                <table:table-cell office:value-type="float" office:value="4">
                  <text:p>4</text:p>
                </table:table-cell>
                <table:table-cell table:number-columns-repeated="251"/>
              </table:table-row>
              <table:table-row table:style-name="ro1" table:visibility="collapse">
                <table:table-cell/>
                <table:table-cell table:style-name="ce35" office:value-type="string" table:number-columns-spanned="3" table:number-rows-spanned="1">
                  <text:p>Groups</text:p>
                </table:table-cell>
                <table:covered-table-cell table:style-name="ce35"/>
                <table:covered-table-cell table:style-name="ce35"/>
                <table:table-cell office:value-type="float" office:value="2">
                  <text:p>2</text:p>
                </table:table-cell>
                <table:table-cell table:number-columns-repeated="251"/>
              </table:table-row>
              <table:table-row table:style-name="ro1" table:visibility="collapse">
                <table:table-cell/>
                <table:table-cell table:style-name="ce36" office:value-type="string" table:number-columns-spanned="3" table:number-rows-spanned="1">
                  <text:p>Individuals</text:p>
                </table:table-cell>
                <table:covered-table-cell table:style-name="ce36"/>
                <table:covered-table-cell table:style-name="ce36"/>
                <table:table-cell office:value-type="float" office:value="1">
                  <text:p>1</text:p>
                </table:table-cell>
                <table:table-cell table:number-columns-repeated="251"/>
              </table:table-row>
            </table:table-row-group>
            <table:table-row table:style-name="ro1" table:visibility="collapse">
              <table:table-cell table:style-name="ce28"/>
              <table:table-cell table:style-name="ce31" table:number-columns-spanned="4" table:number-rows-spanned="1"/>
              <table:covered-table-cell table:style-name="ce42"/>
              <table:covered-table-cell table:style-name="ce42"/>
              <table:covered-table-cell table:style-name="ce42"/>
              <table:table-cell table:style-name="ce28"/>
              <table:table-cell table:number-columns-repeated="250"/>
            </table:table-row>
            <table:table-row table:style-name="ro1" table:visibility="collapse">
              <table:table-cell/>
              <table:table-cell table:style-name="ce32" office:value-type="string">
                <text:p>Metric Name</text:p>
              </table:table-cell>
              <table:table-cell table:style-name="ce32"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visibility="collapse">
              <table:table-cell/>
              <table:table-cell table:style-name="ce28" office:value-type="string">
                <text:p>Difficulty to enter the core developer team</text:p>
              </table:table-cell>
              <table:table-cell table:style-name="ce17"/>
              <table:table-cell table:style-name="ce52" office:value-type="percentage" office:value="0.6">
                <text:p>60,00%</text:p>
              </table:table-cell>
              <table:table-cell table:style-name="ce53" office:value-type="float" office:value="5">
                <text:p>5</text:p>
              </table:table-cell>
              <table:table-cell table:style-name="ce22" table:formula="of:=[.D392]*[.E392]" office:value-type="float" office:value="3">
                <text:p>3</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style-name="ce22"/>
                <table:covered-table-cell table:style-name="ce22"/>
                <table:covered-table-cell table:style-name="ce22"/>
                <table:covered-table-cell table:style-name="ce22"/>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style-name="ce39"/>
                <table:covered-table-cell table:style-name="ce39"/>
                <table:covered-table-cell table:style-name="ce39"/>
                <table:table-cell table:style-name="Default"/>
                <table:table-cell table:number-columns-repeated="250"/>
              </table:table-row>
              <table:table-row table:style-name="ro16" table:visibility="collapse">
                <table:table-cell/>
                <table:table-cell table:style-name="ce34" office:value-type="string" table:number-columns-spanned="4" table:number-rows-spanned="1">
                  <text:p>To ensure software quality, mature projects must be selective in accepting committers. New projects often has no choice </text:p>
                </table:table-cell>
                <table:covered-table-cell table:style-name="ce34"/>
                <table:covered-table-cell table:style-name="ce34"/>
                <table:covered-table-cell table:style-name="ce34"/>
                <table:table-cell table:style-name="ce49"/>
                <table:table-cell table:number-columns-repeated="250"/>
              </table:table-row>
              <table:table-row table:style-name="ro1" table:visibility="collapse">
                <table:table-cell/>
                <table:table-cell table:style-name="ce40" table:number-columns-spanned="4" table:number-rows-spanned="1"/>
                <table:covered-table-cell table:style-name="ce50"/>
                <table:covered-table-cell table:style-name="ce50"/>
                <table:covered-table-cell table:style-name="ce50"/>
                <table:table-cell table:number-columns-repeated="251"/>
              </table:table-row>
              <table:table-row table:style-name="ro1" table:visibility="collapse">
                <table:table-cell/>
                <table:table-cell table:style-name="ce33" office:value-type="string" table:number-columns-spanned="3" table:number-rows-spanned="1">
                  <text:p>Test Score Specification</text:p>
                </table:table-cell>
                <table:covered-table-cell table:style-name="ce33"/>
                <table:covered-table-cell table:style-name="ce33"/>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Only after being active outside committer for a while</text:p>
                </table:table-cell>
                <table:covered-table-cell table:number-columns-repeated="2"/>
                <table:table-cell table:style-name="ce55" office:value-type="float" office:value="5">
                  <text:p>5</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Rather difficult, must contribute accepted patches for some time</text:p>
                </table:table-cell>
                <table:covered-table-cell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Anyone can enter</text:p>
                </table:table-cell>
                <table:covered-table-cell table:number-columns-repeated="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
      <table:table table:name="References" table:style-name="ta6" table:print="false">
        <office:forms form:automatic-focus="false" form:apply-design-mode="false"/>
        <table:table-column table:style-name="co13" table:default-cell-style-name="ce100"/>
        <table:table-column table:style-name="co25" table:default-cell-style-name="Default"/>
        <table:table-column table:style-name="co26" table:default-cell-style-name="ce100"/>
        <table:table-column table:style-name="co27" table:default-cell-style-name="ce100"/>
        <table:table-column table:style-name="co28" table:default-cell-style-name="ce100"/>
        <table:table-row table:style-name="ro1">
          <table:table-cell table:style-name="ce99" office:value-type="string">
            <text:p>Category</text:p>
          </table:table-cell>
          <table:table-cell table:style-name="ce99" office:value-type="string">
            <text:p>References</text:p>
          </table:table-cell>
          <table:table-cell table:style-name="ce103" table:number-columns-repeated="3"/>
        </table:table-row>
        <table:table-row table:style-name="ro1">
          <table:table-cell office:value-type="float" office:value="1">
            <text:p>1</text:p>
          </table:table-cell>
          <table:table-cell table:style-name="ce100" office:value-type="string">
            <text:p><text:a xlink:href="http://mercurial.selenic.com/about/">http://mercurial.selenic.com/about/</text:a></text:p>
          </table:table-cell>
          <table:table-cell table:number-columns-repeated="3"/>
        </table:table-row>
        <table:table-row table:style-name="ro1">
          <table:table-cell office:value-type="float" office:value="2">
            <text:p>2</text:p>
          </table:table-cell>
          <table:table-cell office:value-type="string">
            <text:p>http://dev.lshift.net/paul/mercurial-server/docbook.html/</text:p>
          </table:table-cell>
          <table:table-cell table:number-columns-repeated="3"/>
        </table:table-row>
        <table:table-row table:style-name="ro1">
          <table:table-cell office:value-type="float" office:value="3">
            <text:p>3</text:p>
          </table:table-cell>
          <table:table-cell table:style-name="ce100" office:value-type="string">
            <text:p><text:a xlink:href="http://mercurial.selenic.com/wiki/BugTracker">http://mercurial.selenic.com/wiki/BugTracker</text:a></text:p>
          </table:table-cell>
          <table:table-cell table:number-columns-repeated="3"/>
        </table:table-row>
        <table:table-row table:style-name="ro1">
          <table:table-cell office:value-type="float" office:value="4">
            <text:p>4</text:p>
          </table:table-cell>
          <table:table-cell table:style-name="ce100" office:value-type="string">
            <text:p><text:a xlink:href="http://dev.lshift.net/paul/mercurial-server/docbook.html">http://dev.lshift.net/paul/mercurial-server/docbook.html</text:a></text:p>
          </table:table-cell>
          <table:table-cell office:value-type="string">
            <text:p>http://www.cvedetails.com/vulnerability-list/vendor_id-8291/Mercurial.html</text:p>
          </table:table-cell>
          <table:table-cell office:value-type="string">
            <text:p>http://cve.mitre.org/cgi-bin/cvename.cgi?name=CVE-2008-4297</text:p>
          </table:table-cell>
          <table:table-cell office:value-type="string">
            <text:p>http://www.cvedetails.com/cve/CVE-2008-2942/</text:p>
          </table:table-cell>
        </table:table-row>
        <table:table-row table:style-name="ro1">
          <table:table-cell office:value-type="float" office:value="5">
            <text:p>5</text:p>
          </table:table-cell>
          <table:table-cell table:style-name="ce100" office:value-type="string">
            <text:p>http://juliank.files.wordpress.com/2008/01/vcs-performance.pdf</text:p>
          </table:table-cell>
          <table:table-cell office:value-type="string">
            <text:p>http://bryan-murdock.blogspot.com/2007/03/cutting-edge-revision-control.html</text:p>
          </table:table-cell>
          <table:table-cell office:value-type="string">
            <text:p>http://hgbook.red-bean.com/read/adding-functionality-with-extensions.html</text:p>
          </table:table-cell>
          <table:table-cell/>
        </table:table-row>
        <table:table-row table:style-name="ro1">
          <table:table-cell office:value-type="float" office:value="6">
            <text:p>6</text:p>
          </table:table-cell>
          <table:table-cell table:style-name="ce100" office:value-type="string">
            <text:p>http://dev.lshift.net/paul/mercurial-server/docbook.html</text:p>
          </table:table-cell>
          <table:table-cell table:number-columns-repeated="3"/>
        </table:table-row>
        <table:table-row table:style-name="ro1">
          <table:table-cell office:value-type="float" office:value="7">
            <text:p>7</text:p>
          </table:table-cell>
          <table:table-cell office:value-type="string">
            <text:p>http://dev.lshift.net/paul/mercurial-server/docbook.html/</text:p>
          </table:table-cell>
          <table:table-cell office:value-type="string">
            <text:p>http://mercurial.selenic.com/wiki/MercurialApi</text:p>
          </table:table-cell>
          <table:table-cell office:value-type="string">
            <text:p>http://mercurial.selenic.com/wiki/OtherTools</text:p>
          </table:table-cell>
          <table:table-cell/>
        </table:table-row>
        <table:table-row table:style-name="ro1">
          <table:table-cell office:value-type="float" office:value="8">
            <text:p>8</text:p>
          </table:table-cell>
          <table:table-cell table:style-name="ce100" office:value-type="string">
            <text:p>http://selenic.com/mailman/listinfo/</text:p>
          </table:table-cell>
          <table:table-cell table:number-columns-repeated="3"/>
        </table:table-row>
        <table:table-row table:style-name="ro1">
          <table:table-cell office:value-type="float" office:value="9">
            <text:p>9</text:p>
          </table:table-cell>
          <table:table-cell table:style-name="ce100" office:value-type="string">
            <text:p><text:a xlink:href="http://mercurial.selenic.com/guide/">http://mercurial.selenic.com/guide/</text:a></text:p>
          </table:table-cell>
          <table:table-cell office:value-type="string">
            <text:p><text:a xlink:href="http://selenic.com/hg/file/e6868bd17f24">http://selenic.com/hg/file/e6868bd17f24</text:a></text:p>
          </table:table-cell>
          <table:table-cell office:value-type="string">
            <text:p><text:a xlink:href="http://mercurial.selenic.com/wiki/Tutorial">http://mercurial.selenic.com/wiki/Tutorial</text:a></text:p>
          </table:table-cell>
          <table:table-cell office:value-type="string">
            <text:p><text:a xlink:href="http://mercurial.selenic.com/wiki/ContributingChanges">http://mercurial.selenic.com/wiki/ContributingChanges</text:a></text:p>
          </table:table-cell>
        </table:table-row>
        <table:table-row table:style-name="ro1">
          <table:table-cell office:value-type="float" office:value="10">
            <text:p>10</text:p>
          </table:table-cell>
          <table:table-cell table:style-name="ce101" office:value-type="string">
            <text:p><text:span text:style-name="T5"><text:a xlink:href="http://www.oreilly.com/">http://www.oreilly.com</text:a></text:span></text:p>
          </table:table-cell>
          <table:table-cell table:style-name="ce101" office:value-type="string">
            <text:p><text:span text:style-name="T5"><text:a xlink:href="http://www.amazon/">http://www.amazon</text:a></text:span><text:span text:style-name="T5">.com</text:span></text:p>
          </table:table-cell>
          <table:table-cell table:number-columns-repeated="2"/>
        </table:table-row>
        <table:table-row table:style-name="ro1">
          <table:table-cell office:value-type="float" office:value="11">
            <text:p>11</text:p>
          </table:table-cell>
          <table:table-cell table:style-name="ce100" office:value-type="string">
            <text:p><text:a xlink:href="http://www.selenic.com/pipermail/mercurial/">http://www.selenic.com/pipermail/mercurial/</text:a></text:p>
          </table:table-cell>
          <table:table-cell table:number-columns-repeated="3"/>
        </table:table-row>
        <table:table-row table:style-name="ro1">
          <table:table-cell office:value-type="float" office:value="12">
            <text:p>12</text:p>
          </table:table-cell>
          <table:table-cell table:style-name="ce100" office:value-type="string">
            <text:p><text:a xlink:href="http://mercurial.selenic.com/wiki/DeveloperRepos">http://mercurial.selenic.com/wiki/DeveloperRepos</text:a></text:p>
          </table:table-cell>
          <table:table-cell office:value-type="string">
            <text:p><text:a xlink:href="http://es.wikipedia.org/wiki/Mercurial">http://es.wikipedia.org/wiki/Mercurial</text:a></text:p>
          </table:table-cell>
          <table:table-cell office:value-type="string">
            <text:p><text:a xlink:href="http://mercurial.selenic.com/sponsors/">http://mercurial.selenic.com/sponsors/</text:a></text:p>
          </table:table-cell>
          <table:table-cell/>
        </table:table-row>
        <table:table-row table:style-name="ro1" table:number-rows-repeated="10">
          <table:table-cell table:style-name="Default"/>
          <table:table-cell/>
          <table:table-cell table:style-name="Default" table:number-columns-repeated="3"/>
        </table:table-row>
        <table:table-row table:style-name="ro1">
          <table:table-cell table:style-name="Default"/>
          <table:table-cell table:style-name="ce102" table:number-columns-repeated="2"/>
          <table:table-cell table:style-name="Default" table:number-columns-repeated="2"/>
        </table:table-row>
      </table:table>
      <table:table table:name="Functionality Rating" table:style-name="ta5">
        <office:forms form:automatic-focus="false" form:apply-design-mode="false"/>
        <table:table-column table:style-name="co20" table:default-cell-style-name="Default"/>
        <table:table-column table:style-name="co21" table:default-cell-style-name="Default"/>
        <table:table-column table:style-name="co22" table:default-cell-style-name="ce68"/>
        <table:table-column table:style-name="co23" table:default-cell-style-name="ce68"/>
        <table:table-column table:style-name="co24" table:default-cell-style-name="Default"/>
        <table:table-column table:style-name="co2" table:number-columns-repeated="251" table:default-cell-style-name="Default"/>
        <table:table-row table:style-name="ro1" table:number-rows-repeated="7">
          <table:table-cell table:number-columns-repeated="2"/>
          <table:table-cell table:style-name="Default" table:number-columns-repeated="2"/>
          <table:table-cell table:number-columns-repeated="252"/>
        </table:table-row>
        <table:table-row table:style-name="ro1">
          <table:table-cell/>
          <table:table-cell table:style-name="ce12" office:value-type="string" table:number-columns-spanned="3" table:number-rows-spanned="1">
            <text:p>Evaluated Technology</text:p>
          </table:table-cell>
          <table:covered-table-cell table:style-name="ce12"/>
          <table:covered-table-cell table:style-name="ce12"/>
          <table:table-cell table:number-columns-repeated="252"/>
        </table:table-row>
        <table:table-row table:style-name="ro6">
          <table:table-cell/>
          <table:table-cell table:style-name="ce19" table:formula="of:=[$'Category Ranking'.B6:.D6]" office:value-type="string" office:string-value="Component Name: Mercurial" table:number-columns-spanned="3" table:number-rows-spanned="1">
            <text:p>Component Name: Mercurial</text:p>
          </table:table-cell>
          <table:covered-table-cell table:style-name="ce19"/>
          <table:covered-table-cell table:style-name="ce19"/>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style-name="ce22"/>
          <table:table-cell table:style-name="ce16" office:value-type="string" table:number-columns-spanned="3" table:number-rows-spanned="1">
            <text:p>Category Title</text:p>
          </table:table-cell>
          <table:covered-table-cell table:style-name="ce16"/>
          <table:covered-table-cell table:style-name="ce16"/>
          <table:table-cell table:style-name="ce75" office:value-type="string">
            <text:p>Rating</text:p>
          </table:table-cell>
          <table:table-cell table:number-columns-repeated="251"/>
        </table:table-row>
        <table:table-row table:style-name="ro6">
          <table:table-cell table:style-name="ce22"/>
          <table:table-cell table:style-name="ce59" office:value-type="string" table:number-columns-spanned="3" table:number-rows-spanned="1">
            <text:p>Security</text:p>
          </table:table-cell>
          <table:covered-table-cell table:style-name="ce59"/>
          <table:covered-table-cell table:style-name="ce59"/>
          <table:table-cell table:style-name="ce76" table:formula="of:=IF(([.E70]&gt;=[.C77]);[.D77];IF(([.E70]&gt;=[.C76]);[.D76];IF(([.E70]&gt;=[.C75]);[.D75];IF(([.E70]&gt;=[.C74]);[.D74];[.D73]))))" office:value-type="float" office:value="5">
            <text:p>5</text:p>
          </table:table-cell>
          <table:table-cell table:number-columns-repeated="251"/>
        </table:table-row>
        <table:table-row-group>
          <table:table-row table:style-name="ro1">
            <table:table-cell table:style-name="ce22"/>
            <table:table-cell table:style-name="ce59" table:number-columns-repeated="3"/>
            <table:table-cell table:number-columns-repeated="252"/>
          </table:table-row>
          <table:table-row table:style-name="ro1">
            <table:table-cell table:style-name="ce22"/>
            <table:table-cell table:style-name="ce27" office:value-type="string">
              <text:p>Source</text:p>
            </table:table-cell>
            <table:table-cell table:style-name="ce59" table:number-columns-repeated="2"/>
            <table:table-cell table:number-columns-repeated="252"/>
          </table:table-row>
          <table:table-row table:style-name="ro1">
            <table:table-cell table:style-name="ce22"/>
            <table:table-cell table:style-name="ce60" office:value-type="string">
              <text:p>&lt;fill-in source of feature set&gt;</text:p>
            </table:table-cell>
            <table:table-cell table:style-name="ce59" table:number-columns-repeated="2"/>
            <table:table-cell table:number-columns-repeated="252"/>
          </table:table-row>
          <table:table-row table:style-name="ro1">
            <table:table-cell table:style-name="ce22"/>
            <table:table-cell table:style-name="ce60"/>
            <table:table-cell table:style-name="ce59" table:number-columns-repeated="2"/>
            <table:table-cell table:number-columns-repeated="252"/>
          </table:table-row>
          <table:table-row table:style-name="ro1">
            <table:table-cell table:style-name="ce22"/>
            <table:table-cell table:style-name="ce61" office:value-type="string">
              <text:p>Standard Functionality</text:p>
            </table:table-cell>
            <table:table-cell table:style-name="ce64"/>
            <table:table-cell table:style-name="ce73"/>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style-name="ce33"/>
            <table:covered-table-cell table:style-name="ce33"/>
            <table:table-cell table:number-columns-repeated="252"/>
          </table:table-row>
          <table:table-row table:style-name="ro8">
            <table:table-cell/>
            <table:table-cell table:style-name="ce34" office:value-type="string" table:number-columns-spanned="3" table:number-rows-spanned="2">
              <text:p>Rank each feature with importance as follows. Enter in the negative value of the weight if the technology is missing functionality.</text:p>
            </table:table-cell>
            <table:covered-table-cell table:style-name="ce34"/>
            <table:covered-table-cell table:style-name="ce34"/>
            <table:table-cell table:number-columns-repeated="252"/>
          </table:table-row>
          <table:table-row table:style-name="ro1">
            <table:table-cell/>
            <table:covered-table-cell table:style-name="ce34"/>
            <table:covered-table-cell table:style-name="ce34"/>
            <table:covered-table-cell table:style-name="ce34"/>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style-name="ce22"/>
            <table:table-cell table:number-columns-repeated="251"/>
          </table:table-row>
          <table:table-row table:style-name="ro1">
            <table:table-cell/>
            <table:table-cell table:style-name="ce41" office:value-type="string">
              <text:p>Very important</text:p>
            </table:table-cell>
            <table:table-cell table:style-name="ce65" office:value-type="float" office:value="3" table:number-columns-spanned="2" table:number-rows-spanned="1">
              <text:p>3</text:p>
            </table:table-cell>
            <table:covered-table-cell table:style-name="ce74"/>
            <table:table-cell table:style-name="ce22"/>
            <table:table-cell table:number-columns-repeated="251"/>
          </table:table-row>
          <table:table-row table:style-name="ro1">
            <table:table-cell/>
            <table:table-cell table:style-name="ce41" office:value-type="string">
              <text:p>Somewhat important</text:p>
            </table:table-cell>
            <table:table-cell table:style-name="ce66" office:value-type="float" office:value="2" table:number-columns-spanned="2" table:number-rows-spanned="1">
              <text:p>2</text:p>
            </table:table-cell>
            <table:covered-table-cell table:style-name="ce74"/>
            <table:table-cell table:style-name="ce22"/>
            <table:table-cell table:number-columns-repeated="251"/>
          </table:table-row>
          <table:table-row table:style-name="ro1">
            <table:table-cell/>
            <table:table-cell table:style-name="ce41" office:value-type="string">
              <text:p>Not important</text:p>
            </table:table-cell>
            <table:table-cell table:style-name="ce65" office:value-type="float" office:value="1" table:number-columns-spanned="2" table:number-rows-spanned="1">
              <text:p>1</text:p>
            </table:table-cell>
            <table:covered-table-cell table:style-name="ce74"/>
            <table:table-cell table:number-columns-repeated="252"/>
          </table:table-row>
          <table:table-row table:style-name="ro1">
            <table:table-cell/>
            <table:table-cell table:style-name="ce15" table:number-columns-spanned="3" table:number-rows-spanned="1"/>
            <table:covered-table-cell table:style-name="Default"/>
            <table:covered-table-cell table:style-name="Default"/>
            <table:table-cell table:number-columns-repeated="252"/>
          </table:table-row>
          <table:table-row table:style-name="ro1">
            <table:table-cell table:style-name="ce22"/>
            <table:table-cell table:style-name="ce51" office:value-type="string">
              <text:p>Standard Functionality</text:p>
            </table:table-cell>
            <table:table-cell table:style-name="ce67" office:value-type="string">
              <text:p>Weight</text:p>
            </table:table-cell>
            <table:table-cell table:style-name="ce67" office:value-type="string">
              <text:p>Score</text:p>
            </table:table-cell>
            <table:table-cell table:number-columns-repeated="252"/>
          </table:table-row>
          <table:table-row table:style-name="ro1">
            <table:table-cell table:style-name="ce22"/>
            <table:table-cell table:style-name="ce62" office:value-type="string">
              <text:p>Installation</text:p>
            </table:table-cell>
            <table:table-cell table:style-name="ce62" table:number-columns-repeated="2"/>
            <table:table-cell table:number-columns-repeated="252"/>
          </table:table-row>
          <table:table-row table:style-name="ro1">
            <table:table-cell table:style-name="ce22"/>
            <table:table-cell office:value-type="string">
              <text:p>Difficulty</text:p>
            </table:table-cell>
            <table:table-cell table:number-columns-repeated="2" office:value-type="float" office:value="2">
              <text:p>2</text:p>
            </table:table-cell>
            <table:table-cell table:number-columns-repeated="252"/>
          </table:table-row>
          <table:table-row table:style-name="ro1">
            <table:table-cell/>
            <table:table-cell office:value-type="string">
              <text:p>Multiplatform</text:p>
            </table:table-cell>
            <table:table-cell office:value-type="float" office:value="2">
              <text:p>2</text:p>
            </table:table-cell>
            <table:table-cell office:value-type="float" office:value="3">
              <text:p>3</text:p>
            </table:table-cell>
            <table:table-cell table:number-columns-repeated="252"/>
          </table:table-row>
          <table:table-row table:style-name="ro1">
            <table:table-cell/>
            <table:table-cell office:value-type="string">
              <text:p>Internazionalization</text:p>
            </table:table-cell>
            <table:table-cell table:number-columns-repeated="2" office:value-type="float" office:value="1">
              <text:p>1</text:p>
            </table:table-cell>
            <table:table-cell table:number-columns-repeated="252"/>
          </table:table-row>
          <table:table-row table:style-name="ro1">
            <table:table-cell/>
            <table:table-cell table:style-name="ce62" office:value-type="string">
              <text:p>Usability</text:p>
            </table:table-cell>
            <table:table-cell table:style-name="ce62" table:number-columns-repeated="2"/>
            <table:table-cell table:number-columns-repeated="252"/>
          </table:table-row>
          <table:table-row table:style-name="ro1">
            <table:table-cell/>
            <table:table-cell office:value-type="string">
              <text:p>Intuitive</text:p>
            </table:table-cell>
            <table:table-cell office:value-type="float" office:value="3">
              <text:p>3</text:p>
            </table:table-cell>
            <table:table-cell office:value-type="float" office:value="1">
              <text:p>1</text:p>
            </table:table-cell>
            <table:table-cell table:number-columns-repeated="252"/>
          </table:table-row>
          <table:table-row table:style-name="ro1">
            <table:table-cell/>
            <table:table-cell office:value-type="string">
              <text:p>Distributive enviroment</text:p>
            </table:table-cell>
            <table:table-cell table:number-columns-repeated="2" office:value-type="float" office:value="3">
              <text:p>3</text:p>
            </table:table-cell>
            <table:table-cell table:number-columns-repeated="252"/>
          </table:table-row>
          <table:table-row table:style-name="ro1">
            <table:table-cell/>
            <table:table-cell office:value-type="string">
              <text:p>Support for multiple developments</text:p>
            </table:table-cell>
            <table:table-cell office:value-type="float" office:value="3">
              <text:p>3</text:p>
            </table:table-cell>
            <table:table-cell office:value-type="float" office:value="2">
              <text:p>2</text:p>
            </table:table-cell>
            <table:table-cell table:number-columns-repeated="252"/>
          </table:table-row>
          <table:table-row table:style-name="ro1">
            <table:table-cell/>
            <table:table-cell office:value-type="string">
              <text:p>Help available</text:p>
            </table:table-cell>
            <table:table-cell table:number-columns-repeated="2" office:value-type="float" office:value="1">
              <text:p>1</text:p>
            </table:table-cell>
            <table:table-cell table:number-columns-repeated="252"/>
          </table:table-row>
          <table:table-row table:style-name="ro1">
            <table:table-cell/>
            <table:table-cell office:value-type="string">
              <text:p>Branch/tag options</text:p>
            </table:table-cell>
            <table:table-cell office:value-type="float" office:value="3">
              <text:p>3</text:p>
            </table:table-cell>
            <table:table-cell office:value-type="float" office:value="2">
              <text:p>2</text:p>
            </table:table-cell>
            <table:table-cell table:number-columns-repeated="252"/>
          </table:table-row>
          <table:table-row table:style-name="ro1">
            <table:table-cell/>
            <table:table-cell office:value-type="string">
              <text:p>Diff options</text:p>
            </table:table-cell>
            <table:table-cell table:number-columns-repeated="2" office:value-type="float" office:value="2">
              <text:p>2</text:p>
            </table:table-cell>
            <table:table-cell table:number-columns-repeated="252"/>
          </table:table-row>
          <table:table-row table:style-name="ro1">
            <table:table-cell/>
            <table:table-cell office:value-type="string">
              <text:p>Support secure access</text:p>
            </table:table-cell>
            <table:table-cell office:value-type="float" office:value="2">
              <text:p>2</text:p>
            </table:table-cell>
            <table:table-cell office:value-type="float" office:value="1">
              <text:p>1</text:p>
            </table:table-cell>
            <table:table-cell table:number-columns-repeated="252"/>
          </table:table-row>
          <table:table-row table:style-name="ro1">
            <table:table-cell/>
            <table:table-cell office:value-type="string">
              <text:p>Revert options</text:p>
            </table:table-cell>
            <table:table-cell table:number-columns-repeated="2" office:value-type="float" office:value="1">
              <text:p>1</text:p>
            </table:table-cell>
            <table:table-cell table:number-columns-repeated="252"/>
          </table:table-row>
          <table:table-row table:style-name="ro1">
            <table:table-cell/>
            <table:table-cell office:value-type="string">
              <text:p>Merge options</text:p>
            </table:table-cell>
            <table:table-cell table:number-columns-repeated="2" office:value-type="float" office:value="3">
              <text:p>3</text:p>
            </table:table-cell>
            <table:table-cell table:number-columns-repeated="252"/>
          </table:table-row>
          <table:table-row table:style-name="ro1">
            <table:table-cell/>
            <table:table-cell office:value-type="string">
              <text:p>Log options</text:p>
            </table:table-cell>
            <table:table-cell table:number-columns-repeated="2" office:value-type="float" office:value="3">
              <text:p>3</text:p>
            </table:table-cell>
            <table:table-cell table:number-columns-repeated="252"/>
          </table:table-row>
          <table:table-row table:style-name="ro1">
            <table:table-cell/>
            <table:table-cell office:value-type="string">
              <text:p>Support alerts</text:p>
            </table:table-cell>
            <table:table-cell table:number-columns-repeated="2" office:value-type="float" office:value="1">
              <text:p>1</text:p>
            </table:table-cell>
            <table:table-cell table:number-columns-repeated="252"/>
          </table:table-row>
          <table:table-row table:style-name="ro1">
            <table:table-cell/>
            <table:table-cell table:style-name="ce62" office:value-type="string">
              <text:p>Clients</text:p>
            </table:table-cell>
            <table:table-cell table:number-columns-repeated="254"/>
          </table:table-row>
          <table:table-row table:style-name="ro1">
            <table:table-cell/>
            <table:table-cell office:value-type="string">
              <text:p>Built-in command line client</text:p>
            </table:table-cell>
            <table:table-cell table:number-columns-repeated="2" office:value-type="float" office:value="1">
              <text:p>1</text:p>
            </table:table-cell>
            <table:table-cell table:number-columns-repeated="252"/>
          </table:table-row>
          <table:table-row table:style-name="ro1">
            <table:table-cell/>
            <table:table-cell office:value-type="string">
              <text:p>Web clients</text:p>
            </table:table-cell>
            <table:table-cell table:number-columns-repeated="2" office:value-type="float" office:value="1">
              <text:p>1</text:p>
            </table:table-cell>
            <table:table-cell table:number-columns-repeated="252"/>
          </table:table-row>
          <table:table-row table:style-name="ro1">
            <table:table-cell/>
            <table:table-cell office:value-type="string">
              <text:p>Desktop clients</text:p>
            </table:table-cell>
            <table:table-cell table:number-columns-repeated="2" office:value-type="float" office:value="2">
              <text:p>2</text:p>
            </table:table-cell>
            <table:table-cell table:number-columns-repeated="252"/>
          </table:table-row>
          <table:table-row table:style-name="ro1">
            <table:table-cell/>
            <table:table-cell office:value-type="string">
              <text:p>IDE plugins</text:p>
            </table:table-cell>
            <table:table-cell office:value-type="float" office:value="3">
              <text:p>3</text:p>
            </table:table-cell>
            <table:table-cell office:value-type="float" office:value="2">
              <text:p>2</text:p>
            </table:table-cell>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61" office:value-type="string">
              <text:p>Extended Functionality</text:p>
            </table:table-cell>
            <table:table-cell table:style-name="ce64"/>
            <table:table-cell table:style-name="ce73"/>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style-name="ce33"/>
            <table:covered-table-cell table:style-name="ce33"/>
            <table:table-cell table:number-columns-repeated="252"/>
          </table:table-row>
          <table:table-row table:style-name="ro9">
            <table:table-cell/>
            <table:table-cell table:style-name="ce49" office:value-type="string" table:number-columns-spanned="3" table:number-rows-spanned="1">
              <text:p>Rank each feature with importance as follows. Enter in a 0 if the evaluated technology is missing functionality.</text:p>
            </table:table-cell>
            <table:covered-table-cell table:style-name="ce49"/>
            <table:covered-table-cell table:style-name="ce49"/>
            <table:table-cell table:number-columns-repeated="252"/>
          </table:table-row>
          <table:table-row table:style-name="ro1">
            <table:table-cell/>
            <table:table-cell table:style-name="ce15" table:number-columns-spanned="3" table:number-rows-spanned="1"/>
            <table:covered-table-cell table:style-name="Default"/>
            <table:covered-table-cell table:style-name="Default"/>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number-columns-repeated="252"/>
          </table:table-row>
          <table:table-row table:style-name="ro1">
            <table:table-cell/>
            <table:table-cell table:style-name="ce41" office:value-type="string">
              <text:p>Very important</text:p>
            </table:table-cell>
            <table:table-cell table:style-name="ce65" office:value-type="float" office:value="3" table:number-columns-spanned="2" table:number-rows-spanned="1">
              <text:p>3</text:p>
            </table:table-cell>
            <table:covered-table-cell table:style-name="ce74"/>
            <table:table-cell table:number-columns-repeated="252"/>
          </table:table-row>
          <table:table-row table:style-name="ro1">
            <table:table-cell/>
            <table:table-cell table:style-name="ce41" office:value-type="string">
              <text:p>Somewhat important</text:p>
            </table:table-cell>
            <table:table-cell table:style-name="ce65" office:value-type="float" office:value="2" table:number-columns-spanned="2" table:number-rows-spanned="1">
              <text:p>2</text:p>
            </table:table-cell>
            <table:covered-table-cell table:style-name="ce74"/>
            <table:table-cell table:number-columns-repeated="252"/>
          </table:table-row>
          <table:table-row table:style-name="ro1">
            <table:table-cell/>
            <table:table-cell table:style-name="ce41" office:value-type="string">
              <text:p>Not important</text:p>
            </table:table-cell>
            <table:table-cell table:style-name="ce65" office:value-type="float" office:value="1" table:number-columns-spanned="2" table:number-rows-spanned="1">
              <text:p>1</text:p>
            </table:table-cell>
            <table:covered-table-cell table:style-name="ce74"/>
            <table:table-cell table:number-columns-repeated="252"/>
          </table:table-row>
          <table:table-row table:style-name="ro1">
            <table:table-cell/>
            <table:table-cell table:style-name="ce15" table:number-columns-spanned="3" table:number-rows-spanned="1"/>
            <table:covered-table-cell table:style-name="Default"/>
            <table:covered-table-cell table:style-name="Default"/>
            <table:table-cell table:number-columns-repeated="252"/>
          </table:table-row>
          <table:table-row table:style-name="ro1">
            <table:table-cell/>
            <table:table-cell table:style-name="ce51" office:value-type="string">
              <text:p>Extra Functionality</text:p>
            </table:table-cell>
            <table:table-cell table:style-name="ce67" office:value-type="string">
              <text:p>Weight</text:p>
            </table:table-cell>
            <table:table-cell table:style-name="ce67" office:value-type="string">
              <text:p>Score</text:p>
            </table:table-cell>
            <table:table-cell table:number-columns-repeated="252"/>
          </table:table-row>
          <table:table-row table:style-name="ro1">
            <table:table-cell/>
            <table:table-cell office:value-type="string">
              <text:p>Distinction between author/committer</text:p>
            </table:table-cell>
            <table:table-cell office:value-type="float" office:value="2">
              <text:p>2</text:p>
            </table:table-cell>
            <table:table-cell office:value-type="float" office:value="-1">
              <text:p>-1</text:p>
            </table:table-cell>
            <table:table-cell table:number-columns-repeated="252"/>
          </table:table-row>
          <table:table-row table:style-name="ro1">
            <table:table-cell/>
            <table:table-cell office:value-type="string">
              <text:p>Support for directory versions</text:p>
            </table:table-cell>
            <table:table-cell office:value-type="float" office:value="2">
              <text:p>2</text:p>
            </table:table-cell>
            <table:table-cell office:value-type="float" office:value="-1">
              <text:p>-1</text:p>
            </table:table-cell>
            <table:table-cell table:number-columns-repeated="252"/>
          </table:table-row>
          <table:table-row table:style-name="ro1">
            <table:table-cell/>
            <table:table-cell office:value-type="string">
              <text:p>Symbolic links versions</text:p>
            </table:table-cell>
            <table:table-cell office:value-type="float" office:value="2">
              <text:p>2</text:p>
            </table:table-cell>
            <table:table-cell office:value-type="float" office:value="1">
              <text:p>1</text:p>
            </table:table-cell>
            <table:table-cell table:number-columns-repeated="252"/>
          </table:table-row>
          <table:table-row table:style-name="ro1">
            <table:table-cell/>
            <table:table-cell table:style-name="ce63" office:value-type="string">
              <text:p>Partial checkouts</text:p>
            </table:table-cell>
            <table:table-cell table:number-columns-repeated="2" office:value-type="float" office:value="2">
              <text:p>2</text:p>
            </table:table-cell>
            <table:table-cell table:number-columns-repeated="252"/>
          </table:table-row>
          <table:table-row table:style-name="ro1">
            <table:table-cell/>
            <table:table-cell table:style-name="ce63" office:value-type="string">
              <text:p>File renames</text:p>
            </table:table-cell>
            <table:table-cell office:value-type="float" office:value="1">
              <text:p>1</text:p>
            </table:table-cell>
            <table:table-cell office:value-type="float" office:value="1">
              <text:p>1</text:p>
            </table:table-cell>
            <table:table-cell table:number-columns-repeated="252"/>
          </table:table-row>
          <table:table-row table:style-name="ro1">
            <table:table-cell/>
            <table:table-cell table:style-name="ce63" office:value-type="string">
              <text:p>Merge tracking</text:p>
            </table:table-cell>
            <table:table-cell office:value-type="float" office:value="1">
              <text:p>1</text:p>
            </table:table-cell>
            <table:table-cell office:value-type="float" office:value="1">
              <office:annotation draw:style-name="gr1" draw:text-style-name="P1" svg:width="2.899cm" svg:height="4.941cm" svg:x="18.77cm" svg:y="28.298cm" draw:caption-point-x="-0.61cm" draw:caption-point-y="1.512cm">
                <dc:date>2011-12-14T00:00:00</dc:date>
                <text:p text:style-name="P1"><text:span text:style-name="T3">system remembers what changes have been merged between which branches and only merges the changes that are missing when merging one branch into another.</text:span></text:p>
              </office:annotation>
              <text:p>1</text:p>
            </table:table-cell>
            <table:table-cell table:number-columns-repeated="252"/>
          </table:table-row>
          <table:table-row table:style-name="ro1">
            <table:table-cell/>
            <table:table-cell table:style-name="ce63" office:value-type="string">
              <text:p>Custom automatic merge tool</text:p>
            </table:table-cell>
            <table:table-cell office:value-type="float" office:value="1">
              <text:p>1</text:p>
            </table:table-cell>
            <table:table-cell office:value-type="float" office:value="1">
              <office:annotation draw:style-name="gr1" draw:text-style-name="P1" svg:width="2.899cm" svg:height="2.176cm" svg:x="18.77cm" svg:y="28.748cm" draw:caption-point-x="-0.61cm" draw:caption-point-y="1.512cm">
                <dc:date>2011-12-14T00:00:00</dc:date>
                <text:p text:style-name="P1"><text:span text:style-name="T3">Automatic merging can be attempted by any tool of the user's choice</text:span></text:p>
              </office:annotation>
              <text:p>1</text:p>
            </table:table-cell>
            <table:table-cell table:number-columns-repeated="252"/>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252"/>
          </table:table-row>
        </table:table-row-group>
        <table:table-row table:style-name="ro1">
          <table:table-cell/>
          <table:table-cell table:style-name="ce15" table:number-columns-spanned="3" table:number-rows-spanned="1"/>
          <table:covered-table-cell table:style-name="Default"/>
          <table:covered-table-cell table:style-name="Default"/>
          <table:table-cell table:number-columns-repeated="252"/>
        </table:table-row>
        <table:table-row table:style-name="ro1">
          <table:table-cell/>
          <table:table-cell table:style-name="ce18"/>
          <table:table-cell table:style-name="ce69" office:value-type="string">
            <text:p>Total Weight</text:p>
          </table:table-cell>
          <table:table-cell table:style-name="ce69" office:value-type="string">
            <text:p>Total Score</text:p>
          </table:table-cell>
          <table:table-cell table:style-name="ce69" office:value-type="string">
            <text:p>Percentage</text:p>
          </table:table-cell>
          <table:table-cell table:number-columns-repeated="251"/>
        </table:table-row>
        <table:table-row table:style-name="ro1">
          <table:table-cell/>
          <table:table-cell table:style-name="ce59"/>
          <table:table-cell table:style-name="ce70" table:formula="of:=SUM([.C28:.C48])" office:value-type="float" office:value="37">
            <text:p>37</text:p>
          </table:table-cell>
          <table:table-cell table:style-name="ce70" table:formula="of:=SUM([.D28:.D48])+SUM([.D60:.D67])" office:value-type="float" office:value="37">
            <text:p>37</text:p>
          </table:table-cell>
          <table:table-cell table:style-name="ce77" table:formula="of:=[.D70]/[.C70]" office:value-type="percentage" office:value="1">
            <text:p>100,00%</text:p>
          </table:table-cell>
          <table:table-cell table:style-name="ce72"/>
          <table:table-cell table:number-columns-repeated="250"/>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33" office:value-type="string">
            <text:p>Rating Score Table</text:p>
          </table:table-cell>
          <table:table-cell table:style-name="ce71" office:value-type="string">
            <text:p>Percentage Cutoff</text:p>
          </table:table-cell>
          <table:table-cell table:style-name="ce33" office:value-type="string">
            <text:p>Score</text:p>
          </table:table-cell>
          <table:table-cell table:number-columns-repeated="252"/>
        </table:table-row>
        <table:table-row table:style-name="ro1">
          <table:table-cell/>
          <table:table-cell office:value-type="string">
            <text:p>Unacceptable</text:p>
          </table:table-cell>
          <table:table-cell table:style-name="ce72" office:value-type="percentage" office:value="0">
            <text:p>0%</text:p>
          </table:table-cell>
          <table:table-cell table:style-name="Default" office:value-type="float" office:value="1">
            <text:p>1</text:p>
          </table:table-cell>
          <table:table-cell table:number-columns-repeated="252"/>
        </table:table-row>
        <table:table-row table:style-name="ro1">
          <table:table-cell/>
          <table:table-cell office:value-type="string">
            <text:p>Poor</text:p>
          </table:table-cell>
          <table:table-cell table:style-name="ce72" office:value-type="percentage" office:value="0.65">
            <text:p>65%</text:p>
          </table:table-cell>
          <table:table-cell table:style-name="Default" office:value-type="float" office:value="2">
            <text:p>2</text:p>
          </table:table-cell>
          <table:table-cell table:number-columns-repeated="252"/>
        </table:table-row>
        <table:table-row table:style-name="ro1">
          <table:table-cell/>
          <table:table-cell office:value-type="string">
            <text:p>Acceptable</text:p>
          </table:table-cell>
          <table:table-cell table:style-name="ce72" office:value-type="percentage" office:value="0.8">
            <text:p>80%</text:p>
          </table:table-cell>
          <table:table-cell table:style-name="Default" office:value-type="float" office:value="3">
            <text:p>3</text:p>
          </table:table-cell>
          <table:table-cell table:number-columns-repeated="252"/>
        </table:table-row>
        <table:table-row table:style-name="ro1">
          <table:table-cell/>
          <table:table-cell office:value-type="string">
            <text:p>Good</text:p>
          </table:table-cell>
          <table:table-cell table:style-name="ce72" office:value-type="percentage" office:value="0.9">
            <text:p>90%</text:p>
          </table:table-cell>
          <table:table-cell table:style-name="Default" office:value-type="float" office:value="4">
            <text:p>4</text:p>
          </table:table-cell>
          <table:table-cell table:number-columns-repeated="252"/>
        </table:table-row>
        <table:table-row table:style-name="ro1">
          <table:table-cell/>
          <table:table-cell office:value-type="string">
            <text:p>Excellent</text:p>
          </table:table-cell>
          <table:table-cell table:style-name="ce72" office:value-type="percentage" office:value="0.96">
            <text:p>96%</text:p>
          </table:table-cell>
          <table:table-cell table:style-name="Default" office:value-type="float" office:value="5">
            <text:p>5</text:p>
          </table:table-cell>
          <table:table-cell table:number-columns-repeated="252"/>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1" number:min-exponent-digits="1"/>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6P0" style:volatile="true">
      <number:text>True</number:text>
    </number:number-style>
    <number:number-style style:name="N136P1" style:volatile="true">
      <number:text>True</number:text>
    </number:number-style>
    <number:number-style style:name="N136">
      <number:text>False</number:text>
      <style:map style:condition="value()&gt;0" style:apply-style-name="N136P0"/>
      <style:map style:condition="value()&lt;0" style:apply-style-name="N136P1"/>
    </number:number-style>
    <number:number-style style:name="N138P0" style:volatile="true">
      <number:text>On</number:text>
    </number:number-style>
    <number:number-style style:name="N138P1" style:volatile="true">
      <number:text>On</number:text>
    </number:number-style>
    <number:number-style style:name="N138">
      <number:text>Off</number:text>
      <style:map style:condition="value()&gt;0" style:apply-style-name="N138P0"/>
      <style:map style:condition="value()&lt;0" style:apply-style-name="N138P1"/>
    </number:number-style>
    <number:currency-style style:name="N140P0" style:volatile="true">
      <number:currency-symbol>€</number:currency-symbol>
      <number:text> </number:text>
      <number:number number:decimal-places="2" number:min-integer-digits="1" number:grouping="true"/>
      <number:text> </number:text>
    </number:currency-style>
    <number:currency-style style:name="N140">
      <style:text-properties fo:color="#ff0000"/>
      <number:text>(</number:text>
      <number:currency-symbol>€</number:currency-symbol>
      <number:text> </number:text>
      <number:number number:decimal-places="2" number:min-integer-digits="1" number:grouping="true"/>
      <number:text>)</number:text>
      <style:map style:condition="value()&gt;=0" style:apply-style-name="N140P0"/>
    </number:currency-style>
    <number:currency-style style:name="N142P0" style:volatile="true">
      <number:number number:decimal-places="2" number:min-integer-digits="1" number:grouping="true"/>
      <number:text> </number:text>
      <number:currency-symbol number:language="el" number:country="GR">€</number:currency-symbol>
    </number:currency-style>
    <number:currency-style style:name="N142">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42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8">28/12/2011</text:date>, <text:time>20:46:27</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Ezra Nugroho</meta:initial-creator>
    <meta:creation-date>2005-07-22T14:07:20</meta:creation-date>
    <dc:date>2011-12-28T20:46:27</dc:date>
    <meta:print-date>2005-07-25T11:10:23</meta:print-date>
    <dc:language>en-US</dc:language>
    <meta:editing-cycles>50</meta:editing-cycles>
    <meta:editing-duration>PT08H22M48S</meta:editing-duration>
    <dc:creator>Esteban Genis</dc:creator>
    <meta:document-statistic meta:table-count="5" meta:cell-count="992" meta:object-count="0"/>
    <meta:user-defined meta:name="Info 1"/>
    <meta:user-defined meta:name="Info 2"/>
    <meta:user-defined meta:name="Info 3"/>
    <meta:user-defined meta:name="Info 4"/>
  </office:meta>
</office:document-meta>
</file>